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34472*"/>
    </style:style>
    <style:style style:name="Table3.B" style:family="table-column">
      <style:table-column-properties style:column-width="4.597cm" style:rel-column-width="310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fo:keep-together="auto"/>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6.A4" style:family="table-cell">
      <style:table-cell-properties style:vertical-align="middle" fo:padding-left="0.095cm" fo:padding-right="0.095cm" fo:padding-top="0cm" fo:padding-bottom="0cm" fo:border="0.5pt solid #000001"/>
    </style:style>
    <style:style style:name="Table6.B4" style:family="table-cell">
      <style:table-cell-properties style:vertical-align="middle" fo:padding-left="0.095cm" fo:padding-right="0.095cm" fo:padding-top="0cm" fo:padding-bottom="0cm" fo:border="0.5pt solid #000001"/>
    </style:style>
    <style:style style:name="Table6.C4"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2.755cm"/>
    </style:style>
    <style:style style:name="Table15.B" style:family="table-column">
      <style:table-column-properties style:column-width="14.224cm"/>
    </style:style>
    <style:style style:name="Table15.C" style:family="table-column">
      <style:table-column-properties style:column-width="1.028cm"/>
    </style:style>
    <style:style style:name="Table15.1" style:family="table-row">
      <style:table-row-properties fo:keep-together="always"/>
    </style:style>
    <style:style style:name="Table1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5.A2" style:family="table-cell">
      <style:table-cell-properties style:vertical-align="middle" fo:padding-left="0.095cm" fo:padding-right="0.095cm" fo:padding-top="0cm" fo:padding-bottom="0cm" fo:border="0.5pt solid #000001"/>
    </style:style>
    <style:style style:name="Table15.B2" style:family="table-cell">
      <style:table-cell-properties style:vertical-align="middle" fo:padding-left="0.095cm" fo:padding-right="0.095cm" fo:padding-top="0cm" fo:padding-bottom="0cm" fo:border="0.5pt solid #000001"/>
    </style:style>
    <style:style style:name="Table15.C2" style:family="table-cell">
      <style:table-cell-properties style:vertical-align="middle" fo:padding-left="0.095cm" fo:padding-right="0.095cm" fo:padding-top="0cm" fo:padding-bottom="0cm" fo:border="0.5pt solid #000001"/>
    </style:style>
    <style:style style:name="Table15.A3" style:family="table-cell">
      <style:table-cell-properties style:vertical-align="middle" fo:padding-left="0.095cm" fo:padding-right="0.095cm" fo:padding-top="0cm" fo:padding-bottom="0cm" fo:border="0.5pt solid #000001"/>
    </style:style>
    <style:style style:name="Table15.B3" style:family="table-cell">
      <style:table-cell-properties style:vertical-align="middle" fo:padding-left="0.095cm" fo:padding-right="0.095cm" fo:padding-top="0cm" fo:padding-bottom="0cm" fo:border="0.5pt solid #000001"/>
    </style:style>
    <style:style style:name="Table15.C3" style:family="table-cell">
      <style:table-cell-properties style:vertical-align="middle" fo:padding-left="0.095cm" fo:padding-right="0.095cm" fo:padding-top="0cm" fo:padding-bottom="0cm" fo:border="0.5pt solid #000001"/>
    </style:style>
    <style:style style:name="Table15.A4" style:family="table-cell">
      <style:table-cell-properties style:vertical-align="middle" fo:padding-left="0.095cm" fo:padding-right="0.095cm" fo:padding-top="0cm" fo:padding-bottom="0cm" fo:border="0.5pt solid #000001"/>
    </style:style>
    <style:style style:name="Table15.B4" style:family="table-cell">
      <style:table-cell-properties style:vertical-align="middle" fo:padding-left="0.095cm" fo:padding-right="0.095cm" fo:padding-top="0cm" fo:padding-bottom="0cm" fo:border="0.5pt solid #000001"/>
    </style:style>
    <style:style style:name="Table15.C4" style:family="table-cell">
      <style:table-cell-properties style:vertical-align="middle" fo:padding-left="0.095cm" fo:padding-right="0.095cm" fo:padding-top="0cm" fo:padding-bottom="0cm" fo:border="0.5pt solid #000001"/>
    </style:style>
    <style:style style:name="Table15.A5" style:family="table-cell">
      <style:table-cell-properties style:vertical-align="middle" fo:padding-left="0.095cm" fo:padding-right="0.095cm" fo:padding-top="0cm" fo:padding-bottom="0cm" fo:border="0.5pt solid #000001"/>
    </style:style>
    <style:style style:name="Table15.B5" style:family="table-cell">
      <style:table-cell-properties style:vertical-align="middle" fo:padding-left="0.095cm" fo:padding-right="0.095cm" fo:padding-top="0cm" fo:padding-bottom="0cm" fo:border="0.5pt solid #000001"/>
    </style:style>
    <style:style style:name="Table15.C5" style:family="table-cell">
      <style:table-cell-properties style:vertical-align="middle" fo:padding-left="0.095cm" fo:padding-right="0.095cm" fo:padding-top="0cm" fo:padding-bottom="0cm" fo:border="0.5pt solid #000001"/>
    </style:style>
    <style:style style:name="Table15.A6" style:family="table-cell">
      <style:table-cell-properties style:vertical-align="middle" fo:padding-left="0.095cm" fo:padding-right="0.095cm" fo:padding-top="0cm" fo:padding-bottom="0cm" fo:border="0.5pt solid #000001"/>
    </style:style>
    <style:style style:name="Table15.B6" style:family="table-cell">
      <style:table-cell-properties style:vertical-align="middle" fo:padding-left="0.095cm" fo:padding-right="0.095cm" fo:padding-top="0cm" fo:padding-bottom="0cm" fo:border="0.5pt solid #000001"/>
    </style:style>
    <style:style style:name="Table15.C6" style:family="table-cell">
      <style:table-cell-properties style:vertical-align="middle" fo:padding-left="0.095cm" fo:padding-right="0.095cm" fo:padding-top="0cm" fo:padding-bottom="0cm" fo:border="0.5pt solid #000001"/>
    </style:style>
    <style:style style:name="Table15.A7" style:family="table-cell">
      <style:table-cell-properties style:vertical-align="middle" fo:padding-left="0.095cm" fo:padding-right="0.095cm" fo:padding-top="0cm" fo:padding-bottom="0cm" fo:border="0.5pt solid #000001"/>
    </style:style>
    <style:style style:name="Table15.B7" style:family="table-cell">
      <style:table-cell-properties style:vertical-align="middle" fo:padding-left="0.095cm" fo:padding-right="0.095cm" fo:padding-top="0cm" fo:padding-bottom="0cm" fo:border="0.5pt solid #000001"/>
    </style:style>
    <style:style style:name="Table15.C7" style:family="table-cell">
      <style:table-cell-properties style:vertical-align="middle" fo:padding-left="0.095cm" fo:padding-right="0.095cm" fo:padding-top="0cm" fo:padding-bottom="0cm" fo:border="0.5pt solid #000001"/>
    </style:style>
    <style:style style:name="Table15.A8" style:family="table-cell">
      <style:table-cell-properties style:vertical-align="middle" fo:padding-left="0.095cm" fo:padding-right="0.095cm" fo:padding-top="0cm" fo:padding-bottom="0cm" fo:border="0.5pt solid #000001"/>
    </style:style>
    <style:style style:name="Table15.B8" style:family="table-cell">
      <style:table-cell-properties style:vertical-align="middle" fo:padding-left="0.095cm" fo:padding-right="0.095cm" fo:padding-top="0cm" fo:padding-bottom="0cm" fo:border="0.5pt solid #000001"/>
    </style:style>
    <style:style style:name="Table15.C8" style:family="table-cell">
      <style:table-cell-properties style:vertical-align="middle" fo:padding-left="0.095cm" fo:padding-right="0.095cm" fo:padding-top="0cm" fo:padding-bottom="0cm" fo:border="0.5pt solid #000001"/>
    </style:style>
    <style:style style:name="Table15.A9" style:family="table-cell">
      <style:table-cell-properties style:vertical-align="middle" fo:padding-left="0.095cm" fo:padding-right="0.095cm" fo:padding-top="0cm" fo:padding-bottom="0cm" fo:border="0.5pt solid #000001"/>
    </style:style>
    <style:style style:name="Table15.B9" style:family="table-cell">
      <style:table-cell-properties style:vertical-align="middle" fo:padding-left="0.095cm" fo:padding-right="0.095cm" fo:padding-top="0cm" fo:padding-bottom="0cm" fo:border="0.5pt solid #000001"/>
    </style:style>
    <style:style style:name="Table15.C9" style:family="table-cell">
      <style:table-cell-properties style:vertical-align="middle" fo:padding-left="0.095cm" fo:padding-right="0.095cm" fo:padding-top="0cm" fo:padding-bottom="0cm" fo:border="0.5pt solid #000001"/>
    </style:style>
    <style:style style:name="Table15.A10" style:family="table-cell">
      <style:table-cell-properties style:vertical-align="middle" fo:padding-left="0.095cm" fo:padding-right="0.095cm" fo:padding-top="0cm" fo:padding-bottom="0cm" fo:border="0.5pt solid #000001"/>
    </style:style>
    <style:style style:name="Table15.B10" style:family="table-cell">
      <style:table-cell-properties style:vertical-align="middle" fo:padding-left="0.095cm" fo:padding-right="0.095cm" fo:padding-top="0cm" fo:padding-bottom="0cm" fo:border="0.5pt solid #000001"/>
    </style:style>
    <style:style style:name="Table15.C10" style:family="table-cell">
      <style:table-cell-properties style:vertical-align="middle" fo:padding-left="0.095cm" fo:padding-right="0.095cm" fo:padding-top="0cm" fo:padding-bottom="0cm" fo:border="0.5pt solid #000001"/>
    </style:style>
    <style:style style:name="Table15.A11" style:family="table-cell">
      <style:table-cell-properties style:vertical-align="middle" fo:padding-left="0.095cm" fo:padding-right="0.095cm" fo:padding-top="0cm" fo:padding-bottom="0cm" fo:border="0.5pt solid #000001"/>
    </style:style>
    <style:style style:name="Table15.B11" style:family="table-cell">
      <style:table-cell-properties style:vertical-align="middle" fo:padding-left="0.095cm" fo:padding-right="0.095cm" fo:padding-top="0cm" fo:padding-bottom="0cm" fo:border="0.5pt solid #000001"/>
    </style:style>
    <style:style style:name="Table15.C11" style:family="table-cell">
      <style:table-cell-properties style:vertical-align="middle" fo:padding-left="0.095cm" fo:padding-right="0.095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7.A4" style:family="table-cell">
      <style:table-cell-properties style:vertical-align="" fo:padding-left="0.099cm" fo:padding-right="0.099cm" fo:padding-top="0cm" fo:padding-bottom="0cm" fo:border="0.5pt solid #000001"/>
    </style:style>
    <style:style style:name="Table17.B4" style:family="table-cell">
      <style:table-cell-properties style:vertical-align="" fo:padding-left="0.099cm" fo:padding-right="0.099cm" fo:padding-top="0cm" fo:padding-bottom="0cm" fo:border="0.5pt solid #000001"/>
    </style:style>
    <style:style style:name="Table17.C4" style:family="table-cell">
      <style:table-cell-properties style:vertical-align="middle" fo:padding-left="0.099cm" fo:padding-right="0.099cm" fo:padding-top="0cm" fo:padding-bottom="0cm" fo:border="0.5pt solid #000001"/>
    </style:style>
    <style:style style:name="Table17.A5" style:family="table-cell">
      <style:table-cell-properties style:vertical-align="" fo:padding-left="0.099cm" fo:padding-right="0.099cm" fo:padding-top="0cm" fo:padding-bottom="0cm" fo:border="0.5pt solid #000001"/>
    </style:style>
    <style:style style:name="Table17.B5" style:family="table-cell">
      <style:table-cell-properties style:vertical-align="" fo:padding-left="0.099cm" fo:padding-right="0.099cm" fo:padding-top="0cm" fo:padding-bottom="0cm" fo:border="0.5pt solid #000001"/>
    </style:style>
    <style:style style:name="Table17.C5"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5cm" fo:margin-top="0cm" fo:margin-bottom="0cm" table:align="left" style:writing-mode="lr-tb"/>
    </style:style>
    <style:style style:name="Table22.A" style:family="table-column">
      <style:table-column-properties style:column-width="18.008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 fo:padding-left="0.099cm" fo:padding-right="0.099cm" fo:padding-top="0cm" fo:padding-bottom="0cm" fo:border="0.5pt solid #000001"/>
    </style:style>
    <style:style style:name="Table24.C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5cm" fo:margin-top="0cm" fo:margin-bottom="0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6cm"/>
    </style:style>
    <style:style style:name="Table26.B" style:family="table-column">
      <style:table-column-properties style:column-width="0.945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 fo:padding-left="0.099cm" fo:padding-right="0.099cm" fo:padding-top="0cm" fo:padding-bottom="0cm" fo:border="0.5pt solid #000001"/>
    </style:style>
    <style:style style:name="Table29.C2"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6cm"/>
    </style:style>
    <style:style style:name="Table31.B" style:family="table-column">
      <style:table-column-properties style:column-width="0.945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5cm" fo:margin-top="0cm" fo:margin-bottom="0cm" table:align="left" style:writing-mode="lr-tb"/>
    </style:style>
    <style:style style:name="Table32.A" style:family="table-column">
      <style:table-column-properties style:column-width="18.008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 fo:padding-left="0.099cm" fo:padding-right="0.099cm" fo:padding-top="0cm" fo:padding-bottom="0cm" fo:border="0.5pt solid #000001"/>
    </style:style>
    <style:style style:name="Table34.C2" style:family="table-cell">
      <style:table-cell-properties style:vertical-align="middle" fo:padding-left="0.099cm" fo:padding-right="0.099cm" fo:padding-top="0cm" fo:padding-bottom="0cm" fo:border="0.5pt solid #000001"/>
    </style:style>
    <style:style style:name="Table34.A3" style:family="table-cell">
      <style:table-cell-properties style:vertical-align="" fo:padding-left="0.099cm" fo:padding-right="0.099cm" fo:padding-top="0cm" fo:padding-bottom="0cm" fo:border="0.5pt solid #000001"/>
    </style:style>
    <style:style style:name="Table34.B3" style:family="table-cell">
      <style:table-cell-properties style:vertical-align="" fo:padding-left="0.099cm" fo:padding-right="0.099cm" fo:padding-top="0cm" fo:padding-bottom="0cm" fo:border="0.5pt solid #000001"/>
    </style:style>
    <style:style style:name="Table34.C3" style:family="table-cell">
      <style:table-cell-properties style:vertical-align="middle" fo:padding-left="0.099cm" fo:padding-right="0.099cm" fo:padding-top="0cm" fo:padding-bottom="0cm" fo:border="0.5pt solid #000001"/>
    </style:style>
    <style:style style:name="Table34.A4" style:family="table-cell">
      <style:table-cell-properties style:vertical-align="" fo:padding-left="0.099cm" fo:padding-right="0.099cm" fo:padding-top="0cm" fo:padding-bottom="0cm" fo:border="0.5pt solid #000001"/>
    </style:style>
    <style:style style:name="Table34.B4" style:family="table-cell">
      <style:table-cell-properties style:vertical-align="" fo:padding-left="0.099cm" fo:padding-right="0.099cm" fo:padding-top="0cm" fo:padding-bottom="0cm" fo:border="0.5pt solid #000001"/>
    </style:style>
    <style:style style:name="Table34.C4"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5.A2" style:family="table-cell">
      <style:table-cell-properties style:vertical-align="" fo:padding-left="0.099cm" fo:padding-right="0.099cm" fo:padding-top="0cm" fo:padding-bottom="0cm" fo:border="0.5pt solid #000001"/>
    </style:style>
    <style:style style:name="Table35.B2" style:family="table-cell">
      <style:table-cell-properties style:vertical-align="middle" fo:padding-left="0.099cm" fo:padding-right="0.099cm" fo:padding-top="0cm" fo:padding-bottom="0cm" fo:border="0.5pt solid #000001"/>
    </style:style>
    <style:style style:name="Table36" style:family="table">
      <style:table-properties style:width="18.008cm" fo:margin-left="-0.095cm" fo:margin-top="0cm" fo:margin-bottom="0cm" table:align="left" style:writing-mode="lr-tb"/>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2cm"/>
    </style:style>
    <style:style style:name="Table38.B" style:family="table-column">
      <style:table-column-properties style:column-width="15.358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8.A2" style:family="table-cell">
      <style:table-cell-properties style:vertical-align="" fo:padding-left="0.099cm" fo:padding-right="0.099cm" fo:padding-top="0cm" fo:padding-bottom="0cm" fo:border="0.5pt solid #000001"/>
    </style:style>
    <style:style style:name="Table38.B2" style:family="table-cell">
      <style:table-cell-properties style:vertical-align="" fo:padding-left="0.099cm" fo:padding-right="0.099cm" fo:padding-top="0cm" fo:padding-bottom="0cm" fo:border="0.5pt solid #000001"/>
    </style:style>
    <style:style style:name="Table38.C2" style:family="table-cell">
      <style:table-cell-properties style:vertical-align="middle" fo:padding-left="0.099cm" fo:padding-right="0.099cm" fo:padding-top="0cm" fo:padding-bottom="0cm" fo:border="0.5pt solid #000001"/>
    </style:style>
    <style:style style:name="Table38.A3" style:family="table-cell">
      <style:table-cell-properties style:vertical-align="" fo:padding-left="0.099cm" fo:padding-right="0.099cm" fo:padding-top="0cm" fo:padding-bottom="0cm" fo:border="0.5pt solid #000001"/>
    </style:style>
    <style:style style:name="Table38.B3" style:family="table-cell">
      <style:table-cell-properties style:vertical-align="" fo:padding-left="0.099cm" fo:padding-right="0.099cm" fo:padding-top="0cm" fo:padding-bottom="0cm" fo:border="0.5pt solid #000001"/>
    </style:style>
    <style:style style:name="Table38.C3" style:family="table-cell">
      <style:table-cell-properties style:vertical-align="middle" fo:padding-left="0.099cm" fo:padding-right="0.099cm" fo:padding-top="0cm" fo:padding-bottom="0cm" fo:border="0.5pt solid #000001"/>
    </style:style>
    <style:style style:name="Table38.A4" style:family="table-cell">
      <style:table-cell-properties style:vertical-align="" fo:padding-left="0.099cm" fo:padding-right="0.099cm" fo:padding-top="0cm" fo:padding-bottom="0cm" fo:border="0.5pt solid #000001"/>
    </style:style>
    <style:style style:name="Table38.B4" style:family="table-cell">
      <style:table-cell-properties style:vertical-align="" fo:padding-left="0.099cm" fo:padding-right="0.099cm" fo:padding-top="0cm" fo:padding-bottom="0cm" fo:border="0.5pt solid #000001"/>
    </style:style>
    <style:style style:name="Table38.C4"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6cm"/>
    </style:style>
    <style:style style:name="Table39.B" style:family="table-column">
      <style:table-column-properties style:column-width="0.945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5cm" fo:margin-top="0cm" fo:margin-bottom="0cm" table:align="left" style:writing-mode="lr-tb"/>
    </style:style>
    <style:style style:name="Table40.A" style:family="table-column">
      <style:table-column-properties style:column-width="18.008cm"/>
    </style:style>
    <style:style style:name="Table40.1" style:family="table-row">
      <style:table-row-properties fo:keep-together="always"/>
    </style:style>
    <style:style style:name="Table4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0.2" style:family="table-row">
      <style:table-row-properties fo:keep-together="auto"/>
    </style:style>
    <style:style style:name="Table40.A2"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2.A3" style:family="table-cell">
      <style:table-cell-properties style:vertical-align="" fo:padding-left="0.099cm" fo:padding-right="0.099cm" fo:padding-top="0cm" fo:padding-bottom="0cm" fo:border="0.5pt solid #000001"/>
    </style:style>
    <style:style style:name="Table42.B3" style:family="table-cell">
      <style:table-cell-properties style:vertical-align="" fo:padding-left="0.099cm" fo:padding-right="0.099cm" fo:padding-top="0cm" fo:padding-bottom="0cm" fo:border="0.5pt solid #000001"/>
    </style:style>
    <style:style style:name="Table42.C3" style:family="table-cell">
      <style:table-cell-properties style:vertical-align="middle" fo:padding-left="0.099cm" fo:padding-right="0.099cm" fo:padding-top="0cm" fo:padding-bottom="0cm" fo:border="0.5pt solid #000001"/>
    </style:style>
    <style:style style:name="Table42.A4" style:family="table-cell">
      <style:table-cell-properties style:vertical-align="" fo:padding-left="0.099cm" fo:padding-right="0.099cm" fo:padding-top="0cm" fo:padding-bottom="0cm" fo:border="0.5pt solid #000001"/>
    </style:style>
    <style:style style:name="Table42.B4" style:family="table-cell">
      <style:table-cell-properties style:vertical-align="" fo:padding-left="0.099cm" fo:padding-right="0.099cm" fo:padding-top="0cm" fo:padding-bottom="0cm" fo:border="0.5pt solid #000001"/>
    </style:style>
    <style:style style:name="Table42.C4" style:family="table-cell">
      <style:table-cell-properties style:vertical-align="middle" fo:padding-left="0.099cm" fo:padding-right="0.099cm" fo:padding-top="0cm" fo:padding-bottom="0cm" fo:border="0.5pt solid #000001"/>
    </style:style>
    <style:style style:name="Table42.A5" style:family="table-cell">
      <style:table-cell-properties style:vertical-align="" fo:padding-left="0.099cm" fo:padding-right="0.099cm" fo:padding-top="0cm" fo:padding-bottom="0cm" fo:border="0.5pt solid #000001"/>
    </style:style>
    <style:style style:name="Table42.B5" style:family="table-cell">
      <style:table-cell-properties style:vertical-align="" fo:padding-left="0.099cm" fo:padding-right="0.099cm" fo:padding-top="0cm" fo:padding-bottom="0cm" fo:border="0.5pt solid #000001"/>
    </style:style>
    <style:style style:name="Table42.C5" style:family="table-cell">
      <style:table-cell-properties style:vertical-align="middle" fo:padding-left="0.099cm" fo:padding-right="0.099cm" fo:padding-top="0cm" fo:padding-bottom="0cm" fo:border="0.5pt solid #000001"/>
    </style:style>
    <style:style style:name="Table42.A6" style:family="table-cell">
      <style:table-cell-properties style:vertical-align="" fo:padding-left="0.099cm" fo:padding-right="0.099cm" fo:padding-top="0cm" fo:padding-bottom="0cm" fo:border="0.5pt solid #000001"/>
    </style:style>
    <style:style style:name="Table42.B6" style:family="table-cell">
      <style:table-cell-properties style:vertical-align="" fo:padding-left="0.099cm" fo:padding-right="0.099cm" fo:padding-top="0cm" fo:padding-bottom="0cm" fo:border="0.5pt solid #000001"/>
    </style:style>
    <style:style style:name="Table42.C6"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6cm"/>
    </style:style>
    <style:style style:name="Table43.B" style:family="table-column">
      <style:table-column-properties style:column-width="0.945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3.A2" style:family="table-cell">
      <style:table-cell-properties style:vertical-align="" fo:padding-left="0.099cm" fo:padding-right="0.099cm" fo:padding-top="0cm" fo:padding-bottom="0cm" fo:border="0.5pt solid #000001"/>
    </style:style>
    <style:style style:name="Table43.B2" style:family="table-cell">
      <style:table-cell-properties style:vertical-align="middle" fo:padding-left="0.099cm" fo:padding-right="0.099cm" fo:padding-top="0cm" fo:padding-bottom="0cm" fo:border="0.5pt solid #000001"/>
    </style:style>
    <style:style style:name="Table44" style:family="table">
      <style:table-properties style:width="18.008cm" fo:margin-left="-0.095cm" fo:margin-top="0cm" fo:margin-bottom="0cm" table:align="left" style:writing-mode="lr-tb"/>
    </style:style>
    <style:style style:name="Table44.A" style:family="table-column">
      <style:table-column-properties style:column-width="18.008cm"/>
    </style:style>
    <style:style style:name="Table44.1" style:family="table-row">
      <style:table-row-properties fo:keep-together="always"/>
    </style:style>
    <style:style style:name="Table4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95cm" fo:padding-right="0.095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 fo:padding-left="0.099cm" fo:padding-right="0.099cm" fo:padding-top="0cm" fo:padding-bottom="0cm" fo:border="0.5pt solid #000001"/>
    </style:style>
    <style:style style:name="Table46.C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 fo:padding-left="0.099cm" fo:padding-right="0.099cm" fo:padding-top="0cm" fo:padding-bottom="0cm" fo:border="0.5pt solid #000001"/>
    </style:style>
    <style:style style:name="Table46.C4" style:family="table-cell">
      <style:table-cell-properties style:vertical-align="middle" fo:padding-left="0.099cm" fo:padding-right="0.099cm" fo:padding-top="0cm" fo:padding-bottom="0cm" fo:border="0.5pt solid #000001"/>
    </style:style>
    <style:style style:name="Table46.A5" style:family="table-cell">
      <style:table-cell-properties style:vertical-align="" fo:padding-left="0.099cm" fo:padding-right="0.099cm" fo:padding-top="0cm" fo:padding-bottom="0cm" fo:border="0.5pt solid #000001"/>
    </style:style>
    <style:style style:name="Table46.B5" style:family="table-cell">
      <style:table-cell-properties style:vertical-align="" fo:padding-left="0.099cm" fo:padding-right="0.099cm" fo:padding-top="0cm" fo:padding-bottom="0cm" fo:border="0.5pt solid #000001"/>
    </style:style>
    <style:style style:name="Table46.C5"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6cm"/>
    </style:style>
    <style:style style:name="Table47.B" style:family="table-column">
      <style:table-column-properties style:column-width="0.945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5cm" fo:margin-top="0cm" fo:margin-bottom="0cm" table:align="left" style:writing-mode="lr-tb"/>
    </style:style>
    <style:style style:name="Table48.A" style:family="table-column">
      <style:table-column-properties style:column-width="18.008cm"/>
    </style:style>
    <style:style style:name="Table48.1" style:family="table-row">
      <style:table-row-properties fo:keep-together="always"/>
    </style:style>
    <style:style style:name="Table4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95cm" fo:padding-right="0.095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middle" fo:padding-left="0.099cm" fo:padding-right="0.099cm" fo:padding-top="0cm" fo:padding-bottom="0cm" fo:border="0.5pt solid #000001"/>
    </style:style>
    <style:style style:name="Table51" style:family="table">
      <style:table-properties style:width="18.008cm" fo:margin-left="-0.095cm" fo:margin-top="0cm" fo:margin-bottom="0cm" table:align="left" style:writing-mode="lr-tb"/>
    </style:style>
    <style:style style:name="Table51.A" style:family="table-column">
      <style:table-column-properties style:column-width="18.008cm"/>
    </style:style>
    <style:style style:name="Table51.1" style:family="table-row">
      <style:table-row-properties fo:keep-together="always"/>
    </style:style>
    <style:style style:name="Table5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1.2" style:family="table-row">
      <style:table-row-properties fo:keep-together="auto"/>
    </style:style>
    <style:style style:name="Table51.A2" style:family="table-cell">
      <style:table-cell-properties style:vertical-align="middle" fo:padding-left="0.095cm" fo:padding-right="0.095cm" fo:padding-top="0cm" fo:padding-bottom="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2cm"/>
    </style:style>
    <style:style style:name="Table53.B" style:family="table-column">
      <style:table-column-properties style:column-width="15.358cm"/>
    </style:style>
    <style:style style:name="Table53.C" style:family="table-column">
      <style:table-column-properties style:column-width="0.947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3.A2" style:family="table-cell">
      <style:table-cell-properties style:vertical-align="" fo:padding-left="0.099cm" fo:padding-right="0.099cm" fo:padding-top="0cm" fo:padding-bottom="0cm" fo:border="0.5pt solid #000001"/>
    </style:style>
    <style:style style:name="Table53.B2" style:family="table-cell">
      <style:table-cell-properties style:vertical-align="" fo:padding-left="0.099cm" fo:padding-right="0.099cm" fo:padding-top="0cm" fo:padding-bottom="0cm" fo:border="0.5pt solid #000001"/>
    </style:style>
    <style:style style:name="Table53.C2" style:family="table-cell">
      <style:table-cell-properties style:vertical-align="middle" fo:padding-left="0.099cm" fo:padding-right="0.099cm" fo:padding-top="0cm" fo:padding-bottom="0cm" fo:border="0.5pt solid #000001"/>
    </style:style>
    <style:style style:name="Table53.A3" style:family="table-cell">
      <style:table-cell-properties style:vertical-align="" fo:padding-left="0.099cm" fo:padding-right="0.099cm" fo:padding-top="0cm" fo:padding-bottom="0cm" fo:border="0.5pt solid #000001"/>
    </style:style>
    <style:style style:name="Table53.B3" style:family="table-cell">
      <style:table-cell-properties style:vertical-align="" fo:padding-left="0.099cm" fo:padding-right="0.099cm" fo:padding-top="0cm" fo:padding-bottom="0cm" fo:border="0.5pt solid #000001"/>
    </style:style>
    <style:style style:name="Table53.C3" style:family="table-cell">
      <style:table-cell-properties style:vertical-align="middle" fo:padding-left="0.099cm" fo:padding-right="0.099cm" fo:padding-top="0cm" fo:padding-bottom="0cm" fo:border="0.5pt solid #000001"/>
    </style:style>
    <style:style style:name="Table53.A4" style:family="table-cell">
      <style:table-cell-properties style:vertical-align="" fo:padding-left="0.099cm" fo:padding-right="0.099cm" fo:padding-top="0cm" fo:padding-bottom="0cm" fo:border="0.5pt solid #000001"/>
    </style:style>
    <style:style style:name="Table53.B4" style:family="table-cell">
      <style:table-cell-properties style:vertical-align="" fo:padding-left="0.099cm" fo:padding-right="0.099cm" fo:padding-top="0cm" fo:padding-bottom="0cm" fo:border="0.5pt solid #000001"/>
    </style:style>
    <style:style style:name="Table53.C4" style:family="table-cell">
      <style:table-cell-properties style:vertical-align="middle" fo:padding-left="0.099cm" fo:padding-right="0.099cm" fo:padding-top="0cm" fo:padding-bottom="0cm" fo:border="0.5pt solid #000001"/>
    </style:style>
    <style:style style:name="Table53.A5" style:family="table-cell">
      <style:table-cell-properties style:vertical-align="" fo:padding-left="0.099cm" fo:padding-right="0.099cm" fo:padding-top="0cm" fo:padding-bottom="0cm" fo:border="0.5pt solid #000001"/>
    </style:style>
    <style:style style:name="Table53.B5" style:family="table-cell">
      <style:table-cell-properties style:vertical-align="" fo:padding-left="0.099cm" fo:padding-right="0.099cm" fo:padding-top="0cm" fo:padding-bottom="0cm" fo:border="0.5pt solid #000001"/>
    </style:style>
    <style:style style:name="Table53.C5" style:family="table-cell">
      <style:table-cell-properties style:vertical-align="middle" fo:padding-left="0.099cm" fo:padding-right="0.099cm" fo:padding-top="0cm" fo:padding-bottom="0cm" fo:border="0.5pt solid #000001"/>
    </style:style>
    <style:style style:name="Table53.A6" style:family="table-cell">
      <style:table-cell-properties style:vertical-align="" fo:padding-left="0.099cm" fo:padding-right="0.099cm" fo:padding-top="0cm" fo:padding-bottom="0cm" fo:border="0.5pt solid #000001"/>
    </style:style>
    <style:style style:name="Table53.B6" style:family="table-cell">
      <style:table-cell-properties style:vertical-align="" fo:padding-left="0.099cm" fo:padding-right="0.099cm" fo:padding-top="0cm" fo:padding-bottom="0cm" fo:border="0.5pt solid #000001"/>
    </style:style>
    <style:style style:name="Table53.C6" style:family="table-cell">
      <style:table-cell-properties style:vertical-align="middle" fo:padding-left="0.099cm" fo:padding-right="0.099cm" fo:padding-top="0cm" fo:padding-bottom="0cm" fo:border="0.5pt solid #000001"/>
    </style:style>
    <style:style style:name="Table53.A7" style:family="table-cell">
      <style:table-cell-properties style:vertical-align="" fo:padding-left="0.099cm" fo:padding-right="0.099cm" fo:padding-top="0cm" fo:padding-bottom="0cm" fo:border="0.5pt solid #000001"/>
    </style:style>
    <style:style style:name="Table53.B7" style:family="table-cell">
      <style:table-cell-properties style:vertical-align="" fo:padding-left="0.099cm" fo:padding-right="0.099cm" fo:padding-top="0cm" fo:padding-bottom="0cm" fo:border="0.5pt solid #000001"/>
    </style:style>
    <style:style style:name="Table53.C7" style:family="table-cell">
      <style:table-cell-properties style:vertical-align="middle" fo:padding-left="0.099cm" fo:padding-right="0.099cm" fo:padding-top="0cm" fo:padding-bottom="0cm" fo:border="0.5pt solid #000001"/>
    </style:style>
    <style:style style:name="Table53.A8" style:family="table-cell">
      <style:table-cell-properties style:vertical-align="" fo:padding-left="0.099cm" fo:padding-right="0.099cm" fo:padding-top="0cm" fo:padding-bottom="0cm" fo:border="0.5pt solid #000001"/>
    </style:style>
    <style:style style:name="Table53.B8" style:family="table-cell">
      <style:table-cell-properties style:vertical-align="" fo:padding-left="0.099cm" fo:padding-right="0.099cm" fo:padding-top="0cm" fo:padding-bottom="0cm" fo:border="0.5pt solid #000001"/>
    </style:style>
    <style:style style:name="Table53.C8" style:family="table-cell">
      <style:table-cell-properties style:vertical-align="middle" fo:padding-left="0.099cm" fo:padding-right="0.099cm" fo:padding-top="0cm" fo:padding-bottom="0cm" fo:border="0.5pt solid #000001"/>
    </style:style>
    <style:style style:name="Table53.A9" style:family="table-cell">
      <style:table-cell-properties style:vertical-align="" fo:padding-left="0.099cm" fo:padding-right="0.099cm" fo:padding-top="0cm" fo:padding-bottom="0cm" fo:border="0.5pt solid #000001"/>
    </style:style>
    <style:style style:name="Table53.B9" style:family="table-cell">
      <style:table-cell-properties style:vertical-align="" fo:padding-left="0.099cm" fo:padding-right="0.099cm" fo:padding-top="0cm" fo:padding-bottom="0cm" fo:border="0.5pt solid #000001"/>
    </style:style>
    <style:style style:name="Table53.C9"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9cm" fo:margin-top="0cm" fo:margin-bottom="0cm" table:align="left" style:writing-mode="lr-tb"/>
    </style:style>
    <style:style style:name="Table54.A" style:family="table-column">
      <style:table-column-properties style:column-width="17.06cm"/>
    </style:style>
    <style:style style:name="Table54.B" style:family="table-column">
      <style:table-column-properties style:column-width="0.945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4.A2" style:family="table-cell">
      <style:table-cell-properties style:vertical-align="" fo:padding-left="0.099cm" fo:padding-right="0.099cm" fo:padding-top="0cm" fo:padding-bottom="0cm" fo:border="0.5pt solid #000001"/>
    </style:style>
    <style:style style:name="Table54.B2" style:family="table-cell">
      <style:table-cell-properties style:vertical-align="middle" fo:padding-left="0.099cm" fo:padding-right="0.099cm" fo:padding-top="0cm" fo:padding-bottom="0cm" fo:border="0.5pt solid #000001"/>
    </style:style>
    <style:style style:name="Table55" style:family="table">
      <style:table-properties style:width="18.008cm" fo:margin-left="-0.095cm" fo:margin-top="0cm" fo:margin-bottom="0cm" table:align="left" style:writing-mode="lr-tb"/>
    </style:style>
    <style:style style:name="Table55.A" style:family="table-column">
      <style:table-column-properties style:column-width="18.008cm"/>
    </style:style>
    <style:style style:name="Table55.1" style:family="table-row">
      <style:table-row-properties fo:keep-together="always"/>
    </style:style>
    <style:style style:name="Table5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5.2" style:family="table-row">
      <style:table-row-properties fo:keep-together="auto"/>
    </style:style>
    <style:style style:name="Table55.A2" style:family="table-cell">
      <style:table-cell-properties style:vertical-align="middle" fo:padding-left="0.095cm" fo:padding-right="0.095cm" fo:padding-top="0cm" fo:padding-bottom="0cm" fo:border="0.5pt solid #000001"/>
    </style:style>
    <style:style style:name="Table57" style:family="table">
      <style:table-properties style:width="18.008cm" fo:margin-left="-0.095cm" fo:margin-top="0cm" fo:margin-bottom="0cm" table:align="left" style:writing-mode="lr-tb"/>
    </style:style>
    <style:style style:name="Table57.A" style:family="table-column">
      <style:table-column-properties style:column-width="2.755cm"/>
    </style:style>
    <style:style style:name="Table57.B" style:family="table-column">
      <style:table-column-properties style:column-width="14.224cm"/>
    </style:style>
    <style:style style:name="Table57.C" style:family="table-column">
      <style:table-column-properties style:column-width="1.028cm"/>
    </style:style>
    <style:style style:name="Table57.1" style:family="table-row">
      <style:table-row-properties fo:keep-together="always"/>
    </style:style>
    <style:style style:name="Table5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7.A2" style:family="table-cell">
      <style:table-cell-properties style:vertical-align="middle" fo:padding-left="0.095cm" fo:padding-right="0.095cm" fo:padding-top="0cm" fo:padding-bottom="0cm" fo:border="0.5pt solid #000001"/>
    </style:style>
    <style:style style:name="Table57.B2" style:family="table-cell">
      <style:table-cell-properties style:vertical-align="middle" fo:padding-left="0.095cm" fo:padding-right="0.095cm" fo:padding-top="0cm" fo:padding-bottom="0cm" fo:border="0.5pt solid #000001"/>
    </style:style>
    <style:style style:name="Table57.C2" style:family="table-cell">
      <style:table-cell-properties style:vertical-align="middle" fo:padding-left="0.095cm" fo:padding-right="0.095cm" fo:padding-top="0cm" fo:padding-bottom="0cm" fo:border="0.5pt solid #000001"/>
    </style:style>
    <style:style style:name="Table59" style:family="table">
      <style:table-properties style:width="18.008cm" fo:margin-left="-0.099cm" fo:margin-top="0cm" fo:margin-bottom="0cm" table:align="left" style:writing-mode="lr-tb"/>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9.A2" style:family="table-cell">
      <style:table-cell-properties style:vertical-align="" fo:padding-left="0.099cm" fo:padding-right="0.099cm" fo:padding-top="0cm" fo:padding-bottom="0cm" fo:border="0.5pt solid #000001"/>
    </style:style>
    <style:style style:name="Table59.B2" style:family="table-cell">
      <style:table-cell-properties style:vertical-align="" fo:padding-left="0.099cm" fo:padding-right="0.099cm" fo:padding-top="0cm" fo:padding-bottom="0cm" fo:border="0.5pt solid #000001"/>
    </style:style>
    <style:style style:name="Table59.C2" style:family="table-cell">
      <style:table-cell-properties style:vertical-align="middle" fo:padding-left="0.099cm" fo:padding-right="0.099cm" fo:padding-top="0cm" fo:padding-bottom="0cm" fo:border="0.5pt solid #000001"/>
    </style:style>
    <style:style style:name="Table59.A3" style:family="table-cell">
      <style:table-cell-properties style:vertical-align="" fo:padding-left="0.099cm" fo:padding-right="0.099cm" fo:padding-top="0cm" fo:padding-bottom="0cm" fo:border="0.5pt solid #000001"/>
    </style:style>
    <style:style style:name="Table59.B3" style:family="table-cell">
      <style:table-cell-properties style:vertical-align="" fo:padding-left="0.099cm" fo:padding-right="0.099cm" fo:padding-top="0cm" fo:padding-bottom="0cm" fo:border="0.5pt solid #000001"/>
    </style:style>
    <style:style style:name="Table59.C3" style:family="table-cell">
      <style:table-cell-properties style:vertical-align="middle" fo:padding-left="0.099cm" fo:padding-right="0.099cm" fo:padding-top="0cm" fo:padding-bottom="0cm" fo:border="0.5pt solid #000001"/>
    </style:style>
    <style:style style:name="Table59.A4" style:family="table-cell">
      <style:table-cell-properties style:vertical-align="" fo:padding-left="0.099cm" fo:padding-right="0.099cm" fo:padding-top="0cm" fo:padding-bottom="0cm" fo:border="0.5pt solid #000001"/>
    </style:style>
    <style:style style:name="Table59.B4" style:family="table-cell">
      <style:table-cell-properties style:vertical-align="" fo:padding-left="0.099cm" fo:padding-right="0.099cm" fo:padding-top="0cm" fo:padding-bottom="0cm" fo:border="0.5pt solid #000001"/>
    </style:style>
    <style:style style:name="Table59.C4" style:family="table-cell">
      <style:table-cell-properties style:vertical-align="middle" fo:padding-left="0.099cm" fo:padding-right="0.099cm" fo:padding-top="0cm" fo:padding-bottom="0cm" fo:border="0.5pt solid #000001"/>
    </style:style>
    <style:style style:name="Table59.A5" style:family="table-cell">
      <style:table-cell-properties style:vertical-align="" fo:padding-left="0.099cm" fo:padding-right="0.099cm" fo:padding-top="0cm" fo:padding-bottom="0cm" fo:border="0.5pt solid #000001"/>
    </style:style>
    <style:style style:name="Table59.B5" style:family="table-cell">
      <style:table-cell-properties style:vertical-align="" fo:padding-left="0.099cm" fo:padding-right="0.099cm" fo:padding-top="0cm" fo:padding-bottom="0cm" fo:border="0.5pt solid #000001"/>
    </style:style>
    <style:style style:name="Table59.C5" style:family="table-cell">
      <style:table-cell-properties style:vertical-align="middle" fo:padding-left="0.099cm" fo:padding-right="0.099cm" fo:padding-top="0cm" fo:padding-bottom="0cm" fo:border="0.5pt solid #000001"/>
    </style:style>
    <style:style style:name="Table59.A6" style:family="table-cell">
      <style:table-cell-properties style:vertical-align="" fo:padding-left="0.099cm" fo:padding-right="0.099cm" fo:padding-top="0cm" fo:padding-bottom="0cm" fo:border="0.5pt solid #000001"/>
    </style:style>
    <style:style style:name="Table59.B6" style:family="table-cell">
      <style:table-cell-properties style:vertical-align="" fo:padding-left="0.099cm" fo:padding-right="0.099cm" fo:padding-top="0cm" fo:padding-bottom="0cm" fo:border="0.5pt solid #000001"/>
    </style:style>
    <style:style style:name="Table59.C6" style:family="table-cell">
      <style:table-cell-properties style:vertical-align="middle" fo:padding-left="0.099cm" fo:padding-right="0.099cm" fo:padding-top="0cm" fo:padding-bottom="0cm" fo:border="0.5pt solid #000001"/>
    </style:style>
    <style:style style:name="P1" style:family="paragraph" style:parent-style-name="Body">
      <style:paragraph-properties fo:margin-left="2.286cm" fo:margin-right="0cm" fo:text-indent="0cm" style:auto-text-indent="false"/>
      <style:text-properties style:font-name="Courier"/>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text-properties fo:color="#ff0000" style:font-name="ArialMT" fo:font-size="10pt" fo:language="en" fo:country="US" fo:font-style="italic" style:font-style-asian="italic" style:language-complex="ar" style:country-complex="SA"/>
    </style:style>
    <style:style style:name="P7" style:family="paragraph" style:parent-style-name="Body">
      <style:text-properties fo:color="#ff0000" fo:language="en" fo:country="US" fo:font-style="italic" style:font-style-asian="italic" style:language-complex="ar" style:country-complex="SA"/>
    </style:style>
    <style:style style:name="P8" style:family="paragraph" style:parent-style-name="Body">
      <style:text-properties fo:color="#ff0000" fo:font-style="italic" fo:font-weight="bold" style:font-style-asian="italic" style:font-weight-asian="bold"/>
    </style:style>
    <style:style style:name="P9" style:family="paragraph" style:parent-style-name="Body">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style:font-name="Courier"/>
    </style:style>
    <style:style style:name="P12" style:family="paragraph" style:parent-style-name="Body">
      <style:text-properties style:font-name="Arial"/>
    </style:style>
    <style:style style:name="P13"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Table_20_Contents">
      <style:text-properties fo:font-weight="bold" style:font-weight-asian="bold" style:font-weight-complex="bold"/>
    </style:style>
    <style:style style:name="P24" style:family="paragraph" style:parent-style-name="Standard">
      <style:paragraph-properties fo:margin-left="2.286cm" fo:margin-right="0cm" fo:text-indent="0cm" style:auto-text-indent="false"/>
      <style:text-properties style:font-name="Courier"/>
    </style:style>
    <style:style style:name="P25" style:family="paragraph" style:parent-style-name="Text_20_body">
      <style:paragraph-properties fo:margin-left="2.286cm" fo:margin-right="0cm" fo:text-indent="0cm" style:auto-text-indent="false"/>
      <style:text-properties style:font-name="Courier"/>
    </style:style>
    <style:style style:name="P26" style:family="paragraph" style:parent-style-name="Body">
      <style:paragraph-properties fo:margin-left="2.286cm" fo:margin-right="0cm" fo:text-indent="0cm" style:auto-text-indent="false"/>
    </style:style>
    <style:style style:name="P27" style:family="paragraph" style:parent-style-name="Body">
      <style:paragraph-properties fo:margin-left="2.286cm" fo:margin-right="0cm" fo:text-indent="0cm" style:auto-text-indent="false"/>
      <style:text-properties style:font-name="Courier"/>
    </style:style>
    <style:style style:name="P2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9" style:family="paragraph" style:parent-style-name="Text_20_body">
      <style:text-properties style:font-name="ArialMT" fo:font-size="10pt"/>
    </style:style>
    <style:style style:name="P30" style:family="paragraph" style:parent-style-name="Text_20_body">
      <style:text-properties style:font-name="Arial" fo:font-size="10pt"/>
    </style:style>
    <style:style style:name="P31" style:family="paragraph" style:parent-style-name="Text_20_body">
      <style:text-properties style:font-name="Arial" fo:font-size="10pt" style:font-size-asian="10pt" style:font-size-complex="10pt"/>
    </style:style>
    <style:style style:name="P3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4" style:family="paragraph" style:parent-style-name="Heading_20_1">
      <style:text-properties fo:language="en" fo:country="US" style:language-complex="ar" style:country-complex="SA"/>
    </style:style>
    <style:style style:name="P35" style:family="paragraph" style:parent-style-name="Heading_20_1">
      <style:paragraph-properties fo:break-before="page"/>
      <style:text-properties fo:language="en" fo:country="US" style:language-complex="ar" style:country-complex="SA"/>
    </style:style>
    <style:style style:name="P36" style:family="paragraph" style:parent-style-name="Heading_20_2">
      <style:text-properties fo:language="en" fo:country="US" style:language-complex="ar" style:country-complex="SA"/>
    </style:style>
    <style:style style:name="P37" style:family="paragraph" style:parent-style-name="Heading_20_2">
      <style:text-properties officeooo:rsid="00201a72" officeooo:paragraph-rsid="00201a72"/>
    </style:style>
    <style:style style:name="P38" style:family="paragraph" style:parent-style-name="Heading_20_3">
      <style:text-properties officeooo:rsid="001386ab" officeooo:paragraph-rsid="001386ab"/>
    </style:style>
    <style:style style:name="P39" style:family="paragraph" style:parent-style-name="Heading_20_3">
      <style:text-properties officeooo:rsid="00150eea" officeooo:paragraph-rsid="00150eea"/>
    </style:style>
    <style:style style:name="P40" style:family="paragraph" style:parent-style-name="Heading_20_3">
      <style:text-properties officeooo:rsid="0019df46" officeooo:paragraph-rsid="0019df46"/>
    </style:style>
    <style:style style:name="P41" style:family="paragraph" style:parent-style-name="Heading_20_3">
      <style:text-properties officeooo:rsid="001bf9ce" officeooo:paragraph-rsid="001bf9ce"/>
    </style:style>
    <style:style style:name="P42" style:family="paragraph" style:parent-style-name="Heading_20_3">
      <style:text-properties officeooo:paragraph-rsid="00221bdd"/>
    </style:style>
    <style:style style:name="P43" style:family="paragraph" style:parent-style-name="Heading_20_3">
      <style:text-properties officeooo:rsid="0023cc29" officeooo:paragraph-rsid="0023cc29"/>
    </style:style>
    <style:style style:name="P44" style:family="paragraph" style:parent-style-name="Body" style:list-style-name="L1"/>
    <style:style style:name="P45" style:family="paragraph" style:parent-style-name="Body" style:list-style-name="L2"/>
    <style:style style:name="P46" style:family="paragraph" style:parent-style-name="Body" style:list-style-name="L3"/>
    <style:style style:name="P47" style:family="paragraph" style:parent-style-name="Body">
      <style:text-properties officeooo:rsid="001386ab" officeooo:paragraph-rsid="001386ab"/>
    </style:style>
    <style:style style:name="P48" style:family="paragraph" style:parent-style-name="Body" style:list-style-name="L4">
      <style:text-properties officeooo:rsid="00150eea" officeooo:paragraph-rsid="00150eea"/>
    </style:style>
    <style:style style:name="P49" style:family="paragraph" style:parent-style-name="Body" style:list-style-name="L4">
      <style:text-properties officeooo:rsid="00150eea" officeooo:paragraph-rsid="00158c61"/>
    </style:style>
    <style:style style:name="P50" style:family="paragraph" style:parent-style-name="Body" style:list-style-name="L4">
      <style:text-properties officeooo:rsid="00150eea" officeooo:paragraph-rsid="0018f61d"/>
    </style:style>
    <style:style style:name="P51" style:family="paragraph" style:parent-style-name="Body">
      <style:text-properties officeooo:rsid="00150eea" officeooo:paragraph-rsid="0018f61d"/>
    </style:style>
    <style:style style:name="P52" style:family="paragraph" style:parent-style-name="Body" style:list-style-name="L4">
      <style:text-properties officeooo:rsid="00158c61" officeooo:paragraph-rsid="00158c61"/>
    </style:style>
    <style:style style:name="P53" style:family="paragraph" style:parent-style-name="Body" style:list-style-name="L4">
      <style:text-properties officeooo:rsid="001701a9" officeooo:paragraph-rsid="001701a9"/>
    </style:style>
    <style:style style:name="P54" style:family="paragraph" style:parent-style-name="Body">
      <style:text-properties officeooo:rsid="00188a5b" officeooo:paragraph-rsid="0018f61d"/>
    </style:style>
    <style:style style:name="P55" style:family="paragraph" style:parent-style-name="Body">
      <style:text-properties officeooo:rsid="0018f61d" officeooo:paragraph-rsid="0018f61d"/>
    </style:style>
    <style:style style:name="P56" style:family="paragraph" style:parent-style-name="Body">
      <style:text-properties officeooo:rsid="0019df46" officeooo:paragraph-rsid="0019df46"/>
    </style:style>
    <style:style style:name="P57" style:family="paragraph" style:parent-style-name="Body">
      <style:text-properties officeooo:paragraph-rsid="001a0c80"/>
    </style:style>
    <style:style style:name="P58" style:family="paragraph" style:parent-style-name="Body">
      <style:text-properties officeooo:rsid="001c1b7b" officeooo:paragraph-rsid="001c1b7b"/>
    </style:style>
    <style:style style:name="P59" style:family="paragraph" style:parent-style-name="Body" style:list-style-name="L5">
      <style:text-properties officeooo:rsid="001c1b7b" officeooo:paragraph-rsid="001c1b7b"/>
    </style:style>
    <style:style style:name="P60" style:family="paragraph" style:parent-style-name="Body">
      <style:text-properties officeooo:rsid="001c278f" officeooo:paragraph-rsid="001c278f"/>
    </style:style>
    <style:style style:name="P61" style:family="paragraph" style:parent-style-name="Body">
      <style:text-properties officeooo:rsid="001cfc8c" officeooo:paragraph-rsid="001cfc8c"/>
    </style:style>
    <style:style style:name="P62" style:family="paragraph" style:parent-style-name="Body">
      <style:text-properties officeooo:rsid="00201a72" officeooo:paragraph-rsid="00201a72"/>
    </style:style>
    <style:style style:name="P63" style:family="paragraph" style:parent-style-name="Body" style:list-style-name="L6">
      <style:text-properties officeooo:paragraph-rsid="00201a72"/>
    </style:style>
    <style:style style:name="P64" style:family="paragraph" style:parent-style-name="Body">
      <style:text-properties officeooo:rsid="0022125a" officeooo:paragraph-rsid="0022125a"/>
    </style:style>
    <style:style style:name="P65" style:family="paragraph" style:parent-style-name="Body">
      <style:text-properties officeooo:rsid="0022125a" officeooo:paragraph-rsid="00221bdd"/>
    </style:style>
    <style:style style:name="P66" style:family="paragraph" style:parent-style-name="Body">
      <style:text-properties officeooo:rsid="00221bdd" officeooo:paragraph-rsid="00221bdd"/>
    </style:style>
    <style:style style:name="P67" style:family="paragraph" style:parent-style-name="Body" style:list-style-name="L7">
      <style:text-properties officeooo:paragraph-rsid="00221bdd"/>
    </style:style>
    <style:style style:name="P68" style:family="paragraph" style:parent-style-name="Body">
      <style:text-properties officeooo:rsid="0023cc29" officeooo:paragraph-rsid="0023cc29"/>
    </style:style>
    <style:style style:name="P69" style:family="paragraph" style:parent-style-name="Body">
      <style:text-properties officeooo:rsid="0023cc29" officeooo:paragraph-rsid="002595c2"/>
    </style:style>
    <style:style style:name="P70" style:family="paragraph" style:parent-style-name="Body" style:list-style-name="L8">
      <style:text-properties style:font-name="Monaco" officeooo:rsid="002595c2" officeooo:paragraph-rsid="002595c2"/>
    </style:style>
    <style:style style:name="P71" style:family="paragraph" style:parent-style-name="Body">
      <style:text-properties officeooo:rsid="0026a5cd" officeooo:paragraph-rsid="00274457"/>
    </style:style>
    <style:style style:name="P72" style:family="paragraph" style:parent-style-name="Body">
      <style:paragraph-properties fo:margin-left="2.286cm" fo:margin-right="0cm" fo:text-indent="0cm" style:auto-text-indent="false"/>
      <style:text-properties style:font-name="Courier"/>
    </style:style>
    <style:style style:name="P7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4" style:family="paragraph" style:parent-style-name="CellBody">
      <style:paragraph-properties style:snap-to-layout-grid="false"/>
      <style:text-properties fo:language="en" fo:country="US" officeooo:rsid="00112df3" officeooo:paragraph-rsid="00112df3" style:language-complex="ar" style:country-complex="SA"/>
    </style:style>
    <style:style style:name="P75" style:family="paragraph" style:parent-style-name="CellBody">
      <style:text-properties officeooo:rsid="00112df3" officeooo:paragraph-rsid="00112df3"/>
    </style:style>
    <style:style style:name="P76" style:family="paragraph" style:parent-style-name="Definition_20_Term">
      <style:text-properties fo:language="en" fo:country="US" style:language-complex="ar" style:country-complex="SA"/>
    </style:style>
    <style:style style:name="P77" style:family="paragraph" style:parent-style-name="Definition_20_Term" style:list-style-name="WW8Num3"/>
    <style:style style:name="P78" style:family="paragraph" style:parent-style-name="Definition_20_Term" style:list-style-name="WW8Num3">
      <style:text-properties officeooo:paragraph-rsid="00158c61"/>
    </style:style>
    <style:style style:name="P79"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80"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81" style:family="paragraph" style:parent-style-name="Package_20_Heading" style:master-page-name="Converted4">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82" style:family="paragraph" style:parent-style-name="Package_20_Heading" style:master-page-name="Converted1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83"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84" style:family="paragraph" style:parent-style-name="Class_20_Heading" style:master-page-name="Converted5">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85" style:family="paragraph" style:parent-style-name="Class_20_Heading" style:master-page-name="Converted1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86"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87" style:family="paragraph" style:parent-style-name="Class_20_Heading" style:master-page-name="Converted6">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88" style:family="paragraph" style:parent-style-name="Class_20_Heading" style:master-page-name="Converted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89"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90" style:family="paragraph" style:parent-style-name="Class_20_Heading" style:master-page-name="Converted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91"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92"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93"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94"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95"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96"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97"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98"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99"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00"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01"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02" style:family="paragraph" style:parent-style-name="List_20_Heading">
      <style:paragraph-properties fo:margin-top="0.494cm" fo:margin-bottom="0.039cm" loext:contextual-spacing="false" fo:text-align="start" style:justify-single-word="false" fo:orphans="2" fo:widows="2" fo:keep-with-next="always"/>
    </style:style>
    <style:style style:name="P103" style:family="paragraph" style:parent-style-name="Standard" style:list-style-name="WW8Num3"/>
    <style:style style:name="P104" style:family="paragraph" style:parent-style-name="Standard">
      <style:paragraph-properties fo:line-height="0.494cm"/>
      <style:text-properties style:font-name="Arial1"/>
    </style:style>
    <style:style style:name="P105" style:family="paragraph" style:parent-style-name="Standard">
      <style:paragraph-properties fo:line-height="0.469cm"/>
      <style:text-properties style:font-name="Arial1"/>
    </style:style>
    <style:style style:name="P106" style:family="paragraph" style:parent-style-name="Standard">
      <style:paragraph-properties fo:text-align="start" style:justify-single-word="false" fo:orphans="2" fo:widows="2"/>
    </style:style>
    <style:style style:name="P107" style:family="paragraph" style:parent-style-name="Standard">
      <style:paragraph-properties fo:text-align="start" style:justify-single-word="false" fo:keep-together="always" fo:orphans="2" fo:widows="2"/>
    </style:style>
    <style:style style:name="P108" style:family="paragraph" style:parent-style-name="Standard" style:list-style-name="WW8Num3">
      <style:text-properties officeooo:rsid="00158c61" officeooo:paragraph-rsid="00158c61"/>
    </style:style>
    <style:style style:name="P109" style:family="paragraph" style:parent-style-name="Standard">
      <style:paragraph-properties fo:margin-top="0cm" fo:margin-bottom="0.494cm" loext:contextual-spacing="false" fo:text-align="start" style:justify-single-word="false" fo:orphans="2" fo:widows="2"/>
    </style:style>
    <style:style style:name="P110" style:family="paragraph" style:parent-style-name="Standard">
      <style:paragraph-properties fo:margin-top="0cm" fo:margin-bottom="0.494cm" loext:contextual-spacing="false" fo:text-align="start" style:justify-single-word="false" fo:keep-together="always" fo:orphans="2" fo:widows="2"/>
    </style:style>
    <style:style style:name="P111" style:family="paragraph" style:parent-style-name="Standard">
      <style:paragraph-properties fo:margin-top="0.095cm" fo:margin-bottom="0.095cm" loext:contextual-spacing="false" fo:text-align="start" style:justify-single-word="false" fo:orphans="2" fo:widows="2"/>
    </style:style>
    <style:style style:name="P112"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13" style:family="paragraph" style:parent-style-name="Standard">
      <style:paragraph-properties fo:margin-top="0.095cm" fo:margin-bottom="0.095cm" loext:contextual-spacing="false" fo:text-align="center" style:justify-single-word="false" fo:orphans="2" fo:widows="2"/>
    </style:style>
    <style:style style:name="P114"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15" style:family="paragraph" style:parent-style-name="Standard">
      <style:paragraph-properties fo:text-align="start" style:justify-single-word="false" fo:orphans="2" fo:widows="2" fo:padding="0cm" fo:border-left="none" fo:border-right="none" fo:border-top="none" fo:border-bottom="0.51pt solid #000001"/>
    </style:style>
    <style:style style:name="P116" style:family="paragraph" style:parent-style-name="Standard">
      <style:paragraph-properties fo:margin-top="0.494cm" fo:margin-bottom="0cm" loext:contextual-spacing="false" fo:text-align="start" style:justify-single-word="false" fo:orphans="2" fo:widows="2"/>
    </style:style>
    <style:style style:name="P117"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18"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19"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20" style:family="paragraph" style:parent-style-name="Standard">
      <style:paragraph-properties fo:margin-left="1.27cm" fo:margin-right="0cm" fo:text-align="start" style:justify-single-word="false" fo:orphans="2" fo:widows="2" fo:text-indent="0cm" style:auto-text-indent="false" fo:keep-with-next="always"/>
    </style:style>
    <style:style style:name="P121"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22" style:family="paragraph" style:parent-style-name="Standard">
      <style:paragraph-properties fo:margin-left="1.27cm" fo:margin-right="0cm" fo:text-align="start" style:justify-single-word="false" fo:orphans="2" fo:widows="2" fo:text-indent="0cm" style:auto-text-indent="false"/>
    </style:style>
    <style:style style:name="P123" style:family="paragraph" style:parent-style-name="Standard">
      <style:paragraph-properties fo:margin-top="0.494cm" fo:margin-bottom="0.494cm" loext:contextual-spacing="false" fo:text-align="start" style:justify-single-word="false" fo:orphans="2" fo:widows="2"/>
    </style:style>
    <style:style style:name="P124" style:family="paragraph" style:parent-style-name="Standard">
      <style:paragraph-properties fo:margin-top="0cm" fo:margin-bottom="0.423cm" loext:contextual-spacing="false" fo:text-align="start" style:justify-single-word="false" fo:orphans="2" fo:widows="2"/>
    </style:style>
    <style:style style:name="P125" style:family="paragraph" style:parent-style-name="Standard">
      <style:paragraph-properties fo:text-align="start" style:justify-single-word="false" fo:orphans="2" fo:widows="2" fo:keep-with-next="always"/>
    </style:style>
    <style:style style:name="P126" style:family="paragraph" style:parent-style-name="Standard">
      <style:paragraph-properties fo:text-align="start" style:justify-single-word="false" fo:keep-together="always" fo:orphans="2" fo:widows="2" fo:keep-with-next="always"/>
    </style:style>
    <style:style style:name="P127" style:family="paragraph" style:parent-style-name="Standard">
      <style:paragraph-properties fo:margin-top="0.441cm" fo:margin-bottom="0.494cm" loext:contextual-spacing="false" fo:text-align="start" style:justify-single-word="false" fo:keep-together="always" fo:orphans="2" fo:widows="2"/>
    </style:style>
    <style:style style:name="P128"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29"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30" style:family="paragraph" style:parent-style-name="Standard">
      <style:paragraph-properties fo:margin-top="0.081cm" fo:margin-bottom="0.081cm" loext:contextual-spacing="false" fo:text-align="center" style:justify-single-word="false" fo:orphans="2" fo:widows="2"/>
    </style:style>
    <style:style style:name="P131"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32" style:family="paragraph" style:parent-style-name="Standard">
      <style:paragraph-properties fo:margin-top="0.081cm" fo:margin-bottom="0.081cm" loext:contextual-spacing="false" fo:text-align="end" style:justify-single-word="false" fo:orphans="2" fo:widows="2"/>
    </style:style>
    <style:style style:name="P133" style:family="paragraph" style:parent-style-name="Standard">
      <style:paragraph-properties fo:margin-top="0.081cm" fo:margin-bottom="0.081cm" loext:contextual-spacing="false" fo:text-align="end" style:justify-single-word="false" fo:orphans="2" fo:widows="2">
        <style:tab-stops/>
      </style:paragraph-properties>
    </style:style>
    <style:style style:name="P134" style:family="paragraph" style:parent-style-name="Standard">
      <style:paragraph-properties fo:margin-top="0.081cm" fo:margin-bottom="0cm" loext:contextual-spacing="false" fo:text-align="start" style:justify-single-word="false" fo:orphans="2" fo:widows="2"/>
    </style:style>
    <style:style style:name="P135" style:family="paragraph" style:parent-style-name="Standard">
      <style:paragraph-properties fo:margin-top="0.081cm" fo:margin-bottom="0cm" loext:contextual-spacing="false" fo:text-align="start" style:justify-single-word="false" fo:orphans="2" fo:widows="2">
        <style:tab-stops/>
      </style:paragraph-properties>
    </style:style>
    <style:style style:name="P13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3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38" style:family="paragraph" style:parent-style-name="Standard">
      <style:paragraph-properties fo:margin-left="2.54cm" fo:margin-right="0cm" fo:text-align="start" style:justify-single-word="false" fo:orphans="2" fo:widows="2" fo:text-indent="0cm" style:auto-text-indent="false"/>
    </style:style>
    <style:style style:name="P139"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40"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41"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42"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officeooo:rsid="00188a5b"/>
    </style:style>
    <style:style style:name="T2" style:family="text">
      <style:text-properties style:font-name="Courier"/>
    </style:style>
    <style:style style:name="T3" style:family="text">
      <style:text-properties officeooo:rsid="001cfc8c"/>
    </style:style>
    <style:style style:name="T4" style:family="text">
      <style:text-properties style:font-name="Courier"/>
    </style:style>
    <style:style style:name="T5" style:family="text">
      <style:text-properties style:font-name="Courier" style:font-size-asian="10pt" style:font-size-complex="10pt"/>
    </style:style>
    <style:style style:name="T6" style:family="text">
      <style:text-properties style:font-name="Courier" officeooo:rsid="00221bdd"/>
    </style:style>
    <style:style style:name="T7" style:family="text">
      <style:text-properties style:font-name="Courier" officeooo:rsid="00274457"/>
    </style:style>
    <style:style style:name="T8" style:family="text">
      <style:text-properties style:font-name="Arial"/>
    </style:style>
    <style:style style:name="T9" style:family="text">
      <style:text-properties style:font-name="Arial" style:font-size-asian="10pt" style:font-size-complex="10pt"/>
    </style:style>
    <style:style style:name="T10" style:family="text">
      <style:text-properties fo:font-size="14pt" fo:font-weight="normal" style:font-size-asian="14pt" style:font-weight-asian="normal"/>
    </style:style>
    <style:style style:name="T11" style:family="text">
      <style:text-properties fo:language="en" fo:country="US" style:language-complex="ar" style:country-complex="SA"/>
    </style:style>
    <style:style style:name="T12" style:family="text">
      <style:text-properties style:font-name="Courier New"/>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officeooo:rsid="00221bdd"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style:font-name-asian="Times New Roman" style:font-size-asian="10pt" style:font-name-complex="Times New Roman" style:font-size-complex="10pt"/>
    </style:style>
    <style:style style:name="T16" style:family="text">
      <style:text-properties fo:color="#000000" style:font-name="Arial1"/>
    </style:style>
    <style:style style:name="T17" style:family="text">
      <style:text-properties fo:color="#000000" style:font-name="Arial1" fo:font-size="10pt" style:font-size-asian="10pt"/>
    </style:style>
    <style:style style:name="T18" style:family="text">
      <style:text-properties style:font-name="Courier New1"/>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name="CourierNewPSMT"/>
    </style:style>
    <style:style style:name="T22" style:family="text">
      <style:text-properties style:font-name="ProductusOSGiBookc" fo:font-size="9pt"/>
    </style:style>
    <style:style style:name="T23" style:family="text">
      <style:text-properties fo:color="#0000ff" style:text-underline-style="solid" style:text-underline-width="auto" style:text-underline-color="font-color"/>
    </style:style>
    <style:style style:name="T24" style:family="text">
      <style:text-properties fo:color="#0000ff" style:font-name="Arial1" fo:font-size="10pt" style:text-underline-style="solid" style:text-underline-width="auto" style:text-underline-color="font-color" fo:font-weight="bold" style:font-size-asian="10pt" style:font-weight-asian="bold"/>
    </style:style>
    <style:style style:name="T25" style:family="text">
      <style:text-properties fo:color="#0000ff" style:font-name="Courier New2" fo:font-size="7pt" style:text-underline-style="solid" style:text-underline-width="auto" style:text-underline-color="font-color" style:font-size-asian="7pt"/>
    </style:style>
    <style:style style:name="T26" style:family="text">
      <style:text-properties fo:color="#0000ff" style:font-name="Courier New2" style:text-underline-style="solid" style:text-underline-width="auto" style:text-underline-color="font-color" fo:font-weight="bold" style:font-weight-asian="bold"/>
    </style:style>
    <style:style style:name="T27" style:family="text">
      <style:text-properties fo:color="#0000ff" style:font-name="Courier New2" style:text-underline-style="solid" style:text-underline-width="auto" style:text-underline-color="font-color"/>
    </style:style>
    <style:style style:name="T28" style:family="text">
      <style:text-properties fo:font-weight="normal" style:font-weight-asian="normal"/>
    </style:style>
    <style:style style:name="T29" style:family="text">
      <style:text-properties fo:color="#808080" style:font-name="Verdana1" fo:font-size="7pt" style:font-size-asian="7pt"/>
    </style:style>
    <style:style style:name="T30" style:family="text">
      <style:text-properties fo:color="#808080" style:font-name="Verdana1" fo:font-size="7pt" style:text-underline-style="none" style:font-size-asian="7pt"/>
    </style:style>
    <style:style style:name="T31" style:family="text">
      <style:text-properties style:font-name="Arial1"/>
    </style:style>
    <style:style style:name="T32" style:family="text">
      <style:text-properties style:font-name="Arial1" fo:font-size="9pt" style:font-size-asian="9pt"/>
    </style:style>
    <style:style style:name="T33" style:family="text">
      <style:text-properties style:font-name="Arial1" fo:font-size="9pt" fo:font-weight="bold" style:font-size-asian="9pt" style:font-weight-asian="bold"/>
    </style:style>
    <style:style style:name="T34" style:family="text">
      <style:text-properties style:font-name="Arial1" fo:font-size="12pt" fo:font-weight="bold" style:font-size-asian="12pt" style:font-weight-asian="bold"/>
    </style:style>
    <style:style style:name="T35" style:family="text">
      <style:text-properties style:font-name="Arial1" fo:font-weight="bold" style:font-weight-asian="bold"/>
    </style:style>
    <style:style style:name="T36" style:family="text">
      <style:text-properties style:font-name="Arial1" fo:font-size="10pt" style:font-size-asian="10pt"/>
    </style:style>
    <style:style style:name="T37" style:family="text">
      <style:text-properties style:font-name="Arial1" fo:font-size="10pt" fo:font-style="italic" style:font-size-asian="10pt" style:font-style-asian="italic"/>
    </style:style>
    <style:style style:name="T38" style:family="text">
      <style:text-properties style:font-name="Arial1" fo:font-size="10pt" fo:font-weight="bold" style:font-size-asian="10pt" style:font-weight-asian="bold"/>
    </style:style>
    <style:style style:name="T39" style:family="text">
      <style:text-properties style:font-name="Arial1" fo:font-size="10pt" style:text-underline-style="none" style:font-size-asian="10pt"/>
    </style:style>
    <style:style style:name="T40" style:family="text">
      <style:text-properties style:font-name="Arial1" fo:font-size="16pt" fo:font-weight="bold" style:font-size-asian="16pt" style:font-weight-asian="bold"/>
    </style:style>
    <style:style style:name="T41" style:family="text">
      <style:text-properties style:font-name="Courier New2"/>
    </style:style>
    <style:style style:name="T42" style:family="text">
      <style:text-properties style:font-name="Courier New2" fo:font-size="9pt" style:font-size-asian="9pt"/>
    </style:style>
    <style:style style:name="T43" style:family="text">
      <style:text-properties style:font-name="Courier New2" style:text-underline-style="none"/>
    </style:style>
    <style:style style:name="T44" style:family="text">
      <style:text-properties style:font-name="Courier New2" style:text-underline-style="none" fo:font-weight="normal" style:font-weight-asian="normal"/>
    </style:style>
    <style:style style:name="T45" style:family="text">
      <style:text-properties style:font-name="Courier New2" fo:font-size="7pt" style:font-size-asian="7pt"/>
    </style:style>
    <style:style style:name="T46" style:family="text">
      <style:text-properties style:font-name="Courier New2" fo:font-size="7pt" style:text-underline-style="none" style:font-size-asian="7pt"/>
    </style:style>
    <style:style style:name="T47" style:family="text">
      <style:text-properties style:text-underline-style="none"/>
    </style:style>
    <style:style style:name="T48" style:family="text">
      <style:text-properties style:text-underline-style="none" fo:font-weight="bold" style:font-weight-asian="bold"/>
    </style:style>
    <style:style style:name="T49" style:family="text">
      <style:text-properties style:text-underline-style="none" fo:font-weight="normal" style:font-weight-asian="normal"/>
    </style:style>
    <style:style style:name="T50" style:family="text">
      <style:text-properties style:font-name="Verdana1" fo:font-size="7pt" style:font-size-asian="7pt"/>
    </style:style>
    <style:style style:name="T51" style:family="text">
      <style:text-properties officeooo:rsid="00120d46"/>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150eea" style:font-style-asian="normal" style:font-style-complex="normal"/>
    </style:style>
    <style:style style:name="T55" style:family="text">
      <style:text-properties officeooo:rsid="00150eea"/>
    </style:style>
    <style:style style:name="T56" style:family="text">
      <style:text-properties officeooo:rsid="00158c61"/>
    </style:style>
    <style:style style:name="T57" style:family="text">
      <style:text-properties officeooo:rsid="00188a5b"/>
    </style:style>
    <style:style style:name="T58" style:family="text">
      <style:text-properties officeooo:rsid="0018f61d"/>
    </style:style>
    <style:style style:name="T59" style:family="text">
      <style:text-properties style:font-name="Monaco" fo:font-size="8pt" style:font-size-asian="8pt" style:font-size-complex="8pt"/>
    </style:style>
    <style:style style:name="T60" style:family="text">
      <style:text-properties style:font-name="Monaco" fo:font-size="8pt" officeooo:rsid="001cfc8c" style:font-size-asian="8pt" style:font-size-complex="8pt"/>
    </style:style>
    <style:style style:name="T61" style:family="text">
      <style:text-properties officeooo:rsid="0019df46"/>
    </style:style>
    <style:style style:name="T62" style:family="text">
      <style:text-properties officeooo:rsid="001a0c80"/>
    </style:style>
    <style:style style:name="T63" style:family="text">
      <style:text-properties officeooo:rsid="001cfc8c"/>
    </style:style>
    <style:style style:name="T64" style:family="text">
      <style:text-properties officeooo:rsid="001efa0e"/>
    </style:style>
    <style:style style:name="T65" style:family="text">
      <style:text-properties officeooo:rsid="00201a72"/>
    </style:style>
    <style:style style:name="T66" style:family="text">
      <style:text-properties officeooo:rsid="00221bdd"/>
    </style:style>
    <style:style style:name="T67" style:family="text">
      <style:text-properties style:font-name="Arial2" officeooo:rsid="00221bdd"/>
    </style:style>
    <style:style style:name="T68" style:family="text">
      <style:text-properties style:font-name="Arial2" officeooo:rsid="0023cc29"/>
    </style:style>
    <style:style style:name="T69" style:family="text">
      <style:text-properties officeooo:rsid="002595c2"/>
    </style:style>
    <style:style style:name="T70" style:family="text">
      <style:text-properties officeooo:rsid="002744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6652633803264" text:id="ct106652633803264">
          <text:insertion>
            <office:change-info>
              <dc:creator>Tim Ward</dc:creator>
              <dc:date>2016-11-29T10:31:00</dc:date>
            </office:change-info>
          </text:insertion>
        </text:changed-region>
        <text:changed-region xml:id="ct106652631825952" text:id="ct106652631825952">
          <text:insertion>
            <office:change-info>
              <dc:creator>Tim Ward</dc:creator>
              <dc:date>2016-11-29T10:31:00</dc:date>
            </office:change-info>
          </text:insertion>
        </text:changed-region>
        <text:changed-region xml:id="ct106102878009984" text:id="ct106102878009984">
          <text:insertion>
            <office:change-info>
              <dc:creator>Tim Ward</dc:creator>
              <dc:date>2016-11-29T10:33:00</dc:date>
            </office:change-info>
          </text:insertion>
        </text:changed-region>
        <text:changed-region xml:id="ct105553124349696" text:id="ct105553124349696">
          <text:insertion>
            <office:change-info>
              <dc:creator>Tim Ward</dc:creator>
              <dc:date>2016-11-29T10:47:00</dc:date>
            </office:change-info>
          </text:insertion>
        </text:changed-region>
        <text:changed-region xml:id="ct105553126461856" text:id="ct105553126461856">
          <text:insertion>
            <office:change-info>
              <dc:creator>Tim Ward</dc:creator>
              <dc:date>2016-11-29T10:54:00</dc:date>
            </office:change-info>
          </text:insertion>
        </text:changed-region>
        <text:changed-region xml:id="ct105553170503616" text:id="ct105553170503616">
          <text:insertion>
            <office:change-info>
              <dc:creator>Tim Ward</dc:creator>
              <dc:date>2016-11-29T14:14:00</dc:date>
            </office:change-info>
          </text:insertion>
        </text:changed-region>
        <text:changed-region xml:id="ct106102884327200" text:id="ct106102884327200">
          <text:insertion>
            <office:change-info>
              <dc:creator>Tim Ward</dc:creator>
              <dc:date>2016-11-29T11:18:00</dc:date>
            </office:change-info>
          </text:insertion>
        </text:changed-region>
        <text:changed-region xml:id="ct107202395932800" text:id="ct107202395932800">
          <text:deletion>
            <office:change-info>
              <dc:creator>Tim Ward</dc:creator>
              <dc:date>2016-11-29T11:18:00</dc:date>
            </office:change-info>
            <text:h text:style-name="Heading_20_2" text:outline-level="2">and</text:h>
          </text:deletion>
        </text:changed-region>
        <text:changed-region xml:id="ct106102884331680" text:id="ct106102884331680">
          <text:insertion>
            <office:change-info>
              <dc:creator>Tim Ward</dc:creator>
              <dc:date>2016-11-29T11:18:00</dc:date>
            </office:change-info>
          </text:insertion>
        </text:changed-region>
        <text:changed-region xml:id="ct106102884332128" text:id="ct106102884332128">
          <text:insertion>
            <office:change-info>
              <dc:creator>Tim Ward</dc:creator>
              <dc:date>2016-11-29T11:19:00</dc:date>
            </office:change-info>
          </text:insertion>
        </text:changed-region>
        <text:changed-region xml:id="ct107202402226720" text:id="ct107202402226720">
          <text:insertion>
            <office:change-info>
              <dc:creator>Tim Ward</dc:creator>
              <dc:date>2016-11-29T11:49:00</dc:date>
            </office:change-info>
          </text:insertion>
        </text:changed-region>
        <text:changed-region xml:id="ct105553149474304" text:id="ct105553149474304">
          <text:deletion>
            <office:change-info>
              <dc:creator>Tim Ward</dc:creator>
              <dc:date>2016-11-29T11:49:00</dc:date>
            </office:change-info>
            <text:p text:style-name="Body">and</text:p>
          </text:deletion>
        </text:changed-region>
        <text:changed-region xml:id="ct107202395938624" text:id="ct107202395938624">
          <text:insertion>
            <office:change-info>
              <dc:creator>Tim Ward</dc:creator>
              <dc:date>2016-11-29T11:50:00</dc:date>
            </office:change-info>
          </text:insertion>
        </text:changed-region>
        <text:changed-region xml:id="ct105553149476768" text:id="ct105553149476768">
          <text:insertion>
            <office:change-info>
              <dc:creator>Tim Ward</dc:creator>
              <dc:date>2016-11-29T11:49:00</dc:date>
            </office:change-info>
          </text:insertion>
        </text:changed-region>
        <text:changed-region xml:id="ct105553149497600" text:id="ct105553149497600">
          <text:insertion>
            <office:change-info>
              <dc:creator>Tim Ward</dc:creator>
              <dc:date>2016-11-29T11:50:00</dc:date>
            </office:change-info>
          </text:insertion>
        </text:changed-region>
        <text:changed-region xml:id="ct106652646396704" text:id="ct106652646396704">
          <text:deletion>
            <office:change-info>
              <dc:creator>Tim Ward</dc:creator>
              <dc:date>2016-11-29T11:50:00</dc:date>
            </office:change-info>
            <text:p text:style-name="Body">whereas</text:p>
          </text:deletion>
        </text:changed-region>
        <text:changed-region xml:id="ct107202402236800" text:id="ct107202402236800">
          <text:insertion>
            <office:change-info>
              <dc:creator>Tim Ward</dc:creator>
              <dc:date>2016-11-29T11:50:00</dc:date>
            </office:change-info>
          </text:insertion>
        </text:changed-region>
        <text:changed-region xml:id="ct105553149535456" text:id="ct105553149535456">
          <text:insertion>
            <office:change-info>
              <dc:creator>Tim Ward</dc:creator>
              <dc:date>2016-11-29T11:51:00</dc:date>
            </office:change-info>
          </text:insertion>
        </text:changed-region>
        <text:changed-region xml:id="ct106102890684512" text:id="ct106102890684512">
          <text:deletion>
            <office:change-info>
              <dc:creator>Tim Ward</dc:creator>
              <dc:date>2016-11-29T11:50:00</dc:date>
            </office:change-info>
            <text:p text:style-name="Body"><text:span text:style-name="T1">.</text:span></text:p>
          </text:deletion>
        </text:changed-region>
        <text:changed-region xml:id="ct106102890660096" text:id="ct106102890660096">
          <text:deletion>
            <office:change-info>
              <dc:creator>Tim Ward</dc:creator>
              <dc:date>2016-11-29T11:43:00</dc:date>
            </office:change-info>
            <text:p text:style-name="Body"><text:span text:style-name="T2"><text:s/></text:span></text:p>
          </text:deletion>
        </text:changed-region>
        <text:changed-region xml:id="ct106102892660928" text:id="ct106102892660928">
          <text:insertion>
            <office:change-info>
              <dc:creator>Tim Ward</dc:creator>
              <dc:date>2016-11-29T11:51:00</dc:date>
            </office:change-info>
          </text:insertion>
        </text:changed-region>
        <text:changed-region xml:id="ct106652646410144" text:id="ct106652646410144">
          <text:insertion>
            <office:change-info>
              <dc:creator>Tim Ward</dc:creator>
              <dc:date>2016-11-29T11:52:00</dc:date>
            </office:change-info>
          </text:insertion>
        </text:changed-region>
        <text:changed-region xml:id="ct105553151599904" text:id="ct105553151599904">
          <text:insertion>
            <office:change-info>
              <dc:creator>Tim Ward</dc:creator>
              <dc:date>2016-11-29T11:53:00</dc:date>
            </office:change-info>
          </text:insertion>
        </text:changed-region>
        <text:changed-region xml:id="ct106652646441280" text:id="ct106652646441280">
          <text:insertion>
            <office:change-info>
              <dc:creator>Tim Ward</dc:creator>
              <dc:date>2016-11-29T11:54:00</dc:date>
            </office:change-info>
          </text:insertion>
        </text:changed-region>
        <text:changed-region xml:id="ct106102892712896" text:id="ct106102892712896">
          <text:insertion>
            <office:change-info>
              <dc:creator>Tim Ward</dc:creator>
              <dc:date>2016-11-29T11:56:00</dc:date>
            </office:change-info>
          </text:insertion>
        </text:changed-region>
        <text:changed-region xml:id="ct106652646455840" text:id="ct106652646455840">
          <text:insertion>
            <office:change-info>
              <dc:creator>Tim Ward</dc:creator>
              <dc:date>2016-11-29T11:57:00</dc:date>
            </office:change-info>
          </text:insertion>
        </text:changed-region>
        <text:changed-region xml:id="ct107202402280704" text:id="ct107202402280704">
          <text:insertion>
            <office:change-info>
              <dc:creator>Tim Ward</dc:creator>
              <dc:date>2016-11-29T11:58:00</dc:date>
            </office:change-info>
          </text:insertion>
        </text:changed-region>
        <text:changed-region xml:id="ct106652633844480" text:id="ct106652633844480">
          <text:insertion>
            <office:change-info>
              <dc:creator>Tim Ward</dc:creator>
              <dc:date>2016-11-29T10:58:00</dc:date>
            </office:change-info>
          </text:insertion>
        </text:changed-region>
        <text:changed-region xml:id="ct106652633844032" text:id="ct106652633844032">
          <text:insertion>
            <office:change-info>
              <dc:creator>Tim Ward</dc:creator>
              <dc:date>2016-11-29T10:59:00</dc:date>
            </office:change-info>
          </text:insertion>
        </text:changed-region>
        <text:changed-region xml:id="ct105553128485760" text:id="ct105553128485760">
          <text:insertion>
            <office:change-info>
              <dc:creator>Tim Ward</dc:creator>
              <dc:date>2016-11-29T11:00:00</dc:date>
            </office:change-info>
          </text:insertion>
        </text:changed-region>
        <text:changed-region xml:id="ct107202389700928" text:id="ct107202389700928">
          <text:insertion>
            <office:change-info>
              <dc:creator>Tim Ward</dc:creator>
              <dc:date>2016-11-29T11:04:00</dc:date>
            </office:change-info>
          </text:insertion>
        </text:changed-region>
        <text:changed-region xml:id="ct106102878080320" text:id="ct106102878080320">
          <text:insertion>
            <office:change-info>
              <dc:creator>Tim Ward</dc:creator>
              <dc:date>2016-11-29T11:05:00</dc:date>
            </office:change-info>
          </text:insertion>
        </text:changed-region>
        <text:changed-region xml:id="ct105553128541984" text:id="ct105553128541984">
          <text:insertion>
            <office:change-info>
              <dc:creator>Tim Ward</dc:creator>
              <dc:date>2016-11-29T11:06:00</dc:date>
            </office:change-info>
          </text:insertion>
        </text:changed-region>
        <text:changed-region xml:id="ct107202389715488" text:id="ct107202389715488">
          <text:insertion>
            <office:change-info>
              <dc:creator>Tim Ward</dc:creator>
              <dc:date>2016-11-29T11:07:00</dc:date>
            </office:change-info>
          </text:insertion>
        </text:changed-region>
        <text:changed-region xml:id="ct106102880079584" text:id="ct106102880079584">
          <text:insertion>
            <office:change-info>
              <dc:creator>Tim Ward</dc:creator>
              <dc:date>2016-11-29T11:08:00</dc:date>
            </office:change-info>
          </text:insertion>
        </text:changed-region>
        <text:changed-region xml:id="ct107202391709824" text:id="ct107202391709824">
          <text:insertion>
            <office:change-info>
              <dc:creator>Tim Ward</dc:creator>
              <dc:date>2016-11-29T11:09:00</dc:date>
            </office:change-info>
          </text:insertion>
        </text:changed-region>
        <text:changed-region xml:id="ct107202395942208" text:id="ct107202395942208">
          <text:insertion>
            <office:change-info>
              <dc:creator>Tim Ward</dc:creator>
              <dc:date>2016-11-29T11:43:00</dc:date>
            </office:change-info>
          </text:insertion>
        </text:changed-region>
        <text:changed-region xml:id="ct105553157896064" text:id="ct105553157896064">
          <text:insertion>
            <office:change-info>
              <dc:creator>Tim Ward</dc:creator>
              <dc:date>2016-11-29T12:10:00</dc:date>
            </office:change-info>
          </text:insertion>
        </text:changed-region>
        <text:changed-region xml:id="ct107202391711840" text:id="ct107202391711840">
          <text:insertion>
            <office:change-info>
              <dc:creator>Tim Ward</dc:creator>
              <dc:date>2016-11-29T11:10:00</dc:date>
            </office:change-info>
          </text:insertion>
        </text:changed-region>
        <text:changed-region xml:id="ct106652635905792" text:id="ct106652635905792">
          <text:insertion>
            <office:change-info>
              <dc:creator>Tim Ward</dc:creator>
              <dc:date>2016-11-29T11:11:00</dc:date>
            </office:change-info>
          </text:insertion>
        </text:changed-region>
        <text:changed-region xml:id="ct107202402225600" text:id="ct107202402225600">
          <text:insertion>
            <office:change-info>
              <dc:creator>Tim Ward</dc:creator>
              <dc:date>2016-11-29T11:32:00</dc:date>
            </office:change-info>
          </text:insertion>
        </text:changed-region>
        <text:changed-region xml:id="ct106102903243680" text:id="ct106102903243680">
          <text:insertion>
            <office:change-info>
              <dc:creator>Tim Ward</dc:creator>
              <dc:date>2016-11-29T14:23:00</dc:date>
            </office:change-info>
          </text:insertion>
        </text:changed-region>
        <text:changed-region xml:id="ct105553185160160" text:id="ct105553185160160">
          <text:insertion>
            <office:change-info>
              <dc:creator>Tim Ward</dc:creator>
              <dc:date>2016-11-29T14:51:00</dc:date>
            </office:change-info>
          </text:insertion>
        </text:changed-region>
        <text:changed-region xml:id="ct105553185158816" text:id="ct105553185158816">
          <text:insertion>
            <office:change-info>
              <dc:creator>Tim Ward</dc:creator>
              <dc:date>2016-11-29T14:23:00</dc:date>
            </office:change-info>
          </text:insertion>
        </text:changed-region>
        <text:changed-region xml:id="ct106652661178912" text:id="ct106652661178912">
          <text:insertion>
            <office:change-info>
              <dc:creator>Tim Ward</dc:creator>
              <dc:date>2016-11-29T14:52:00</dc:date>
            </office:change-info>
          </text:insertion>
        </text:changed-region>
        <text:changed-region xml:id="ct106652661178464" text:id="ct106652661178464">
          <text:insertion>
            <office:change-info>
              <dc:creator>Tim Ward</dc:creator>
              <dc:date>2016-11-29T14:23:00</dc:date>
            </office:change-info>
          </text:insertion>
        </text:changed-region>
        <text:changed-region xml:id="ct106652665317664" text:id="ct106652665317664">
          <text:insertion>
            <office:change-info>
              <dc:creator>Tim Ward</dc:creator>
              <dc:date>2016-11-29T15:51:00</dc:date>
            </office:change-info>
          </text:insertion>
        </text:changed-region>
        <text:changed-region xml:id="ct107202419059040" text:id="ct107202419059040">
          <text:insertion>
            <office:change-info>
              <dc:creator>Tim Ward</dc:creator>
              <dc:date>2016-11-29T15:52:00</dc:date>
            </office:change-info>
          </text:insertion>
        </text:changed-region>
        <text:changed-region xml:id="ct106102911608544" text:id="ct106102911608544">
          <text:insertion>
            <office:change-info>
              <dc:creator>Tim Ward</dc:creator>
              <dc:date>2016-11-29T15:53:00</dc:date>
            </office:change-info>
          </text:insertion>
        </text:changed-region>
        <text:changed-region xml:id="ct106652656892992" text:id="ct106652656892992">
          <text:insertion>
            <office:change-info>
              <dc:creator>Tim Ward</dc:creator>
              <dc:date>2016-11-29T14:06:00</dc:date>
            </office:change-info>
          </text:insertion>
        </text:changed-region>
        <text:changed-region xml:id="ct106102903193504" text:id="ct106102903193504">
          <text:insertion>
            <office:change-info>
              <dc:creator>Tim Ward</dc:creator>
              <dc:date>2016-11-29T14:07:00</dc:date>
            </office:change-info>
          </text:insertion>
        </text:changed-region>
        <text:changed-region xml:id="ct106102903198880" text:id="ct106102903198880">
          <text:insertion>
            <office:change-info>
              <dc:creator>Tim Ward</dc:creator>
              <dc:date>2016-11-29T14:08:00</dc:date>
            </office:change-info>
          </text:insertion>
        </text:changed-region>
        <text:changed-region xml:id="ct106652656912928" text:id="ct106652656912928">
          <text:insertion>
            <office:change-info>
              <dc:creator>Tim Ward</dc:creator>
              <dc:date>2016-11-29T14:13:00</dc:date>
            </office:change-info>
          </text:insertion>
        </text:changed-region>
        <text:changed-region xml:id="ct106652656891872" text:id="ct106652656891872">
          <text:insertion>
            <office:change-info>
              <dc:creator>Tim Ward</dc:creator>
              <dc:date>2016-11-29T14:06:00</dc:date>
            </office:change-info>
          </text:insertion>
        </text:changed-region>
        <text:changed-region xml:id="ct106652656892320" text:id="ct106652656892320">
          <text:deletion>
            <office:change-info>
              <dc:creator>Tim Ward</dc:creator>
              <dc:date>2016-11-29T14:06:00</dc:date>
            </office:change-info>
            <text:p text:style-name="P1"><text:span text:style-name="T3">C</text:span></text:p>
          </text:deletion>
        </text:changed-region>
        <text:changed-region xml:id="ct105553170417600" text:id="ct105553170417600">
          <text:deletion>
            <office:change-info>
              <dc:creator>Tim Ward</dc:creator>
              <dc:date>2016-11-29T14:06:00</dc:date>
            </office:change-info>
            <text:p text:style-name="P1">newClient</text:p>
          </text:deletion>
        </text:changed-region>
        <text:changed-region xml:id="ct105553170417824" text:id="ct105553170417824">
          <text:insertion>
            <office:change-info>
              <dc:creator>Tim Ward</dc:creator>
              <dc:date>2016-11-29T14:06:00</dc:date>
            </office:change-info>
          </text:insertion>
        </text:changed-region>
        <text:changed-region xml:id="ct107202406507936" text:id="ct107202406507936">
          <text:insertion>
            <office:change-info>
              <dc:creator>Tim Ward</dc:creator>
              <dc:date>2016-11-29T12:19:00</dc:date>
            </office:change-info>
          </text:insertion>
        </text:changed-region>
        <text:changed-region xml:id="ct106652648554560" text:id="ct106652648554560">
          <text:insertion>
            <office:change-info>
              <dc:creator>Tim Ward</dc:creator>
              <dc:date>2016-11-29T12:49:00</dc:date>
            </office:change-info>
          </text:insertion>
        </text:changed-region>
        <text:changed-region xml:id="ct106102901086720" text:id="ct106102901086720">
          <text:insertion>
            <office:change-info>
              <dc:creator>Tim Ward</dc:creator>
              <dc:date>2016-11-29T12:50:00</dc:date>
            </office:change-info>
          </text:insertion>
        </text:changed-region>
        <text:changed-region xml:id="ct105553166244800" text:id="ct105553166244800">
          <text:insertion>
            <office:change-info>
              <dc:creator>Tim Ward</dc:creator>
              <dc:date>2016-11-29T12:51:00</dc:date>
            </office:change-info>
          </text:insertion>
        </text:changed-region>
        <text:changed-region xml:id="ct107202410616672" text:id="ct107202410616672">
          <text:insertion>
            <office:change-info>
              <dc:creator>Tim Ward</dc:creator>
              <dc:date>2016-11-29T12:52:00</dc:date>
            </office:change-info>
          </text:insertion>
        </text:changed-region>
        <text:changed-region xml:id="ct105553168334112" text:id="ct105553168334112">
          <text:insertion>
            <office:change-info>
              <dc:creator>Tim Ward</dc:creator>
              <dc:date>2016-11-29T12:53:00</dc:date>
            </office:change-info>
          </text:insertion>
        </text:changed-region>
        <text:changed-region xml:id="ct107202406503232" text:id="ct107202406503232">
          <text:insertion>
            <office:change-info>
              <dc:creator>Tim Ward</dc:creator>
              <dc:date>2016-11-29T13:00:00</dc:date>
            </office:change-info>
          </text:insertion>
        </text:changed-region>
        <text:changed-region xml:id="ct105553168378688" text:id="ct105553168378688">
          <text:insertion>
            <office:change-info>
              <dc:creator>Tim Ward</dc:creator>
              <dc:date>2016-11-29T13:01:00</dc:date>
            </office:change-info>
          </text:insertion>
        </text:changed-region>
        <text:changed-region xml:id="ct106652654886784" text:id="ct106652654886784">
          <text:insertion>
            <office:change-info>
              <dc:creator>Tim Ward</dc:creator>
              <dc:date>2016-11-29T14:02:00</dc:date>
            </office:change-info>
          </text:insertion>
        </text:changed-region>
        <text:changed-region xml:id="ct106102903146688" text:id="ct106102903146688">
          <text:insertion>
            <office:change-info>
              <dc:creator>Tim Ward</dc:creator>
              <dc:date>2016-11-29T14:03:00</dc:date>
            </office:change-info>
          </text:insertion>
        </text:changed-region>
        <text:changed-region xml:id="ct106102903170432" text:id="ct106102903170432">
          <text:insertion>
            <office:change-info>
              <dc:creator>Tim Ward</dc:creator>
              <dc:date>2016-11-29T14:04:00</dc:date>
            </office:change-info>
          </text:insertion>
        </text:changed-region>
        <text:changed-region xml:id="ct107202410696416" text:id="ct107202410696416">
          <text:insertion>
            <office:change-info>
              <dc:creator>Tim Ward</dc:creator>
              <dc:date>2016-11-29T14:05:00</dc:date>
            </office:change-info>
          </text:insertion>
        </text:changed-region>
        <text:changed-region xml:id="ct107202410700672" text:id="ct107202410700672">
          <text:insertion>
            <office:change-info>
              <dc:creator>Tim Ward</dc:creator>
              <dc:date>2016-11-29T14:06:00</dc:date>
            </office:change-info>
          </text:insertion>
        </text:changed-region>
        <text:changed-region xml:id="ct105553147409632" text:id="ct105553147409632">
          <text:format-change>
            <office:change-info>
              <dc:creator>Tim Ward</dc:creator>
              <dc:date>2016-11-29T11:28:00</dc:date>
            </office:change-info>
          </text:format-change>
        </text:changed-region>
        <text:changed-region xml:id="ct106102890616416" text:id="ct106102890616416">
          <text:insertion>
            <office:change-info>
              <dc:creator>Tim Ward</dc:creator>
              <dc:date>2016-11-29T11:28:00</dc:date>
            </office:change-info>
          </text:insertion>
        </text:changed-region>
        <text:changed-region xml:id="ct106652644393632" text:id="ct106652644393632">
          <text:insertion>
            <office:change-info>
              <dc:creator>Tim Ward</dc:creator>
              <dc:date>2016-11-29T11: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2" draw:name="graphics3" text:anchor-type="paragraph" svg:width="17.78cm" svg:height="7.893cm" draw:z-index="0"><draw:image xlink:href="Pictures/1000020100000427000001D858483800E19BA5DB.png" xlink:type="simple" xlink:show="embed" xlink:actuate="onLoad"/></draw:frame></text:p>
      <text:p text:style-name="P20"><text:user-defined style:data-style-name="N0" text:name="RFC Title">RFC-217 JAX-RS Services</text:user-defined></text:p>
      <text:p text:style-name="P20"><text:span text:style-name="T10">Draft<text:line-break/><text:line-break/></text:span><text:span text:style-name="T10"><text:page-count style:num-format="1">48</text:page-count></text:span><text:span text:style-name="T10"> Pages</text:span></text:p>
      <text:p text:style-name="P20"/>
      <text:p text:style-name="P16">Abstract</text:p>
      <text:p text:style-name="P17">10 point Arial Centered.</text:p>
      <text:p text:style-name="P18">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35" text:outline-level="1" text:restart-numbering="true" text:start-value="-1">Document Information</text:h>
      <text:h text:style-name="P36" text:outline-level="2">License</text:h>
      <text:p text:style-name="P10">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36"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6" text:outline-level="2">Feedback</text:h>
      <text:p text:style-name="Body"><text:span text:style-name="T11">This document can be downloaded from the OSGi Alliance design repository at </text:span><text:a xlink:type="simple" xlink:href="https://github.com/osgi/design" text:style-name="Internet_20_link" text:visited-style-name="Visited_20_Internet_20_Link"><text:span text:style-name="T11">https://github.com/osgi/design</text:span></text:a><text:span text:style-name="T11"> The public can provide feedback about this document by opening a bug at https://www.osgi.org/bugzilla/.</text:span></text:p>
      <text:h text:style-name="P3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28">1 Introduction<text:tab/>5</text:p>
          <text:p text:style-name="P28">2 Application Domain<text:tab/>6</text:p>
          <text:p text:style-name="P33">2.1 Bootstrapping in a WAR file<text:tab/>6</text:p>
          <text:p text:style-name="P32">2.1.1 Servlet 3.0 ServletContextInitializer<text:tab/>6</text:p>
          <text:p text:style-name="P32">2.1.2 Custom JAX-RS Application classes<text:tab/>6</text:p>
          <text:p text:style-name="P33">2.2 Bootstrapping in Java SE<text:tab/>6</text:p>
          <text:p text:style-name="P33">2.3 Bootstrapping in OSGi<text:tab/>6</text:p>
          <text:p text:style-name="P32">2.3.1 Deployment as a WAB<text:tab/>6</text:p>
          <text:p text:style-name="P32">2.3.2 Deployment using the HttpService<text:tab/>6</text:p>
          <text:p text:style-name="P33">2.4 Runtime behaviour<text:tab/>7</text:p>
          <text:p text:style-name="P33">2.5 Locating JAX-RS endpoints<text:tab/>7</text:p>
          <text:p text:style-name="P33">2.6 Terminology + Abbreviations<text:tab/>7</text:p>
          <text:p text:style-name="P28">3 Problem Description<text:tab/>7</text:p>
          <text:p text:style-name="P28">4 Requirements<text:tab/>8</text:p>
          <text:p text:style-name="P28"><text:soft-page-break/>5 Technical Solution<text:tab/>9</text:p>
          <text:p text:style-name="P33">5.1 JAX-RS ServiceResource Endpoints<text:tab/>9</text:p>
          <text:p text:style-name="P32">5.1.1 BeanResource mapping<text:tab/>9</text:p>
          <text:p text:style-name="P32">5.1.2 Container base context paths<text:tab/>11</text:p>
          <text:p text:style-name="P32">5.1.3 Container resource injection<text:tab/>12</text:p>
          <text:p text:style-name="P33">5.2 Filter and Interceptor mapping<text:tab/>12</text:p>
          <text:p text:style-name="P32">5.2.1 Named Filters and Interceptors<text:tab/>12</text:p>
          <text:p text:style-name="P33">5.3 Service Lifecycle<text:tab/>12</text:p>
          <text:p text:style-name="P32">5.3.1 Registering and Unregistering JAX-RS beansresources<text:tab/>12</text:p>
          <text:p text:style-name="P32">5.3.2 JAX-RS bean lifecycle<text:tab/>12</text:p>
          <text:p text:style-name="P33">5.4 JAX-RS Applications<text:tab/>13</text:p>
          <text:p text:style-name="P33">5.5 JAX-RS endpoint advertisement<text:tab/>13</text:p>
          <text:p text:style-name="P33">5.6 Error Handling<text:tab/>14</text:p>
          <text:p text:style-name="P32">5.6.1 Failure to obtain a service instance<text:tab/>14</text:p>
          <text:p text:style-name="P32">5.6.2 Invalid service objects<text:tab/>14</text:p>
          <text:p text:style-name="P32">5.6.3 Overlapping resource mappings<text:tab/>14</text:p>
          <text:p text:style-name="P32">5.6.4 Class-Space Compatibility<text:tab/>14</text:p>
          <text:p text:style-name="P33">5.7 JaxRSServiceRuntime<text:tab/>14</text:p>
          <text:p text:style-name="P32">5.7.1 JAX-RS runtime properties<text:tab/>14</text:p>
          <text:p text:style-name="P32">5.7.2 <text:s/>JAX-RS whiteboard configuration<text:tab/>15</text:p>
          <text:p text:style-name="P32">5.7.3 Runtime Introspection and DTOs<text:tab/>15</text:p>
          <text:p text:style-name="P33">5.8 JAX-RS Clients<text:tab/>15</text:p>
          <text:p text:style-name="P32">5.8.1 Locating specific implementations<text:tab/>15</text:p>
          <text:p text:style-name="P32">5.8.2 Asynchronous Calls<text:tab/>15</text:p>
          <text:p text:style-name="P33">5.9 Implementation Provided Capabilities<text:tab/>16</text:p>
          <text:p text:style-name="P28">6 Data Transfer Objects<text:tab/>17</text:p>
          <text:p text:style-name="P33">6.1 The Runtime DTO<text:tab/>17</text:p>
          <text:p text:style-name="P33">6.2 The RequestInfo DTO<text:tab/>17</text:p>
          <text:p text:style-name="P28">7 Javadoc<text:tab/>17</text:p>
          <text:p text:style-name="P28">8 Considered Alternatives<text:tab/>41</text:p>
          <text:p text:style-name="P28">9 Security Considerations<text:tab/>42</text:p>
          <text:p text:style-name="P28">10 Document Support<text:tab/>42</text:p>
          <text:p text:style-name="P33">10.1 References<text:tab/>42</text:p>
          <text:p text:style-name="P33">10.2 Author’s Address<text:tab/>42</text:p>
          <text:p text:style-name="P33">10.3 Acronyms and Abbreviations<text:tab/>42</text:p>
          <text:p text:style-name="P33">10.4 End of Document<text:tab/>42</text:p>
        </text:index-body>
      </text:table-of-content>
      <text:p text:style-name="P9"/>
      <text:h text:style-name="P36"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9"><text:span text:style-name="T12">Source code is shown in this typeface</text:span>.</text:p>
      <text:h text:style-name="P36" text:outline-level="2">Revision History</text:h>
      <text:p text:style-name="P9">The last named individual in this history is currently responsible for this document.</text:p>
      <text:p text:style-name="P9"><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19">0.1</text:p>
          </table:table-cell>
          <table:table-cell table:style-name="Table1.A3" office:value-type="string">
            <text:p text:style-name="CellBody">18 Dec 2015</text:p>
          </table:table-cell>
          <table:table-cell table:style-name="Table1.C3" office:value-type="string">
            <text:p text:style-name="CellBody">Updates after the Chicago F2F. Add a client API, and fill in the DTO section</text:p>
          </table:table-cell>
        </table:table-row>
        <table:table-row table:style-name="Table1.2">
          <table:table-cell table:style-name="Table1.A3" office:value-type="string">
            <text:p text:style-name="P74"><text:change-start text:change-id="ct106652633803264"/>0.2<text:change-end text:change-id="ct106652633803264"/></text:p>
          </table:table-cell>
          <table:table-cell table:style-name="Table1.A3" office:value-type="string">
            <text:p text:style-name="P75"><text:change-start text:change-id="ct106652631825952"/>29 Nov 2016<text:change-end text:change-id="ct106652631825952"/></text:p>
          </table:table-cell>
          <table:table-cell table:style-name="Table1.C3" office:value-type="string">
            <text:p text:style-name="P75"><text:change-start text:change-id="ct106102878009984"/>Add support for <text:change-end text:change-id="ct106102878009984"/><text:change-start text:change-id="ct105553124349696"/><text:span text:style-name="T51">MessageBodyReader/MessageBodyWriter</text:span><text:change-end text:change-id="ct105553124349696"/><text:change-start text:change-id="ct105553126461856"/><text:span text:style-name="T51">, clarify <text:s/>processing ordering</text:span><text:change-end text:change-id="ct105553126461856"/><text:change-start text:change-id="ct105553170503616"/><text:span text:style-name="T51">, Add JaxRsContext</text:span><text:change-end text:change-id="ct105553170503616"/></text:p>
          </table:table-cell>
        </table:table-row>
      </table:table>
      <text:p text:style-name="P9"/>
      <text:h text:style-name="P34"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 When used in JAX-RS these POJOs are known as JAX-RS resources.</text:p>
      <text:p text:style-name="Body">Ideal JAX-RS <text:s/>resources are stateless, and are usually instantiated by the container from a supplied class name or <text:span text:style-name="T18">Class</text:span> object. The use of class names is obviously a problem in OSGi, but otherwise JAX-RS <text:s/>resources share many features with OSGi services. In that they provide a way for machines (or processes within a machine) to <text:soft-page-break/>interact with one another through a defined contract. It would be advantageous to allow OSGi services to be directly exposed using JAX-RS, and to support the use of JAX-RS <text:s/>resources within an OSGi framework without resorting to an HTTP call.</text:p>
      <text:h text:style-name="P34" text:outline-level="1">Application Domain</text:h>
      <text:p text:style-name="Body">JAX-RS is a well-known standard for building RESTful web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resources , and to register the JAX-RS container with the servlet container.</text:p>
      <text:h text:style-name="Heading_20_3" text:outline-level="3">Custom JAX-RS Application classes</text:h>
      <text:p text:style-name="Body">It is possible to customise the <text:span text:style-name="T2">javax.ws.rs.core.Application</text:span> used to represent the set of JAX-RS <text:s/>resource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resources , or a JAX-RS application. Usually this requires the <text:s/>resource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text:soft-page-break/>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text:s/>resource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for the resource is available for use. In order for clients to be able to use the resource at this endpoint they must be notified of where it is. In general there is no standard way to discover this information, however a number of approaches can be used.</text:p>
      <text:list xml:id="list2547639269210269493" text:style-name="L1">
        <text:list-item>
          <text:p text:style-name="P44">Static configuration – Typically this is achieved using a properties file which statically defines the URI. The URI must be manually updated everywhere if the service is ever moved to a different host or path.</text:p>
        </text:list-item>
        <text:list-item>
          <text:p text:style-name="P44">Central registry – This may be static (i.e. a fixed list) or dynamic (i.e. the application registers itself). The client contacts a central registry, and queries for the location of the JAX-RS resource. The registry returns the location for the client to use.</text:p>
        </text:list-item>
        <text:list-item>
          <text:p text:style-name="P44">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s/>resources to be hosted</text:p>
      <text:h text:style-name="Heading_20_2" text:outline-level="2">Terminology + Abbreviations</text:h>
      <text:h text:style-name="P34"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text:soft-page-break/>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s/>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7].</text:bookmark-ref> can be used by clients to avoid version matching issues, and so any JAX-RS code in OSGi make use of them.</text:p>
      <text:h text:style-name="P34"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18">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13">–</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13">–</text:span> The solution MUST NOT prevent the JAX-RS container from performing method parameter injection, for example an AsyncResponse object</text:p>
      <text:p text:style-name="Body">RS090 <text:span text:style-name="T15">–</text:span> The solution MUST NOT prevent the JAX-RS container from injecting “Context” objects into fields or setters of the JAX-RS resources , for example a <text:span text:style-name="T2">javax.ws.rs.core.Application</text:span> object.</text:p>
      <text:h text:style-name="P34" text:outline-level="1"><text:soft-page-break/>Technical Solution</text:h>
      <text:h text:style-name="Heading_20_2" text:outline-level="2">JAX-RS Resource Endpoints</text:h>
      <text:p text:style-name="Body">JAX RS <text:s/>resources (sometimes known <text:s/>or services) are objects that are bound to a particular URI and used to service HTTP requests. The JAX-RS beans will return/update/delete data as a result of the request. In effect a JAX-RS <text:s/>resource behaves a lot like a Servlet, but with additional mapping of request data to methods/method parameters.</text:p>
      <text:p text:style-name="Body">Due to the similarity in behaviour between JAX-RS <text:s/>resources and Servlets this RFC proposes to reuse the whiteboard model defined by the Http Whiteboard defined in chapter 140 of the OSGi Compendium Specification <text:bookmark-ref text:reference-format="number" text:ref-name="__RefNumPara__76042_1890942607">[8].</text:bookmark-ref>.</text:p>
      <text:h text:style-name="Heading_20_3" text:outline-level="3">Resource mapping</text:h>
      <text:p text:style-name="Body">To contribute a JAX-RS <text:s/>resource to the JAX-RS container a bundle must register the JAX-RS <text:s/>resource as an OSGi service. Furthermore the bundle must register the service with the <text:span text:style-name="T2">osgi.jaxrs.resource.base</text:span> property. This property has two purposes:</text:p>
      <text:list xml:id="list4997956274863151204" text:style-name="L2">
        <text:list-item>
          <text:p text:style-name="P45">It serves as a marker to the JAX-RS whiteboard runtime that this OSGi service should be hosted as a JAX-RS <text:s/>resource</text:p>
        </text:list-item>
        <text:list-item>
          <text:p text:style-name="P45">The value of the property defines a base request URI path to which this <text:s/>resource should be mapped. This value is prepended to the path defined by the JAX-RS resource in its annotations. Values follow the same syntax rules as the JAX-RS path annotation, but do not permit parameter templates. </text:p>
        </text:list-item>
      </text:list>
      <text:p text:style-name="Body">When mapping servlets the URI path is either a fixed value or a glob wildcard pattern. If the request URI matches the pattern then the service method of the servlet is called. For JAX-RS <text:s/>resources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2">“foo”</text:span> to the <text:span text:style-name="T2">getFoo()</text:span> method:</text:p>
      <text:p text:style-name="P25">@Path(“foo”)</text:p>
      <text:p text:style-name="P25">public class Foo {</text:p>
      <text:p text:style-name="P25"><text:s text:c="4"/>@GET</text:p>
      <text:p text:style-name="P25"><text:s text:c="4"/>public String <text:s/>getFoo() {</text:p>
      <text:p text:style-name="P25"><text:s text:c="8"/>return “foo”;</text:p>
      <text:p text:style-name="P25"><text:s text:c="4"/>}</text:p>
      <text:p text:style-name="P25">}</text:p>
      <text:p text:style-name="Body"/>
      <text:p text:style-name="Body">This bean maps HTTP GET requests for the path <text:span text:style-name="T2">“foo/xxx”</text:span> to the <text:span text:style-name="T2">getFoo(String)</text:span> method, taking the next URI segment as a paremeter:</text:p>
      <text:p text:style-name="P25">@Path(“foo/{name}”)</text:p>
      <text:p text:style-name="P25">public class Foo {</text:p>
      <text:p text:style-name="P25"><text:soft-page-break/><text:s text:c="4"/>@GET</text:p>
      <text:p text:style-name="P25"><text:s text:c="4"/>public String <text:s/>getFoo(@PathParam(“name”) String name) {</text:p>
      <text:p text:style-name="P25"><text:s text:c="8"/>return “foo ” + name;</text:p>
      <text:p text:style-name="P25"><text:s text:c="4"/>}</text:p>
      <text:p text:style-name="P25">}</text:p>
      <text:p text:style-name="Body">This bean maps HTTP GET requests for the path <text:span text:style-name="T2">“foo/xxx”</text:span> to the <text:span text:style-name="T2">getFoo(String)</text:span> method, taking the next URI segment as a paremeter, but only if the next segment matches the supplied regex:</text:p>
      <text:p text:style-name="P25">@Path(“foo/{name: [a-zA-Z]+}”)</text:p>
      <text:p text:style-name="P25">public class Foo {</text:p>
      <text:p text:style-name="P25"><text:s text:c="4"/>@GET</text:p>
      <text:p text:style-name="P25"><text:s text:c="4"/>public String <text:s/>getFoo(@PathParam(“name”) String name) {</text:p>
      <text:p text:style-name="P25"><text:s text:c="8"/>return “foo ” + name;</text:p>
      <text:p text:style-name="P25"><text:s text:c="4"/>}</text:p>
      <text:p text:style-name="P25">}</text:p>
      <text:p text:style-name="Body">In addition to defining a path, a JAX-RS <text:s/>resource may define “sub-resources” with child paths.</text:p>
      <text:p text:style-name="Body">This bean maps HTTP GET requests for the path <text:span text:style-name="T2">“foo”</text:span> to the <text:span text:style-name="T2">getFoos()</text:span> method, which returns the list of known foos. The sub-resource method, <text:span text:style-name="T2">getFoo(String)</text:span> is called if the next URI segment matches the supplied regex:</text:p>
      <text:p text:style-name="P25">@Path(“foo”)</text:p>
      <text:p text:style-name="P25">public class Foo {</text:p>
      <text:p text:style-name="P25"/>
      <text:p text:style-name="P25"><text:s text:c="4"/>private final List&lt;String&gt; entries = Arrays.asList(“fizz”, “buzz”, <text:tab/><text:tab/>“fizzbuzz”);</text:p>
      <text:p text:style-name="P25"><text:s text:c="4"/>@GET</text:p>
      <text:p text:style-name="P25"><text:s text:c="4"/>public List&lt;String&gt; <text:s/>getFoos() {</text:p>
      <text:p text:style-name="P25"><text:s text:c="8"/>return Collections.unmodifiableList(entries);</text:p>
      <text:p text:style-name="P25"><text:s text:c="4"/>}</text:p>
      <text:p text:style-name="P25"/>
      <text:p text:style-name="P24"><text:s text:c="4"/>@GET</text:p>
      <text:p text:style-name="P25"><text:s text:c="4"/>@PathParam(“{name: [a-zA-Z]+}”)</text:p>
      <text:p text:style-name="P25"><text:s text:c="4"/>public String <text:s/>getFoo(@PathParam(“name”) String name) {</text:p>
      <text:p text:style-name="P25"><text:s text:c="8"/>if(entries.contains(name)) {</text:p>
      <text:p text:style-name="P25"><text:s text:c="12"/>return getFooInfo(name);</text:p>
      <text:p text:style-name="P25"><text:s text:c="8"/>}</text:p>
      <text:p text:style-name="P25"><text:s text:c="8"/>throw new IllegalArgumentException(“No foo called “ + name);</text:p>
      <text:p text:style-name="P25"><text:s text:c="4"/>}</text:p>
      <text:p text:style-name="P25"/>
      <text:p text:style-name="P25">}</text:p>
      <text:p text:style-name="Body"><text:soft-page-break/>As a result of the way in which URI paths are mapped by JAX-RS resources, one resource may map several URI paths, but each path is limited to a fixed number of URI segments.</text:p>
      <text:p text:style-name="Body">In the following example the bean is registered with a <text:s/><text:span text:style-name="T2">osgi.jaxrs.resource.base</text:span> property value of “bar”</text:p>
      <text:h text:style-name="Heading_20_4" text:outline-level="4"><text:bookmark-start text:name="__RefHeading__76438_1890942607"/>Path matching example<text:bookmark-end text:name="__RefHeading__76438_1890942607"/></text:h>
      <text:p text:style-name="P25">@Path(“foo”)</text:p>
      <text:p text:style-name="P25">public class Foo {</text:p>
      <text:p text:style-name="P25"/>
      <text:p text:style-name="P25"><text:s text:c="4"/>private final List&lt;String&gt; entries = Arrays.asList(“fizz”, “buzz”, <text:tab/><text:tab/>“fizzbuzz”);</text:p>
      <text:p text:style-name="P25"><text:s text:c="4"/>@GET</text:p>
      <text:p text:style-name="P25"><text:s text:c="4"/>public List&lt;String&gt; <text:s/>getFoos() {</text:p>
      <text:p text:style-name="P25"><text:s text:c="8"/>return Collections.unmodifiableList(entries);</text:p>
      <text:p text:style-name="P25"><text:s text:c="4"/>}</text:p>
      <text:p text:style-name="P25"/>
      <text:p text:style-name="P24"><text:s text:c="4"/>@GET</text:p>
      <text:p text:style-name="P25"><text:s text:c="4"/>@PathParam(“{name: [a-zA-Z]+}”)</text:p>
      <text:p text:style-name="P25"><text:s text:c="4"/>public String <text:s/>getFoo(@PathParam(“name”) String name) {</text:p>
      <text:p text:style-name="P25"><text:s text:c="8"/>if(entries.contains(name)) {</text:p>
      <text:p text:style-name="P25"><text:s text:c="12"/>return ”A foo called “ + name;</text:p>
      <text:p text:style-name="P25"><text:s text:c="8"/>}</text:p>
      <text:p text:style-name="P25"><text:s text:c="8"/>throw new IllegalArgumentException(“No foo called “ + name);</text:p>
      <text:p text:style-name="P25"><text:s text:c="4"/>}</text:p>
      <text:p text:style-name="P25"/>
      <text:p text:style-name="P25">}</text:p>
      <text:p text:style-name="Body">This JAX-RS bean will be mapped to a base URI of “bar ” with a resource URI of “foo” and a single capturing URI segment.</text:p>
      <table:table table:name="Table3" table:style-name="Table3">
        <table:table-column table:style-name="Table3.A"/>
        <table:table-column table:style-name="Table3.B"/>
        <table:table-row>
          <table:table-cell table:style-name="Table3.A1" office:value-type="string">
            <text:p text:style-name="Table_20_Contents">URI path</text:p>
          </table:table-cell>
          <table:table-cell table:style-name="Table3.B1" office:value-type="string">
            <text:p text:style-name="Table_20_Contents">Result</text:p>
          </table:table-cell>
        </table:table-row>
        <table:table-row>
          <table:table-cell table:style-name="Table3.A2" office:value-type="string">
            <text:p text:style-name="Table_20_Contents">/</text:p>
          </table:table-cell>
          <table:table-cell table:style-name="Table3.B2" office:value-type="string">
            <text:p text:style-name="Table_20_Contents">No match (404)</text:p>
          </table:table-cell>
        </table:table-row>
        <table:table-row>
          <table:table-cell table:style-name="Table3.A2" office:value-type="string">
            <text:p text:style-name="Table_20_Contents">/foo</text:p>
          </table:table-cell>
          <table:table-cell table:style-name="Table3.B2" office:value-type="string">
            <text:p text:style-name="Table_20_Contents">No match (404)</text:p>
          </table:table-cell>
        </table:table-row>
        <table:table-row>
          <table:table-cell table:style-name="Table3.A2" office:value-type="string">
            <text:p text:style-name="Table_20_Contents">/bar</text:p>
          </table:table-cell>
          <table:table-cell table:style-name="Table3.B2" office:value-type="string">
            <text:p text:style-name="Table_20_Contents">No match (404)</text:p>
          </table:table-cell>
        </table:table-row>
        <table:table-row>
          <table:table-cell table:style-name="Table3.A2" office:value-type="string">
            <text:p text:style-name="Table_20_Contents">/bar/foo</text:p>
          </table:table-cell>
          <table:table-cell table:style-name="Table3.B2" office:value-type="string">
            <text:p text:style-name="Table_20_Contents">“[fizz, buzz, fizzbuzz]”</text:p>
          </table:table-cell>
        </table:table-row>
        <table:table-row>
          <table:table-cell table:style-name="Table3.A2" office:value-type="string">
            <text:p text:style-name="Table_20_Contents">/bar/foo/fizz</text:p>
          </table:table-cell>
          <table:table-cell table:style-name="Table3.B2" office:value-type="string">
            <text:p text:style-name="Table_20_Contents">“A foo called fizz”</text:p>
          </table:table-cell>
        </table:table-row>
        <table:table-row>
          <table:table-cell table:style-name="Table3.A2" office:value-type="string">
            <text:p text:style-name="Table_20_Contents">/bar/foo/buzz</text:p>
          </table:table-cell>
          <table:table-cell table:style-name="Table3.B2" office:value-type="string">
            <text:p text:style-name="Table_20_Contents">“A foo called buzz”</text:p>
          </table:table-cell>
        </table:table-row>
        <table:table-row>
          <table:table-cell table:style-name="Table3.A2" office:value-type="string">
            <text:p text:style-name="Table_20_Contents">/bar/foo/foobar</text:p>
          </table:table-cell>
          <table:table-cell table:style-name="Table3.B2" office:value-type="string">
            <text:p text:style-name="Table_20_Contents">Error 500 (IllegalArgument)</text:p>
          </table:table-cell>
        </table:table-row>
        <table:table-row>
          <table:table-cell table:style-name="Table3.A2" office:value-type="string">
            <text:p text:style-name="Table_20_Contents">/bar/foo/fizz/buzz</text:p>
          </table:table-cell>
          <table:table-cell table:style-name="Table3.B2" office:value-type="string">
            <text:p text:style-name="Table_20_Contents">No match (404)</text:p>
          </table:table-cell>
        </table:table-row>
      </table:table>
      <text:h text:style-name="Heading_20_3" text:outline-level="3">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ext:soft-page-break/>This base URI must be used in addition to any base URI defined in service properties or the JAX-RS resource when accessing the HTTP endpoint.</text:p>
      <text:p text:style-name="Body">For example, if the JAX-RS container is registered as a whiteboard servlet then it may have a root URI of “rest”. In this case the resource defined in example <text:bookmark-ref text:reference-format="number" text:ref-name="__RefHeading__76438_1890942607">5.1.1.1</text:bookmark-ref> would be available at /rest/bar/foo. </text:p>
      <text:h text:style-name="Heading_20_3" text:outline-level="3">Container resource injection</text:h>
      <text:p text:style-name="Body">The JAX-RS container may inject container resources, either into fields or method parameters, using the <text:span text:style-name="T2">@Context</text:span> annotation. The JAX-RS container must honour these injection sites if they are present in the instances provided by the OSGi service.</text:p>
      <text:h text:style-name="Heading_20_2" text:outline-level="2">Filter<text:change-start text:change-id="ct106102884327200"/>,<text:change-end text:change-id="ct106102884327200"/> <text:change text:change-id="ct107202395932800"/><text:s/>Interceptor <text:change-start text:change-id="ct106102884331680"/><text:span text:style-name="T55">and</text:span><text:change-end text:change-id="ct106102884331680"/><text:change-start text:change-id="ct106102884332128"/><text:span text:style-name="T55"> MessageBodyReader/Writer </text:span><text:change-end text:change-id="ct106102884332128"/>mapping</text:h>
      <text:p text:style-name="Body">In addition to JAX-RS resources, a JAX RS application may define filters<text:change-start text:change-id="ct107202402226720"/>,<text:change-end text:change-id="ct107202402226720"/> <text:change text:change-id="ct105553149474304"/><text:s/>interceptors<text:change-start text:change-id="ct107202395938624"/>,<text:change-end text:change-id="ct107202395938624"/><text:change-start text:change-id="ct105553149476768"/> <text:span text:style-name="T1">message body readers</text:span><text:change-end text:change-id="ct105553149476768"/><text:change-start text:change-id="ct105553149497600"/><text:span text:style-name="T1">, and message body writers</text:span><text:change-end text:change-id="ct105553149497600"/>. JAX-RS filters are used to alter request and response parameters, <text:change text:change-id="ct106652646396704"/><text:s/>JAX-RS interceptors are used to alter the incoming or outgoing request entities<text:change-start text:change-id="ct107202402236800"/>, <text:span text:style-name="T1">and message body readers/writers are used to deseri</text:span><text:change-end text:change-id="ct107202402236800"/><text:change-start text:change-id="ct105553149535456"/><text:span text:style-name="T1">alize/serialize objects to the wire for a given media type (e.g. application/json).</text:span><text:change-end text:change-id="ct105553149535456"/><text:change text:change-id="ct106102890684512"/></text:p>
      <text:p text:style-name="Body">Typical JAX-RS filters and interceptors match all resources beneath their base URI, which means that they implictly behave as if they are wildcard matchers. Filters and Interceptors can be registered with the JAX-RS container by registering them as OSGi services with mapping properties. The property names are <text:s/><text:span text:style-name="T2">osgi.jaxrs.filter.base</text:span> and <text:span text:style-name="T2">osgi.jaxrs.interceptor.base</text:span><text:change text:change-id="ct106102890660096"/> respectively. These base URIs are written in the same way as for JAX-RS resources, however rather than matching an exact number of URI segments they match all sub-paths, regardless of length.<text:change-start text:change-id="ct106102892660928"/></text:p>
      <text:p text:style-name="P54">Typical <text:span text:style-name="T58">JAX-RS</text:span> Message Body Readers and Writers a<text:change-end text:change-id="ct106102892660928"/><text:change-start text:change-id="ct106652646410144"/>re global in their scope, applied across all paths. This approach does not fit well with OSGi, as different context paths may wish<text:change-end text:change-id="ct106652646410144"/><text:change-start text:change-id="ct105553151599904"/> to have differently configured readers and writers for a given media type. <text:change-end text:change-id="ct105553151599904"/><text:change-start text:change-id="ct106652646441280"/><text:span text:style-name="T58">Therefore readers and writers</text:span><text:change-end text:change-id="ct106652646441280"/><text:change-start text:change-id="ct106102892712896"/><text:span text:style-name="T58"> are registered using the osgi.jaxrs.</text:span><text:change-end text:change-id="ct106102892712896"/><text:change-start text:change-id="ct106652646455840"/><text:span text:style-name="T58">reader.</text:span><text:change-end text:change-id="ct106652646455840"/><text:change-start text:change-id="ct107202402280704"/><text:span text:style-name="T58">base and osgi.jaxrs.writer.base respectively. These base URIs are written in the same way as for JAX-RS resources, however rather than matching an exact number of URI segments they match all sub-paths, regardless of length.</text:span><text:change-end text:change-id="ct107202402280704"/></text:p>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change-start text:change-id="ct106652633844480"/></text:p>
      <text:h text:style-name="P38" text:outline-level="3"><text:change-end text:change-id="ct106652633844480"/><text:change-start text:change-id="ct106652633844032"/>Pre-matching filters</text:h>
      <text:p text:style-name="P47">JAX-RS filters can be annotated with @PreMatching<text:change-end text:change-id="ct106652633844032"/><text:change-start text:change-id="ct105553128485760"/> to indicate that they should be applied<text:change-end text:change-id="ct105553128485760"/><text:change-start text:change-id="ct107202389700928"/> <text:span text:style-name="T52">before</text:span><text:span text:style-name="T53"> the container works out wh</text:span><text:change-end text:change-id="ct107202389700928"/><text:change-start text:change-id="ct106102878080320"/><text:span text:style-name="T53">ich resource should be called by the incoming request. These filters</text:span><text:change-end text:change-id="ct106102878080320"/><text:change-start text:change-id="ct105553128541984"/><text:span text:style-name="T53"> can therefore change the request such that it maps to a different resource than it</text:span><text:change-end text:change-id="ct105553128541984"/><text:change-start text:change-id="ct107202389715488"/><text:span text:style-name="T53"> would have before the filter’s operation. @PreMatching filters cannot be Named (as no corresponding named resource is available to the runtime yet)</text:span><text:change-end text:change-id="ct107202389715488"/><text:change-start text:change-id="ct106102880079584"/><text:span text:style-name="T53">. </text:span></text:p>
      <text:p text:style-name="P47"><text:span text:style-name="T53">Pre matching filters should be handled by the container, honouring their relative position in the </text:span><text:change-end text:change-id="ct106102880079584"/><text:change-start text:change-id="ct107202391709824"/><text:span text:style-name="T54">filter list</text:span><text:change-end text:change-id="ct107202391709824"/><text:change-start text:change-id="ct107202395942208"/></text:p>
      <text:h text:style-name="P40" text:outline-level="3"><text:change-end text:change-id="ct107202395942208"/><text:change-start text:change-id="ct105553157896064"/>Message Body Reader/Writer Content Types</text:h>
      <text:p text:style-name="P56">Message Body Reader types can be annotated with @Consumes to define the media type that they accept. Similarly Message Body Writer types can be annotated with @Produces to define the media type that they produce. If provided to the whiteboard then these annotations must be taken into account <text:span text:style-name="T62">when determining </text:span><text:soft-page-break/><text:span text:style-name="T62">whether a reader/writer should be called. Sections of the media type may be wildcarded, e.g. “application/*” or “*/*”. If the @Consumes/@Provides annotation is not present then the value defaults to */*.</text:span></text:p>
      <text:p text:style-name="P57"><text:span text:style-name="T62">For incoming requests the @Consumes must be matched against the incoming Content-Type header of the request. For outgoing responses the @Provides annotation must be matched against the outgoing Content-Type header.</text:span><text:change-end text:change-id="ct105553157896064"/><text:change-start text:change-id="ct107202391711840"/></text:p>
      <text:h text:style-name="P39" text:outline-level="3">Overall ordering <text:span text:style-name="T62">of calls</text:span></text:h>
      <text:p text:style-name="P51">The overall ordering of <text:change-end text:change-id="ct107202391711840"/><text:change-start text:change-id="ct106652635905792"/>request/response mapping <text:span text:style-name="T56">mimics the standard behaviours described by the JAX-RS RI </text:span><text:span text:style-name="T56"><text:bookmark-ref text:reference-format="number" text:ref-name="__RefNumPara__11198_1304452862">[6].</text:bookmark-ref></text:span></text:p>
      <text:p text:style-name="P55">Where more than one filter/interceptor/reader/writer is available then they are <text:span text:style-name="T61">ordered</text:span> according to their <text:s/><text:span text:style-name="T59">javax.annotation.Priority</text:span><text:span text:style-name="T55">. I</text:span>f two types have the same priority then they are ordered according to the natural ordering of their <text:span text:style-name="T61">service references</text:span></text:p>
      <text:p text:style-name="P51"><text:span text:style-name="T61">The</text:span> processing <text:span text:style-name="T61">flow is</text:span> as follows:</text:p>
      <text:list xml:id="list2729738484825546305" text:style-name="L4">
        <text:list-item>
          <text:p text:style-name="P48">Server receives a request</text:p>
        </text:list-item>
        <text:list-item>
          <text:p text:style-name="P50">Pre-matching ContainerRequestFilters are executed. <text:span text:style-name="T61">Changes made here can affect which resource method is chosen</text:span></text:p>
        </text:list-item>
        <text:list-item>
          <text:p text:style-name="P48">The Server matches the request to a resource method</text:p>
        </text:list-item>
        <text:list-item>
          <text:p text:style-name="P48">Post-matching ContainerRequestFilters are executed. This includes execution of all filters which match the incoming path and any name-bound filters.</text:p>
        </text:list-item>
        <text:list-item>
          <text:p text:style-name="P48">ReaderInterceptors which match the incoming path are applied to the incoming request body. If the request has no body then the ReaderInterceptors are not called.</text:p>
        </text:list-item>
        <text:list-item>
          <text:p text:style-name="P52">The list of MessageBodyReaders applicable to the path <text:span text:style-name="T61">and incoming content type </text:span>are tried according to the<text:span text:style-name="T55"> standard ordering rules. </text:span>The first MessageBodyReader which states that it can deserialise the entity “wins” and is used to create the entity object. If the incoming request has no body then no MessageBodyReaders are called.</text:p>
        </text:list-item>
        <text:list-item>
          <text:p text:style-name="P52">The Server resource method is executed</text:p>
        </text:list-item>
        <text:list-item>
          <text:p text:style-name="P52"><text:span text:style-name="T55">ContainerResponseFilters are executed. This includes execution of all filters which match the incoming path and any name-bound filters.</text:span></text:p>
        </text:list-item>
        <text:list-item>
          <text:p text:style-name="P49"><text:span text:style-name="T56">Writer</text:span>Interceptors which match the incoming path are applied to the <text:span text:style-name="T56">outgoing</text:span> request <text:span text:style-name="T56">stream</text:span>. If the <text:span text:style-name="T56">response</text:span> has no body then the <text:span text:style-name="T56">Writer</text:span>Interceptors are not called.</text:p>
        </text:list-item>
        <text:list-item>
          <text:p text:style-name="P52">The list of MessageBodyWriters applicable to the path <text:span text:style-name="T61">and outgoing content type </text:span>are tried according to the <text:span text:style-name="T55">the standard ordering rules. </text:span>The first MessageBodyWriter which states that it can serialise the entity “wins” and is used to write out the entity object. If there is no response body then no MessageBodyWriters are called<text:change-end text:change-id="ct106652635905792"/><text:change-start text:change-id="ct107202402225600"/></text:p>
        </text:list-item>
        <text:list-item>
          <text:p text:style-name="P53">Server response is flushed/committed<text:change-end text:change-id="ct107202402225600"/></text:p>
        </text:list-item>
      </text:list>
      <text:h text:style-name="Heading_20_2" text:outline-level="2"><text:soft-page-break/>Service Lifecycle</text:h>
      <text:h text:style-name="Heading_20_3" text:outline-level="3">Registering and Unregistering JAX-RS resources</text:h>
      <text:p text:style-name="Body">As this RFC uses a whiteboard model it is clear how the JAX-RS registration lifecycle should function. JAX-RS resources are registered with the JAX-RS container automatically when the OSGi service is registered, and they are unregistered from the container when the service is unregistered. </text:p>
      <text:p text:style-name="Body">If a registered JAX-RS resource'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resources, filters and interceptors are intended to be stateless objects, and are typically instantiated from a <text:span text:style-name="T2">Class</text:span> instance dynamically by the container on a per-request basis. This model ensures that no state persists between requests, and that there is no risk of concurrent access. JAX-RS resource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p>
      <text:p text:style-name="Body"><text:span text:style-name="T8">To control whether a whiteboard service provides a singleton or per-request JAX-RS resource the registering bundle should set the scope of the OSGi service. If the service is registered as a prototype service factory then the JAX-RS whiteboard runtime must request a new service object for every request. Otherwise the JAX-RS resource is a singleton, and the same instance must be used to service each request.</text:span></text:p>
      <table:table table:name="Table4" table:style-name="Table4">
        <table:table-column table:style-name="Table4.A"/>
        <table:table-column table:style-name="Table4.B"/>
        <table:table-row>
          <table:table-cell table:style-name="Table4.A1" office:value-type="string">
            <text:p text:style-name="P23">Service scope</text:p>
          </table:table-cell>
          <table:table-cell table:style-name="Table4.B1" office:value-type="string">
            <text:p text:style-name="P23">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resource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resource. A new service instance requested for each request, and released after the request.</text:p>
          </table:table-cell>
        </table:table-row>
      </table:table>
      <text:p text:style-name="P12"/>
      <text:h text:style-name="Heading_20_2" text:outline-level="2">JAX-RS Applications</text:h>
      <text:p text:style-name="Body">Sometimes a JAX-RS application consists of a number of related resources which must collaborate with one another. In this case it is normal to wrap the resources inside an <text:span text:style-name="T2">Application</text:span> object. </text:p>
      <text:p text:style-name="Body">JAX-RS Applications may also be registered with the container by using the JAX-RS whiteboard. In this case the relevant service property is <text:span text:style-name="T2">osgi.jaxrs.application.base</text:span></text:p>
      <text:p text:style-name="Body">Once an Application is registered then all of its contained resources will be registered as children of its base URI. Effectively the application object behaves as a group registration for a set of JAX-RS objects.</text:p>
      <text:h text:style-name="Heading_20_2" text:outline-level="2">JAX-RS endpoint advertisement</text:h>
      <text:p text:style-name="Body">All JAX-RS resources and applications may be registered with an optional <text:span text:style-name="T2">osgi.jaxrs.name</text:span> property. If the registered service has this property then the JAX-RS container must register an <text:span text:style-name="T2">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ext:soft-page-break/>
        <table:table-row>
          <table:table-cell table:style-name="Table5.A2" office:value-type="string">
            <text:p text:style-name="P11">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11">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11">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11">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11">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11">osgi.jaxrs.bundle.version</text:p>
          </table:table-cell>
          <table:table-cell table:style-name="Table5.B2" office:value-type="string">
            <text:p text:style-name="Table_20_Contents">Set to the version of the bundle that provided the JAX-RS service</text:p>
          </table:table-cell>
        </table:table-row>
        <table:table-row>
          <table:table-cell table:style-name="Table5.A2" office:value-type="string">
            <text:p text:style-name="P11">osgi.jaxrs.service.id</text:p>
          </table:table-cell>
          <table:table-cell table:style-name="Table5.B2" office:value-type="string">
            <text:p text:style-name="Table_20_Contents">Set to the id of the JAX-RS service that this endpoint represents</text:p>
          </table:table-cell>
        </table:table-row>
      </table:table>
      <text:h text:style-name="P37" text:outline-level="2"><text:change-start text:change-id="ct106102903243680"/>The JaxRSContext</text:h>
      <text:p text:style-name="P62">JAX-RS Applications provide an excellent way to aggregate a number of resources, filters, interceptors, message body readers, and message body writers. This has the advantage that all of the additional handlers needed by a particular resource are guaranteed to be available before it handles its first request. For example a resource may require:</text:p>
      <text:list xml:id="list3677526669030767010" text:style-name="L6">
        <text:list-item>
          <text:p text:style-name="P63"><text:span text:style-name="T65">A user context from Http Basic Authentication</text:span></text:p>
        </text:list-item>
        <text:list-item>
          <text:p text:style-name="P63"><text:span text:style-name="T65">to conume an entity from a gzipped JSON input</text:span></text:p>
        </text:list-item>
        <text:list-item>
          <text:p text:style-name="P63"><text:span text:style-name="T65">to produce a deflated YAML serialized response</text:span></text:p>
        </text:list-item>
      </text:list>
      <text:p text:style-name="P64">Having all of these features automatically available solves an otherwise complex lifecycle issue that would require the JAX-RS resource to depend on a filter, some interceptors and some message body readers/writers. <text:span text:style-name="T65">The main problem, </text:span>however,<text:span text:style-name="T65"> is that the Application is relatively static, new </text:span>JAX-RS <text:span text:style-name="T65">resources cannot be easily added at runtime </text:span>to extend an Application.</text:p>
      <text:p text:style-name="P65">This use case is handled by the JaxRSContext service. <text:span text:style-name="T66">The JaxRSContext provides a group of filters, interceptors, message body readers and message body writers as a named context registered against a particular context path. JAX-RS resources can then require the context using a filter in their service definition, preventing them </text:span><text:span text:style-name="T14">from</text:span><text:span text:style-name="T66"> being served by the whiteboard until the context is available.</text:span></text:p>
      <text:h text:style-name="P43" text:outline-level="3">Providing a JaxRSContext</text:h>
      <text:p text:style-name="P68">The JaxRSContext service may provide either singleton or request-scoped types, or a mixture of both. Request Scoped types are provided as a Set of Class&lt;?&gt;. These types must have a zero-argument contstructor, and will be created for each request. Singleton resources are provided as a Set of Object. These objects will be used for each request. <text:span text:style-name="T69">Finally the JaxRSContext provides a set of application-wide properties. This means that the JaxRSContext actually has the same methods as a JAX-RS Application object.</text:span></text:p>
      <text:list xml:id="list2225906140876902790" text:style-name="L8">
        <text:list-item>
          <text:p text:style-name="P70">Set&lt;Class&lt;?&gt;&gt; getClasses()</text:p>
        </text:list-item>
        <text:list-item>
          <text:p text:style-name="P70">Map&lt;String,Object&gt; getProperties()</text:p>
        </text:list-item>
        <text:list-item>
          <text:p text:style-name="P70">Set&lt;Object&gt; getSingletons()</text:p>
        </text:list-item>
      </text:list>
      <text:p text:style-name="P69"><text:soft-page-break/></text:p>
      <text:h text:style-name="P42" text:outline-level="3"><text:span text:style-name="T66">Registering a JaxRSContext</text:span></text:h>
      <text:p text:style-name="P66">JaxRSContexts are registered as OSGi services with two properties:</text:p>
      <text:list xml:id="list3450543995420429956" text:style-name="L7">
        <text:list-item>
          <text:p text:style-name="P67"><text:span text:style-name="T6">osgi.jaxrs.context.base </text:span><text:change-end text:change-id="ct106102903243680"/><text:change-start text:change-id="ct105553185160160"/><text:span text:style-name="T6">–</text:span><text:change-end text:change-id="ct105553185160160"/><text:change-start text:change-id="ct105553185158816"/><text:span text:style-name="T67"> this property defines the base URI that will be used by all resources and types provided by the context</text:span></text:p>
        </text:list-item>
        <text:list-item>
          <text:p text:style-name="P67"><text:span text:style-name="T6">osgi.jaxrs.context.name</text:span><text:span text:style-name="T67"> </text:span><text:change-end text:change-id="ct105553185158816"/><text:change-start text:change-id="ct106652661178912"/><text:span text:style-name="T67">–</text:span><text:change-end text:change-id="ct106652661178912"/><text:change-start text:change-id="ct106652661178464"/><text:span text:style-name="T67"> this property defines the name of the JaxRSContext. There is a default context called “default” which can be replaced using a service. If more than one JaxRSContext is defined with the same name then the </text:span><text:span text:style-name="T68">natural ordering of the </text:span><text:span text:style-name="T67">service references </text:span><text:span text:style-name="T68">is used to determine the context that applies</text:span><text:span text:style-name="T67">.</text:span></text:p>
        </text:list-item>
      </text:list>
      <text:p text:style-name="Body"/>
      <text:h text:style-name="P42" text:outline-level="3"><text:s/><text:span text:style-name="T69">Requiring a JaxRSContext</text:span></text:h>
      <text:p text:style-name="P71">JAX-RS whiteboard resources can require a JaxRSContext using the <text:span text:style-name="T6">osgi.jaxrs.context.</text:span><text:span text:style-name="T7">select</text:span><text:change-end text:change-id="ct106652661178464"/><text:change-start text:change-id="ct106652665317664"/><text:span text:style-name="T70"> property</text:span><text:change-end text:change-id="ct106652665317664"/><text:change-start text:change-id="ct107202419059040"/><text:span text:style-name="T70">. The value of this property is a filter which is used to match the service properties of one or more JaxRSContext services. The JAX-RS resource will then be registered with</text:span><text:change-end text:change-id="ct107202419059040"/><text:change-start text:change-id="ct106102911608544"/><text:span text:style-name="T70"> each matching JaxRSContext.</text:span><text:change-end text:change-id="ct106102911608544"/></text:p>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but fails to implement the relevant JAX-RS type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text:s/>failure DTO is available from the JAXRSServiceRuntime representing the shadowed object.</text:p>
      <text:p text:style-name="Body">Note that determining when two JAX-RS endpoints overlap requires an analysis of the resource path and all of sub-resource paths. If <text:span text:style-name="T20">any</text:span> of these paths clash then the <text:span text:style-name="T20">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2" text:outline-level="2"><text:soft-page-break/>JaxRSServiceRuntime</text:h>
      <text:p text:style-name="Body"/>
      <text:p text:style-name="P30">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JAX-RS runtime properties</text:h>
      <text:p text:style-name="Body"/>
      <text:p text:style-name="P29"><text:span text:style-name="T8">The JAX-RS Runtime Service implementation must define a set of runtime properties which can be used by whiteboard services to select a specific implementation. JAX-RS whiteboard services may register with a</text:span> <text:span text:style-name="T21">osgi.jaxrs.whiteboard.target</text:span><text:span text:style-name="T8"> service property, the value of which is an LDAP filter used to select applicable runtime instances. </text:span></text:p>
      <text:p text:style-name="P29"><text:span text:style-name="T8">The runtime attributes can be examined as service properties of the HttpServiceRuntime service registration. The runtime attributes may include providers specific properties, and must include the </text:span><text:span text:style-name="T5">osgi.jaxrs.endpoint</text:span><text:span text:style-name="T22"> </text:span><text:span text:style-name="T9">property. The value of this property is a String+ continaing the base URI(s) of the JAX-RS container. The URIs may either be absolute, or relative URIs if the root URI of the HTTP server is unknown (for example in a bridged framework).</text:span></text:p>
      <text:p text:style-name="P31"/>
      <text:h text:style-name="Heading_20_3" text:outline-level="3"><text:s/>JAX-RS whiteboard configuration</text:h>
      <text:p text:style-name="P29"/>
      <text:p text:style-name="P30">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30">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p>
      <text:h text:style-name="Heading_20_3" text:outline-level="3">Runtime Introspection and DTOs</text:h>
      <text:p text:style-name="Body">The JaxRSServiceRuntime provides two methods. </text:p>
      <text:p text:style-name="Body">The first method on the Runtime Service is used to retrieve a snapshot of the current runtime state in a DTO. Further information about this DTO is available in section <text:bookmark-ref text:reference-format="number" text:ref-name="__RefHeading__47375_1439841644">6.1</text:bookmark-ref>.</text:p>
      <text:p text:style-name="Body">The second method on the Runtime Service is used to determine which JAX-RS resources, filters and interceptors would be used to handle an incoming call <text:span text:style-name="T13">with a</text:span> given URI path. Further information about this DTO is available in section <text:bookmark-ref text:reference-format="number" text:ref-name="__RefHeading__47378_1439841644">6.2</text:bookmark-ref></text:p>
      <text:h text:style-name="Heading_20_2" text:outline-level="2">JAX-RS Clients</text:h>
      <text:p text:style-name="Body">The JAX-RS 2.0 specification includes a client API for making REST requests. The normal mechanism for obtaining the Client is to use a ClientBuilder, which is instantiated using a static factory method.</text:p>
      <text:p text:style-name="Body"><text:soft-page-break/>As static factory methods require the reflective loading of classes they rarely work well in OSGi. There are also significant lifecycle issues, as there is no way to force indirectly wired objects to be discarded if the implementation bundle is stopped or uninstalled.</text:p>
      <text:p text:style-name="Body">The correct way to obtain implementations in OSGi is to use the Service Registry. JAX-RS implementations must therefore register their ClientBuilder implementations as OSGi services. </text:p>
      <text:h text:style-name="Heading_20_3" text:outline-level="3">Locating specific implementations</text:h>
      <text:p text:style-name="Body">Some Client implementations provide additonal methods and features on provider-specific interfaces. To provide <text:s/>these the JAX-RS provider should register the ClientBuilder advertising both the <text:span text:style-name="T2">javax.ws.rs.client.ClientBuilder</text:span> and as the provider-specific interface.<text:change-start text:change-id="ct106652656892992"/></text:p>
      <text:p text:style-name="P61">The ClientBuilder should be registered as a prototyp<text:change-end text:change-id="ct106652656892992"/><text:change-start text:change-id="ct106102903193504"/>e scoped service. That will allow bundles to co<text:change-end text:change-id="ct106102903193504"/><text:change-start text:change-id="ct106102903198880"/>nfigure multiple<text:change-end text:change-id="ct106102903198880"/><text:change-start text:change-id="ct106652656912928"/> <text:span text:style-name="T64">separate Client instances.</text:span><text:change-end text:change-id="ct106652656912928"/></text:p>
      <text:h text:style-name="Heading_20_3" text:outline-level="3">Asynchronous Calls</text:h>
      <text:p text:style-name="Body">The JAX-RS client API supports the concept of asynchronous calls which return a java.util.concurrent.Future. Future is a type with very limited capabilities, and it is impossible to use in a truly asynchronous way. As a result the JAX-RS client API provides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Body">Due to the way in which JAX-RS infers return types, the InvocationCallback must have a concrete generic type at compilation time, and cannot be a wildcard. Therefore the proposed mechanism for obtaining a Promise is:</text:p>
      <text:p text:style-name="P1">Client client = <text:change-start text:change-id="ct106652656891872"/><text:span text:style-name="T3">c</text:span><text:change-end text:change-id="ct106652656891872"/><text:change text:change-id="ct106652656892320"/>lientBuilder.<text:change text:change-id="ct105553170417600"/><text:change-start text:change-id="ct105553170417824"/><text:span text:style-name="T3">build</text:span><text:change-end text:change-id="ct105553170417824"/>();</text:p>
      <text:p text:style-name="P1">PromiseHandler&lt;String&gt; handler = new PromiseHandler&lt;String&gt;{};</text:p>
      <text:p text:style-name="P25"/>
      <text:p text:style-name="P25">client.target(REST_SERVICE_URL)</text:p>
      <text:p text:style-name="P25"><text:tab/>.path("/foo”)</text:p>
      <text:p text:style-name="P25"><text:tab/>.path(“/{name}")</text:p>
      <text:p text:style-name="P25"><text:tab/>.resolveTemplate("name", buzz)</text:p>
      <text:p text:style-name="P25"><text:tab/>.request()</text:p>
      <text:p text:style-name="P25"><text:tab/>.async()</text:p>
      <text:p text:style-name="P25"><text:tab/>.get(handler);</text:p>
      <text:p text:style-name="P25"/>
      <text:p text:style-name="P25">Promise&lt;String&gt; result = handler.getPromise();</text:p>
      <text:h text:style-name="P41" text:outline-level="3"><text:change-start text:change-id="ct107202406507936"/>Client Filters, Interceptors, Readers and Writers</text:h>
      <text:p text:style-name="P58"><text:change-end text:change-id="ct107202406507936"/><text:change-start text:change-id="ct106652648554560"/>While Container (Server) filters, interceptors, readers and writers can be made available as whiteboard components<text:change-end text:change-id="ct106652648554560"/><text:change-start text:change-id="ct106102901086720"/>, the same is not true for Clients. There are two main reasons for this:</text:p>
      <text:list xml:id="list8641014559017865397" text:style-name="L5">
        <text:list-item>
          <text:p text:style-name="P59">There is no way to scope the filters and interceptors that would be applied to a given client<text:change-end text:change-id="ct106102901086720"/><text:change-start text:change-id="ct105553166244800"/>. In a multi-tenant environment this could lead to unexpected behaviours.</text:p>
        </text:list-item>
        <text:list-item>
          <text:p text:style-name="P59">Clients are <text:change-end text:change-id="ct105553166244800"/><text:change-start text:change-id="ct107202410616672"/>not, in general, expected to be extended by third parties. The Client model is designed to be used by a bundle when making requests from a REST API. If further requests need to be made by a <text:soft-page-break/>different bundle then it should create and configure a separate client.<text:change-end text:change-id="ct107202410616672"/><text:change-start text:change-id="ct105553168334112"/> This is different from the container, where one container port may host several distinct resources.<text:change-end text:change-id="ct105553168334112"/><text:change-start text:change-id="ct107202406503232"/></text:p>
        </text:list-item>
      </text:list>
      <text:p text:style-name="P60"><text:change-end text:change-id="ct107202406503232"/><text:change-start text:change-id="ct105553168378688"/>In order to add <text:change-end text:change-id="ct105553168378688"/><text:change-start text:change-id="ct106652654886784"/><text:span text:style-name="T3">filters, interceptors, readers and </text:span><text:change-end text:change-id="ct106652654886784"/><text:change-start text:change-id="ct106102903146688"/><text:span text:style-name="T3">writers to the JAX-RS client users should use the </text:span><text:span text:style-name="T60">register</text:span><text:change-end text:change-id="ct106102903146688"/><text:change-start text:change-id="ct106102903170432"/><text:span text:style-name="T60">()</text:span><text:span text:style-name="T3"> method </text:span><text:change-end text:change-id="ct106102903170432"/><text:change-start text:change-id="ct107202410696416"/><text:span text:style-name="T3">when building their client</text:span><text:change-end text:change-id="ct107202410696416"/><text:change-start text:change-id="ct107202410700672"/><text:span text:style-name="T3">.</text:span><text:change-end text:change-id="ct107202410700672"/></text:p>
      <text:h text:style-name="Heading_20_2" text:outline-level="2">Implementation Provided Capabilities</text:h>
      <text:p text:style-name="Body">The JAX-RS whiteboard implementation must define the following capabilities, including any <text:span text:style-name="T13">additional</text:span> static attributes:</text:p>
      <text:list xml:id="list2170864457348771096" text:style-name="L3">
        <text:list-item>
          <text:p text:style-name="P46">osgi.service;objectClass:List&lt;String&gt;=”org.osgi.service.jaxrs.runtime.JaxRSServiceRuntime”</text:p>
        </text:list-item>
        <text:list-item>
          <text:p text:style-name="P46">osgi.implementation;osgi.implementation=”osgi.jaxrs”;version:Version=”1.0”</text:p>
        </text:list-item>
      </text:list>
      <text:p text:style-name="Body">Also, if the whiteboard implemenation includes the JAX-RS API then it must also advertise the JavaJAXRS contract </text:p>
      <text:p text:style-name="P26">osgi.contract;osgi.contract=JavaJAXRS;version:List&lt;Version&gt;=”1.1,2.0”</text:p>
      <text:p text:style-name="Body"/>
      <text:h text:style-name="P34" text:outline-level="1"><text:bookmark-start text:name="__RefHeading__47371_1439841644"/>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29">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he Runtime DTO<text:bookmark-end text:name="__RefHeading__47375_1439841644"/></text:h>
      <text:p text:style-name="P6"/>
      <text:p text:style-name="Body">The RuntimeDTO is the root DTO representing the state of the JAX RS Whiteboard. The DTO provides a snapshot of the system at the point where the DTO is generated. It can be used to list the available JAX-RS resources, filters and interceptors. In addition the DTO provides information about resources, filters and interceptors that have failed in some way.</text:p>
      <text:h text:style-name="Heading_20_2" text:outline-level="2"><text:bookmark-start text:name="__RefHeading__47378_1439841644"/><text:soft-page-break/>The RequestInfo DTO<text:bookmark-end text:name="__RefHeading__47378_1439841644"/></text:h>
      <text:p text:style-name="Body">The RequestInfo DTO provides information about which resource will be called for a given URI, and which filters and interceptors will participate in the invocation chain. This can be used to diagnose issues, and to help with configuring <text:span text:style-name="T13">additional</text:span> parts in an active system.</text:p>
      <text:h text:style-name="P34" text:outline-level="1">Javadoc</text:h>
      <text:p text:style-name="P13"/>
      <text:section text:style-name="Sect1" text:name="JavaDoc" text:protected="true">
        <text:section-source xlink:href="../jaxrs-whiteboard-javadoc.rtf" text:filter-name="Rich Text Format"/>
        <text:p text:style-name="P79"><text:span text:style-name="T31">OSGi Javadoc</text:span></text:p>
        <text:p text:style-name="P109"><text:span text:style-name="T32">12/18/15 2:00 PM</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2"><text:span text:style-name="Summary_20_Heading_20_Font"><text:span text:style-name="T34">Package Summary</text:span></text:span></text:p>
            </table:table-cell>
            <table:covered-table-cell/>
            <table:table-cell table:style-name="Table6.A1" office:value-type="string">
              <text:p text:style-name="P114"><text:span text:style-name="Page_20_Reference_20_Font"><text:span text:style-name="T35">Page</text:span></text:span></text:p>
            </table:table-cell>
          </table:table-row>
          <table:table-row table:style-name="Table6.1">
            <table:table-cell table:style-name="Table6.A2" office:value-type="string">
              <text:p text:style-name="P112"><text:a xlink:type="simple" xlink:href="file:///l%22r3" text:style-name="Internet_20_link" text:visited-style-name="Visited_20_Internet_20_Link"><text:span text:style-name="T24">org.osgi.service.jaxrs.runtime</text:span></text:a></text:p>
            </table:table-cell>
            <table:table-cell table:style-name="Table6.B2" office:value-type="string">
              <text:p text:style-name="P112"><text:span text:style-name="T36">Http Runtime Package Version 1.0.</text:span></text:p>
            </table:table-cell>
            <table:table-cell table:style-name="Table6.C2" office:value-type="string">
              <text:p text:style-name="P114"><text:bookmark-ref text:reference-format="page" text:ref-name="r3">22</text:bookmark-ref></text:p>
            </table:table-cell>
          </table:table-row>
          <table:table-row table:style-name="Table6.1">
            <table:table-cell table:style-name="Table6.A3" office:value-type="string">
              <text:p text:style-name="P111"><text:a xlink:type="simple" xlink:href="file:///l%22r10" text:style-name="Internet_20_link" text:visited-style-name="Visited_20_Internet_20_Link"><text:span text:style-name="T24">org.osgi.service.jaxrs.runtime.dto</text:span></text:a></text:p>
            </table:table-cell>
            <table:table-cell table:style-name="Table6.B3" office:value-type="string">
              <text:p text:style-name="P111"><text:span text:style-name="T36">Http Runtime DTO Package Version 1.0.</text:span></text:p>
            </table:table-cell>
            <table:table-cell table:style-name="Table6.C3" office:value-type="string">
              <text:p text:style-name="P113"><text:bookmark-ref text:reference-format="page" text:ref-name="r10">25</text:bookmark-ref></text:p>
            </table:table-cell>
          </table:table-row>
          <table:table-row table:style-name="Table6.1">
            <table:table-cell table:style-name="Table6.A4" office:value-type="string">
              <text:p text:style-name="P111"><text:a xlink:type="simple" xlink:href="file:///l%22r61" text:style-name="Internet_20_link" text:visited-style-name="Visited_20_Internet_20_Link"><text:span text:style-name="T24">org.osgi.service.jaxrs.whiteboard</text:span></text:a></text:p>
            </table:table-cell>
            <table:table-cell table:style-name="Table6.B4" office:value-type="string">
              <text:p text:style-name="P111"><text:span text:style-name="T36">Http Whiteboard Package Version 1.0.</text:span></text:p>
            </table:table-cell>
            <table:table-cell table:style-name="Table6.C4" office:value-type="string">
              <text:p text:style-name="P113"><text:bookmark-ref text:reference-format="page" text:ref-name="r61">45</text:bookmark-ref></text:p>
            </table:table-cell>
          </table:table-row>
        </table:table>
        <text:p text:style-name="P80"><text:bookmark text:name="r3"/><text:span text:style-name="T16">Package org.osgi.service.jaxrs.runtime</text:span></text:p>
        <text:p text:style-name="P116"><text:span text:style-name="Code_20_Small">@org.osgi.annotation.versioning.Version(value="1.0")</text:span></text:p>
        <text:p text:style-name="P116"><text:span text:style-name="T36">Http Runtime Package Version 1.0.</text:span></text:p>
        <text:p text:style-name="P116"><text:span text:style-name="T38">See:</text:span></text:p>
        <text:p text:style-name="P119"><text:a xlink:type="simple" xlink:href="file:///l%22r2" text:style-name="Internet_20_link" text:visited-style-name="Visited_20_Internet_20_Link"><text:span text:style-name="T38">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12"><text:span text:style-name="Summary_20_Heading_20_Font1"><text:span text:style-name="T34">Interface Summary</text:span></text:span></text:p>
            </table:table-cell>
            <table:covered-table-cell/>
            <table:table-cell table:style-name="Table8.A1" office:value-type="string">
              <text:p text:style-name="P114"><text:span text:style-name="Page_20_Reference_20_Font"><text:span text:style-name="T35">Page</text:span></text:span></text:p>
            </table:table-cell>
          </table:table-row>
          <table:table-row table:style-name="Table8.1">
            <table:table-cell table:style-name="Table8.A2" office:value-type="string">
              <text:p text:style-name="P112"><text:a xlink:type="simple" xlink:href="file:///l%22r6" text:style-name="Internet_20_link" text:visited-style-name="Visited_20_Internet_20_Link"><text:span text:style-name="T24">JaxRSServiceRuntime</text:span></text:a></text:p>
            </table:table-cell>
            <table:table-cell table:style-name="Table8.B2" office:value-type="string">
              <text:p text:style-name="P112"><text:span text:style-name="T36">The HttpServiceRuntime service represents the runtime information of an Http Whiteboard implementation.</text:span></text:p>
            </table:table-cell>
            <table:table-cell table:style-name="Table8.C2" office:value-type="string">
              <text:p text:style-name="P114"><text:bookmark-ref text:reference-format="page" text:ref-name="r6">23</text:bookmark-ref></text:p>
            </table:table-cell>
          </table:table-row>
        </table:table>
        <text:p text:style-name="P10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2"><text:span text:style-name="Summary_20_Heading_20_Font1"><text:span text:style-name="T34">Class Summary</text:span></text:span></text:p>
            </table:table-cell>
            <table:covered-table-cell/>
            <table:table-cell table:style-name="Table9.A1" office:value-type="string">
              <text:p text:style-name="P114"><text:span text:style-name="Page_20_Reference_20_Font"><text:span text:style-name="T35">Page</text:span></text:span></text:p>
            </table:table-cell>
          </table:table-row>
          <table:table-row table:style-name="Table9.1">
            <table:table-cell table:style-name="Table9.A2" office:value-type="string">
              <text:p text:style-name="P112"><text:a xlink:type="simple" xlink:href="file:///l%22r8" text:style-name="Internet_20_link" text:visited-style-name="Visited_20_Internet_20_Link"><text:span text:style-name="T24">JaxRSServiceRuntimeConstants</text:span></text:a></text:p>
            </table:table-cell>
            <table:table-cell table:style-name="Table9.B2" office:value-type="string">
              <text:p text:style-name="P112"><text:span text:style-name="T36">Defines standard names for Http Runtime Service constants.</text:span></text:p>
            </table:table-cell>
            <table:table-cell table:style-name="Table9.C2" office:value-type="string">
              <text:p text:style-name="P114"><text:bookmark-ref text:reference-format="page" text:ref-name="r8">24</text:bookmark-ref></text:p>
            </table:table-cell>
          </table:table-row>
        </table:table>
        <text:p text:style-name="P123"><text:bookmark text:name="r2"/><text:span text:style-name="T40">Package org.osgi.service.jaxrs.runtime Description</text:span></text:p>
        <text:p text:style-name="P124"><text:span text:style-name="T36">Http Runtime Package Version 1.0.</text:span></text:p>
        <text:p text:style-name="P124"><text:span text:style-name="T3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24"><text:span text:style-name="T36">Example import for consumers using the API in this package:</text:span></text:p>
        <text:p text:style-name="P124"><text:span text:style-name="Code1">Import-Package: org.osgi.service.http.runtime; version="[1.0,2.0)"</text:span></text:p>
        <text:p text:style-name="P124"><text:span text:style-name="T36">Example import for providers implementing the API in this package:</text:span></text:p>
        <text:p text:style-name="P106"><text:span text:style-name="Code1">Import-Package: org.osgi.service.http.runtime; version="[1.0,1.1)"</text:span></text:p>
        <text:p text:style-name="P83"><text:bookmark text:name="r6"/><text:span text:style-name="T16">Interface JaxRSServiceRuntime</text:span></text:p>
        <text:p text:style-name="P125"><text:a xlink:type="simple" xlink:href="file:///l%22r3" text:style-name="Internet_20_link" text:visited-style-name="Visited_20_Internet_20_Link"><text:span text:style-name="T33">org.osgi.service.jaxrs.runtime</text:span></text:a></text:p>
        <text:p text:style-name="P117"/>
        <text:p text:style-name="P127"><text:span text:style-name="Code_20_Small1">@org.osgi.annotation.versioning.ProviderType</text:span><text:line-break/><text:span text:style-name="Code2">public interface </text:span><text:span text:style-name="Code2"><text:span text:style-name="T19">JaxRSServiceRuntime</text:span></text:span></text:p>
        <text:p text:style-name="P124"><text:span text:style-name="T36">The HttpServiceRuntime service represents the runtime information of an Http Whiteboard implementation.</text:span></text:p>
        <text:p text:style-name="P124"><text:span text:style-name="T36">It provides access to DTOs representing the current state of the service.</text:span></text:p>
        <text:p text:style-name="P109"><text:span text:style-name="T36">The HttpServiceRuntime service must be registered with the </text:span><text:a xlink:type="simple" xlink:href="file:///l%22r7" text:style-name="Internet_20_link" text:visited-style-name="Visited_20_Internet_20_Link"><text:span text:style-name="T42">JaxRSServiceRuntimeConstants.JAX_RS_SERVICE_ENDPOINT</text:span></text:a><text:span text:style-name="T39"> service property.</text:span></text:p>
        <text:p text:style-name="P125"><text:span text:style-name="T38">ThreadSafe</text:span></text:p>
        <text:p text:style-name="P12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9"><text:span text:style-name="Summary_20_Heading_20_Font2"><text:span text:style-name="T34">Method Summary</text:span></text:span></text:p>
            </table:table-cell>
            <table:covered-table-cell/>
            <table:table-cell table:style-name="Table11.A1" office:value-type="string">
              <text:p text:style-name="P131"><text:span text:style-name="Page_20_Reference_20_Font"><text:span text:style-name="T35">Page</text:span></text:span></text:p>
            </table:table-cell>
          </table:table-row>
          <table:table-row table:style-name="Table11.1">
            <table:table-cell table:style-name="Table11.A2" office:value-type="string">
              <text:p text:style-name="P133"><text:a xlink:type="simple" xlink:href="file:///l%22r41" text:style-name="Internet_20_link" text:visited-style-name="Visited_20_Internet_20_Link"><text:span text:style-name="T25">RequestInfoDTO</text:span></text:a></text:p>
            </table:table-cell>
            <table:table-cell table:style-name="Table11.B2" office:value-type="string">
              <text:p text:style-name="P135"><text:a xlink:type="simple" xlink:href="file:///l%22r5" text:style-name="Internet_20_link" text:visited-style-name="Visited_20_Internet_20_Link"><text:span text:style-name="T26">calculateRequestInfoDTO</text:span></text:a><text:span text:style-name="Code2"><text:span text:style-name="T44">(String path)</text:span></text:span></text:p>
              <text:p text:style-name="P137"><text:span text:style-name="T36">Return a request info DTO containing the services involved with processing a request for the specified path.</text:span></text:p>
            </table:table-cell>
            <table:table-cell table:style-name="Table11.C2" office:value-type="string">
              <text:p text:style-name="P131"><text:bookmark-ref text:reference-format="page" text:ref-name="r5">23</text:bookmark-ref></text:p>
            </table:table-cell>
          </table:table-row>
          <table:table-row table:style-name="Table11.1">
            <table:table-cell table:style-name="Table11.A3" office:value-type="string">
              <text:p text:style-name="P132"><text:a xlink:type="simple" xlink:href="file:///l%22r59" text:style-name="Internet_20_link" text:visited-style-name="Visited_20_Internet_20_Link"><text:span text:style-name="T25">RuntimeDTO</text:span></text:a></text:p>
            </table:table-cell>
            <table:table-cell table:style-name="Table11.B3" office:value-type="string">
              <text:p text:style-name="P134"><text:a xlink:type="simple" xlink:href="file:///l%22r4" text:style-name="Internet_20_link" text:visited-style-name="Visited_20_Internet_20_Link"><text:span text:style-name="T26">getRuntimeDTO</text:span></text:a><text:span text:style-name="Code2"><text:span text:style-name="T44">()</text:span></text:span></text:p>
              <text:p text:style-name="P136"><text:span text:style-name="T36">Return the runtime DTO representing the current state.</text:span></text:p>
            </table:table-cell>
            <table:table-cell table:style-name="Table11.C3" office:value-type="string">
              <text:p text:style-name="P130"><text:bookmark-ref text:reference-format="page" text:ref-name="r4">23</text:bookmark-ref></text:p>
            </table:table-cell>
          </table:table-row>
        </table:table>
        <text:p text:style-name="P96"><text:span text:style-name="T16">Method Detail</text:span></text:p>
        <text:p text:style-name="P98"><text:bookmark text:name="r4"/><text:span text:style-name="T16">getRuntimeDTO</text:span></text:p>
        <text:p text:style-name="P110"><text:a xlink:type="simple" xlink:href="file:///l%22r59" text:style-name="Internet_20_link" text:visited-style-name="Visited_20_Internet_20_Link"><text:span text:style-name="T42">RuntimeDTO</text:span></text:a><text:span text:style-name="Code2"><text:span text:style-name="T47"> </text:span></text:span><text:span text:style-name="Code2"><text:span text:style-name="T48">getRuntimeDTO</text:span></text:span><text:span text:style-name="Code2"><text:span text:style-name="T49">()</text:span></text:span></text:p>
        <text:p text:style-name="P119"><text:span text:style-name="T36">Return the runtime DTO representing the current state.</text:span></text:p>
        <text:p text:style-name="P120"><text:span text:style-name="T38">Returns:</text:span></text:p>
        <text:p text:style-name="P138"><text:span text:style-name="T36">The runtime DTO.</text:span></text:p>
        <text:p text:style-name="P139"/>
        <text:p text:style-name="P99"><text:bookmark text:name="r5"/><text:span text:style-name="T16">calculateRequestInfoDTO</text:span></text:p>
        <text:p text:style-name="P110"><text:a xlink:type="simple" xlink:href="file:///l%22r41" text:style-name="Internet_20_link" text:visited-style-name="Visited_20_Internet_20_Link"><text:span text:style-name="T42">RequestInfoDTO</text:span></text:a><text:span text:style-name="Code2"><text:span text:style-name="T47"> </text:span></text:span><text:span text:style-name="Code2"><text:span text:style-name="T48">calculateRequestInfoDTO</text:span></text:span><text:span text:style-name="Code2"><text:span text:style-name="T49">(String path)</text:span></text:span></text:p>
        <text:p text:style-name="P119"><text:span text:style-name="T36">Return a request info DTO containing the services involved with processing a request for the specified path.</text:span></text:p>
        <text:p text:style-name="P120"><text:span text:style-name="T38">Parameters:</text:span></text:p>
        <text:p text:style-name="P138"><text:span text:style-name="Code2">path</text:span><text:span text:style-name="T36"> - The request path, relative to the root of the JAX-RS Whiteboard implementation.</text:span></text:p>
        <text:p text:style-name="P120"><text:span text:style-name="T38">Returns:</text:span></text:p>
        <text:p text:style-name="P138"><text:span text:style-name="T36">The request info DTO for the specified path.</text:span></text:p>
        <text:p text:style-name="P86"><text:bookmark text:name="r8"/><text:span text:style-name="T16">Class JaxRSServiceRuntimeConstants</text:span></text:p>
        <text:p text:style-name="P125"><text:a xlink:type="simple" xlink:href="file:///l%22r3" text:style-name="Internet_20_link" text:visited-style-name="Visited_20_Internet_20_Link"><text:span text:style-name="T33">org.osgi.service.jaxrs.runtime</text:span></text:a></text:p>
        <text:p text:style-name="P118"><text:span text:style-name="Code2">java.lang.Object</text:span></text:p>
        <text:p text:style-name="P107"><text:span text:style-name="Code2">  </text:span><text:span text:style-name="Code2"><draw:frame draw:style-name="fr3" draw:name="Image1" text:anchor-type="as-char" svg:width="0.397cm" svg:height="0.37cm" draw:z-index="21"><draw:image xlink:href="Pictures/100002000000000F0000000EBCC3FB4515936C88.png" xlink:type="simple" xlink:show="embed" xlink:actuate="onLoad"/></draw:frame></text:span><text:span text:style-name="Code2"><text:span text:style-name="T19">org.osgi.service.jaxrs.runtime.JaxRSServiceRuntimeConstants</text:span></text:span></text:p>
        <text:p text:style-name="P117"/>
        <text:p text:style-name="P140"><text:span text:style-name="Code2">final public class </text:span><text:span text:style-name="Code2"><text:span text:style-name="T19">JaxRSServiceRuntimeConstants</text:span></text:span></text:p>
        <text:p text:style-name="P110"><text:span text:style-name="Code2">extends Object</text:span></text:p>
        <text:p text:style-name="P106"><text:span text:style-name="T36">Defines standard names for Http Runtime Service constants.</text:span></text:p>
        <text:p text:style-name="P12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29"><text:span text:style-name="Summary_20_Heading_20_Font2"><text:span text:style-name="T34">Field Summary</text:span></text:span></text:p>
            </table:table-cell>
            <table:covered-table-cell/>
            <table:table-cell table:style-name="Table13.A1" office:value-type="string">
              <text:p text:style-name="P131"><text:span text:style-name="Page_20_Reference_20_Font"><text:span text:style-name="T35">Page</text:span></text:span></text:p>
            </table:table-cell>
          </table:table-row>
          <table:table-row table:style-name="Table13.1">
            <table:table-cell table:style-name="Table13.A2" office:value-type="string">
              <text:p text:style-name="P133"><text:span text:style-name="Code_20_Small1"><text:span text:style-name="T45">static String</text:span></text:span></text:p>
            </table:table-cell>
            <table:table-cell table:style-name="Table13.B2" office:value-type="string">
              <text:p text:style-name="P135"><text:a xlink:type="simple" xlink:href="file:///l%22r7" text:style-name="Internet_20_link" text:visited-style-name="Visited_20_Internet_20_Link"><text:span text:style-name="T26">JAX_RS_SERVICE_ENDPOINT</text:span></text:a></text:p>
              <text:p text:style-name="P137"><text:span text:style-name="T36">JAX-RS Runtime Service service property specifying the endpoints upon which the JAX-RS implementation is available.</text:span></text:p>
            </table:table-cell>
            <table:table-cell table:style-name="Table13.C2" office:value-type="string">
              <text:p text:style-name="P131"><text:bookmark-ref text:reference-format="page" text:ref-name="r7">24</text:bookmark-ref></text:p>
            </table:table-cell>
          </table:table-row>
        </table:table>
        <text:p text:style-name="P96"><text:span text:style-name="T16">Field Detail</text:span></text:p>
        <text:p text:style-name="P98"><text:bookmark text:name="r7"/><text:span text:style-name="T16">JAX_RS_SERVICE_ENDPOINT</text:span></text:p>
        <text:p text:style-name="P110"><text:span text:style-name="Code2">public static final String </text:span><text:span text:style-name="Code2"><text:span text:style-name="T19">JAX_RS_SERVICE_ENDPOINT</text:span></text:span><text:span text:style-name="Code2"><text:span text:style-name="T28"> = "osgi.jaxrs.endpoint"</text:span></text:span></text:p>
        <text:p text:style-name="P121"><text:span text:style-name="T36">JAX-RS Runtime Service service property specifying the endpoints upon which the JAX-RS implementation is available.</text:span></text:p>
        <text:p text:style-name="P121"><text:span text:style-name="T36">An endpoint value is a URL or a relative path, to which the JAX-RS Whiteboard implementation is listening. For example, </text:span><text:span text:style-name="Code2">http://192.168.1.10:8080/</text:span><text:span text:style-name="T36"> or </text:span><text:span text:style-name="Code2">/myapp/</text:span><text:span text:style-name="T36">.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p>
        <text:p text:style-name="P121"><text:span text:style-name="T36">A JAX-RS Whiteboard implementation can be listening on multiple endpoints.</text:span></text:p>
        <text:p text:style-name="P119"><text:span text:style-name="T36">The value of this service property must be of type </text:span><text:span text:style-name="Code2">String</text:span><text:span text:style-name="T36">, </text:span><text:span text:style-name="Code2">String[]</text:span><text:span text:style-name="T36">, or </text:span><text:span text:style-name="Code2">Collection&lt;String&gt;</text:span><text:span text:style-name="T36">.</text:span></text:p>
        <text:p text:style-name="P81"><text:bookmark text:name="r10"/><text:span text:style-name="T16">Package org.osgi.service.jaxrs.runtime.dto</text:span></text:p>
        <text:p text:style-name="P116"><text:span text:style-name="Code_20_Small">@org.osgi.annotation.versioning.Version(value="1.0")</text:span></text:p>
        <text:p text:style-name="P116"><text:span text:style-name="T36">Http Runtime DTO Package Version 1.0.</text:span></text:p>
        <text:p text:style-name="P116"><text:span text:style-name="T38">See:</text:span></text:p>
        <text:p text:style-name="P119"><text:a xlink:type="simple" xlink:href="file:///l%22r9" text:style-name="Internet_20_link" text:visited-style-name="Visited_20_Internet_20_Link"><text:span text:style-name="T38">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2"><text:span text:style-name="Summary_20_Heading_20_Font1"><text:span text:style-name="T34">Class Summary</text:span></text:span></text:p>
            </table:table-cell>
            <table:covered-table-cell/>
            <table:table-cell table:style-name="Table15.A1" office:value-type="string">
              <text:p text:style-name="P114"><text:span text:style-name="Page_20_Reference_20_Font"><text:span text:style-name="T35">Page</text:span></text:span></text:p>
            </table:table-cell>
          </table:table-row>
          <table:table-row table:style-name="Table15.1">
            <table:table-cell table:style-name="Table15.A2" office:value-type="string">
              <text:p text:style-name="P112"><text:a xlink:type="simple" xlink:href="file:///l%22r15" text:style-name="Internet_20_link" text:visited-style-name="Visited_20_Internet_20_Link"><text:span text:style-name="T24">DTOConstants</text:span></text:a></text:p>
            </table:table-cell>
            <table:table-cell table:style-name="Table15.B2" office:value-type="string">
              <text:p text:style-name="P112"><text:span text:style-name="T36">Defines standard constants for the DTOs.</text:span></text:p>
            </table:table-cell>
            <table:table-cell table:style-name="Table15.C2" office:value-type="string">
              <text:p text:style-name="P114"><text:bookmark-ref text:reference-format="page" text:ref-name="r15">26</text:bookmark-ref></text:p>
            </table:table-cell>
          </table:table-row>
          <table:table-row table:style-name="Table15.1">
            <table:table-cell table:style-name="Table15.A3" office:value-type="string">
              <text:p text:style-name="P111"><text:a xlink:type="simple" xlink:href="file:///l%22r18" text:style-name="Internet_20_link" text:visited-style-name="Visited_20_Internet_20_Link"><text:span text:style-name="T24">FailedFilterDTO</text:span></text:a></text:p>
            </table:table-cell>
            <table:table-cell table:style-name="Table15.B3" office:value-type="string">
              <text:p text:style-name="P111"><text:span text:style-name="T36">Represents a JAX-RS Filter service which is currently not being used due to a problem.</text:span></text:p>
            </table:table-cell>
            <table:table-cell table:style-name="Table15.C3" office:value-type="string">
              <text:p text:style-name="P113"><text:bookmark-ref text:reference-format="page" text:ref-name="r18">27</text:bookmark-ref></text:p>
            </table:table-cell>
          </table:table-row>
          <table:table-row table:style-name="Table15.1">
            <table:table-cell table:style-name="Table15.A4" office:value-type="string">
              <text:p text:style-name="P111"><text:a xlink:type="simple" xlink:href="file:///l%22r21" text:style-name="Internet_20_link" text:visited-style-name="Visited_20_Internet_20_Link"><text:span text:style-name="T24">FailedInterceptorDTO</text:span></text:a></text:p>
            </table:table-cell>
            <table:table-cell table:style-name="Table15.B4" office:value-type="string">
              <text:p text:style-name="P111"><text:span text:style-name="T36">Represents a JAX-RS Interceptor service that is currently not being used by a servlet context due to a problem.</text:span></text:p>
            </table:table-cell>
            <table:table-cell table:style-name="Table15.C4" office:value-type="string">
              <text:p text:style-name="P113"><text:bookmark-ref text:reference-format="page" text:ref-name="r21">29</text:bookmark-ref></text:p>
            </table:table-cell>
          </table:table-row>
          <table:table-row table:style-name="Table15.1">
            <table:table-cell table:style-name="Table15.A5" office:value-type="string">
              <text:p text:style-name="P111"><text:a xlink:type="simple" xlink:href="file:///l%22r24" text:style-name="Internet_20_link" text:visited-style-name="Visited_20_Internet_20_Link"><text:span text:style-name="T24">FailedResourceDTO</text:span></text:a></text:p>
            </table:table-cell>
            <table:table-cell table:style-name="Table15.B5" office:value-type="string">
              <text:p text:style-name="P111"><text:span text:style-name="T36">Represents a JAX-RS service which is currently not being used due to a problem.</text:span></text:p>
            </table:table-cell>
            <table:table-cell table:style-name="Table15.C5" office:value-type="string">
              <text:p text:style-name="P113"><text:bookmark-ref text:reference-format="page" text:ref-name="r24">31</text:bookmark-ref></text:p>
            </table:table-cell>
          </table:table-row>
          <table:table-row table:style-name="Table15.1">
            <table:table-cell table:style-name="Table15.A6" office:value-type="string">
              <text:p text:style-name="P111"><text:a xlink:type="simple" xlink:href="file:///l%22r29" text:style-name="Internet_20_link" text:visited-style-name="Visited_20_Internet_20_Link"><text:span text:style-name="T24">FilterDTO</text:span></text:a></text:p>
            </table:table-cell>
            <table:table-cell table:style-name="Table15.B6" office:value-type="string">
              <text:p text:style-name="P111"><text:span text:style-name="T36">Represents a JAX-RS Filter service currently being hosted by the </text:span><text:a xlink:type="simple" xlink:href="file:///l%22r6" text:style-name="Internet_20_link" text:visited-style-name="Visited_20_Internet_20_Link"><text:span text:style-name="T27">JaxRSServiceRuntime</text:span></text:a></text:p>
            </table:table-cell>
            <table:table-cell table:style-name="Table15.C6" office:value-type="string">
              <text:p text:style-name="P113"><text:bookmark-ref text:reference-format="page" text:ref-name="r29">33</text:bookmark-ref></text:p>
            </table:table-cell>
          </table:table-row>
          <table:table-row table:style-name="Table15.1">
            <table:table-cell table:style-name="Table15.A7" office:value-type="string">
              <text:p text:style-name="P111"><text:a xlink:type="simple" xlink:href="file:///l%22r34" text:style-name="Internet_20_link" text:visited-style-name="Visited_20_Internet_20_Link"><text:span text:style-name="T24">InterceptorDTO</text:span></text:a></text:p>
            </table:table-cell>
            <table:table-cell table:style-name="Table15.B7" office:value-type="string">
              <text:p text:style-name="P111"><text:span text:style-name="T36">Represents a JAX-RS Interceptor service currently being hosted by the </text:span><text:a xlink:type="simple" xlink:href="file:///l%22r6" text:style-name="Internet_20_link" text:visited-style-name="Visited_20_Internet_20_Link"><text:span text:style-name="T27">JaxRSServiceRuntime</text:span></text:a></text:p>
            </table:table-cell>
            <table:table-cell table:style-name="Table15.C7" office:value-type="string">
              <text:p text:style-name="P113"><text:bookmark-ref text:reference-format="page" text:ref-name="r34">35</text:bookmark-ref></text:p>
            </table:table-cell>
          </table:table-row>
          <table:table-row table:style-name="Table15.1">
            <table:table-cell table:style-name="Table15.A8" office:value-type="string">
              <text:p text:style-name="P111"><text:a xlink:type="simple" xlink:href="file:///l%22r41" text:style-name="Internet_20_link" text:visited-style-name="Visited_20_Internet_20_Link"><text:span text:style-name="T24">RequestInfoDTO</text:span></text:a></text:p>
            </table:table-cell>
            <table:table-cell table:style-name="Table15.B8" office:value-type="string">
              <text:p text:style-name="P111"><text:span text:style-name="T36">Represents the services used to process a specific request.</text:span></text:p>
            </table:table-cell>
            <table:table-cell table:style-name="Table15.C8" office:value-type="string">
              <text:p text:style-name="P113"><text:bookmark-ref text:reference-format="page" text:ref-name="r41">37</text:bookmark-ref></text:p>
            </table:table-cell>
          </table:table-row>
          <table:table-row table:style-name="Table15.1">
            <table:table-cell table:style-name="Table15.A9" office:value-type="string">
              <text:p text:style-name="P111"><text:a xlink:type="simple" xlink:href="file:///l%22r47" text:style-name="Internet_20_link" text:visited-style-name="Visited_20_Internet_20_Link"><text:span text:style-name="T24">ResourceDTO</text:span></text:a></text:p>
            </table:table-cell>
            <table:table-cell table:style-name="Table15.B9" office:value-type="string">
              <text:p text:style-name="P111"><text:span text:style-name="T36">Represents common information about a JAX-RS resource service.</text:span></text:p>
            </table:table-cell>
            <table:table-cell table:style-name="Table15.C9" office:value-type="string">
              <text:p text:style-name="P113"><text:bookmark-ref text:reference-format="page" text:ref-name="r47">39</text:bookmark-ref></text:p>
            </table:table-cell>
          </table:table-row>
          <table:table-row table:style-name="Table15.1">
            <table:table-cell table:style-name="Table15.A10" office:value-type="string">
              <text:p text:style-name="P111"><text:a xlink:type="simple" xlink:href="file:///l%22r49" text:style-name="Internet_20_link" text:visited-style-name="Visited_20_Internet_20_Link"><text:span text:style-name="T24">ResourceMethodInfoDTO</text:span></text:a></text:p>
            </table:table-cell>
            <table:table-cell table:style-name="Table15.B10" office:value-type="string">
              <text:p text:style-name="P111"><text:span text:style-name="T36">Represents information about a JAX-RS resource method.</text:span></text:p>
            </table:table-cell>
            <table:table-cell table:style-name="Table15.C10" office:value-type="string">
              <text:p text:style-name="P113"><text:bookmark-ref text:reference-format="page" text:ref-name="r49">41</text:bookmark-ref></text:p>
            </table:table-cell>
          </table:table-row>
          <table:table-row table:style-name="Table15.1">
            <table:table-cell table:style-name="Table15.A11" office:value-type="string">
              <text:p text:style-name="P111"><text:a xlink:type="simple" xlink:href="file:///l%22r59" text:style-name="Internet_20_link" text:visited-style-name="Visited_20_Internet_20_Link"><text:span text:style-name="T24">RuntimeDTO</text:span></text:a></text:p>
            </table:table-cell>
            <table:table-cell table:style-name="Table15.B11" office:value-type="string">
              <text:p text:style-name="P111"><text:span text:style-name="T36">Represents the state of a Http Service Runtime.</text:span></text:p>
            </table:table-cell>
            <table:table-cell table:style-name="Table15.C11" office:value-type="string">
              <text:p text:style-name="P113"><text:bookmark-ref text:reference-format="page" text:ref-name="r59">42</text:bookmark-ref></text:p>
            </table:table-cell>
          </table:table-row>
        </table:table>
        <text:p text:style-name="P123"><text:bookmark text:name="r9"/><text:span text:style-name="T40">Package org.osgi.service.jaxrs.runtime.dto Description</text:span></text:p>
        <text:p text:style-name="P124"><text:span text:style-name="T36">Http Runtime DTO Package Version 1.0.</text:span></text:p>
        <text:p text:style-name="P124"><text:span text:style-name="T3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24"><text:span text:style-name="T36">Example import for consumers using the API in this package:</text:span></text:p>
        <text:p text:style-name="P124"><text:span text:style-name="Code1">Import-Package: org.osgi.service.http.runtime.dto; version="[1.0,2.0)"</text:span></text:p>
        <text:p text:style-name="P124"><text:span text:style-name="T36">Example import for providers implementing the API in this package:</text:span></text:p>
        <text:p text:style-name="P106"><text:span text:style-name="Code1">Import-Package: org.osgi.service.http.runtime.dto; version="[1.0,1.1)"</text:span></text:p>
        <text:p text:style-name="P84"><text:bookmark text:name="r15"/><text:span text:style-name="T16">Class DTOConstants</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07"><text:span text:style-name="Code2">  </text:span><text:span text:style-name="Code2"><draw:frame draw:style-name="fr3" draw:name="Image2" text:anchor-type="as-char" svg:width="0.397cm" svg:height="0.37cm" draw:z-index="22"><draw:image xlink:href="Pictures/100002000000000F0000000EBCC3FB4515936C88.png" xlink:type="simple" xlink:show="embed" xlink:actuate="onLoad"/></draw:frame></text:span><text:span text:style-name="Code2"><text:span text:style-name="T19">org.osgi.service.jaxrs.runtime.dto.DTOConstants</text:span></text:span></text:p>
        <text:p text:style-name="P117"/>
        <text:p text:style-name="P140"><text:span text:style-name="Code2">final public class </text:span><text:span text:style-name="Code2"><text:span text:style-name="T19">DTOConstants</text:span></text:span></text:p>
        <text:p text:style-name="P110"><text:span text:style-name="Code2">extends Object</text:span></text:p>
        <text:p text:style-name="P106"><text:span text:style-name="T36">Defines standard constants for the DTOs. The error codes are defined to take the same values as used by the Http Service Whiteboard</text:span></text:p>
        <text:p text:style-name="P12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29"><text:span text:style-name="Summary_20_Heading_20_Font2"><text:span text:style-name="T34">Field Summary</text:span></text:span></text:p>
            </table:table-cell>
            <table:covered-table-cell/>
            <table:table-cell table:style-name="Table17.A1" office:value-type="string">
              <text:p text:style-name="P131"><text:span text:style-name="Page_20_Reference_20_Font"><text:span text:style-name="T35">Page</text:span></text:span></text:p>
            </table:table-cell>
          </table:table-row>
          <table:table-row table:style-name="Table17.1">
            <table:table-cell table:style-name="Table17.A2" office:value-type="string">
              <text:p text:style-name="P133"><text:span text:style-name="Code_20_Small1"><text:span text:style-name="T45">static int</text:span></text:span></text:p>
            </table:table-cell>
            <table:table-cell table:style-name="Table17.B2" office:value-type="string">
              <text:p text:style-name="P135"><text:a xlink:type="simple" xlink:href="file:///l%22r13" text:style-name="Internet_20_link" text:visited-style-name="Visited_20_Internet_20_Link"><text:span text:style-name="T26">FAILURE_REASON_SERVICE_NOT_GETTABLE</text:span></text:a></text:p>
              <text:p text:style-name="P137"><text:span text:style-name="T36">The service is registered in the service registry but getting the service fails as it returns </text:span><text:span text:style-name="Code2"><text:span text:style-name="T41">null</text:span></text:span><text:span text:style-name="T36">.</text:span></text:p>
            </table:table-cell>
            <table:table-cell table:style-name="Table17.C2" office:value-type="string">
              <text:p text:style-name="P131"><text:bookmark-ref text:reference-format="page" text:ref-name="r13">26</text:bookmark-ref></text:p>
            </table:table-cell>
          </table:table-row>
          <table:table-row table:style-name="Table17.1">
            <table:table-cell table:style-name="Table17.A3" office:value-type="string">
              <text:p text:style-name="P132"><text:span text:style-name="Code_20_Small1"><text:span text:style-name="T45">static int</text:span></text:span></text:p>
            </table:table-cell>
            <table:table-cell table:style-name="Table17.B3" office:value-type="string">
              <text:p text:style-name="P134"><text:a xlink:type="simple" xlink:href="file:///l%22r12" text:style-name="Internet_20_link" text:visited-style-name="Visited_20_Internet_20_Link"><text:span text:style-name="T26">FAILURE_REASON_SHADOWED_BY_OTHER_SERVICE</text:span></text:a></text:p>
              <text:p text:style-name="P136"><text:span text:style-name="T36">Service is shadowed by another service.</text:span></text:p>
            </table:table-cell>
            <table:table-cell table:style-name="Table17.C3" office:value-type="string">
              <text:p text:style-name="P130"><text:bookmark-ref text:reference-format="page" text:ref-name="r12">26</text:bookmark-ref></text:p>
            </table:table-cell>
          </table:table-row>
          <table:table-row table:style-name="Table17.1">
            <table:table-cell table:style-name="Table17.A4" office:value-type="string">
              <text:p text:style-name="P132"><text:span text:style-name="Code_20_Small1"><text:span text:style-name="T45">static int</text:span></text:span></text:p>
            </table:table-cell>
            <table:table-cell table:style-name="Table17.B4" office:value-type="string">
              <text:p text:style-name="P134"><text:a xlink:type="simple" xlink:href="file:///l%22r11" text:style-name="Internet_20_link" text:visited-style-name="Visited_20_Internet_20_Link"><text:span text:style-name="T26">FAILURE_REASON_UNKNOWN</text:span></text:a></text:p>
              <text:p text:style-name="P136"><text:span text:style-name="T36">Failure reason is unknown.</text:span></text:p>
            </table:table-cell>
            <table:table-cell table:style-name="Table17.C4" office:value-type="string">
              <text:p text:style-name="P130"><text:bookmark-ref text:reference-format="page" text:ref-name="r11">26</text:bookmark-ref></text:p>
            </table:table-cell>
          </table:table-row>
          <table:table-row table:style-name="Table17.1">
            <table:table-cell table:style-name="Table17.A5" office:value-type="string">
              <text:p text:style-name="P132"><text:span text:style-name="Code_20_Small1"><text:span text:style-name="T45">static int</text:span></text:span></text:p>
            </table:table-cell>
            <table:table-cell table:style-name="Table17.B5" office:value-type="string">
              <text:p text:style-name="P134"><text:a xlink:type="simple" xlink:href="file:///l%22r14" text:style-name="Internet_20_link" text:visited-style-name="Visited_20_Internet_20_Link"><text:span text:style-name="T26">FAILURE_REASON_VALIDATION_FAILED</text:span></text:a></text:p>
              <text:p text:style-name="P136"><text:span text:style-name="T36">The service is registered in the service registry but the service properties are invalid.</text:span></text:p>
            </table:table-cell>
            <table:table-cell table:style-name="Table17.C5" office:value-type="string">
              <text:p text:style-name="P130"><text:bookmark-ref text:reference-format="page" text:ref-name="r14">26</text:bookmark-ref></text:p>
            </table:table-cell>
          </table:table-row>
        </table:table>
        <text:p text:style-name="P96"><text:span text:style-name="T16">Field Detail</text:span></text:p>
        <text:p text:style-name="P98"><text:bookmark text:name="r11"/><text:span text:style-name="T16">FAILURE_REASON_UNKNOWN</text:span></text:p>
        <text:p text:style-name="P110"><text:span text:style-name="Code2">public static final int </text:span><text:span text:style-name="Code2"><text:span text:style-name="T19">FAILURE_REASON_UNKNOWN</text:span></text:span><text:span text:style-name="Code2"><text:span text:style-name="T28"> = 0</text:span></text:span></text:p>
        <text:p text:style-name="P119"><text:span text:style-name="T36">Failure reason is unknown.</text:span></text:p>
        <text:p text:style-name="P141"/>
        <text:p text:style-name="P100"><text:bookmark text:name="r12"/><text:span text:style-name="T16">FAILURE_REASON_SHADOWED_BY_OTHER_SERVICE</text:span></text:p>
        <text:p text:style-name="P110"><text:span text:style-name="Code2">public static final int </text:span><text:span text:style-name="Code2"><text:span text:style-name="T19">FAILURE_REASON_SHADOWED_BY_OTHER_SERVICE</text:span></text:span><text:span text:style-name="Code2"><text:span text:style-name="T28"> = 3</text:span></text:span></text:p>
        <text:p text:style-name="P121"><text:span text:style-name="T36">Service is shadowed by another service.</text:span></text:p>
        <text:p text:style-name="P119"><text:span text:style-name="T36">For example, a service with the same service properties but a higher service ranking.</text:span></text:p>
        <text:p text:style-name="P141"/>
        <text:p text:style-name="P100"><text:bookmark text:name="r13"/><text:span text:style-name="T16">FAILURE_REASON_SERVICE_NOT_GETTABLE</text:span></text:p>
        <text:p text:style-name="P110"><text:span text:style-name="Code2">public static final int </text:span><text:span text:style-name="Code2"><text:span text:style-name="T19">FAILURE_REASON_SERVICE_NOT_GETTABLE</text:span></text:span><text:span text:style-name="Code2"><text:span text:style-name="T28"> = 5</text:span></text:span></text:p>
        <text:p text:style-name="P119"><text:span text:style-name="T36">The service is registered in the service registry but getting the service fails as it returns </text:span><text:span text:style-name="Code2">null</text:span><text:span text:style-name="T36">.</text:span></text:p>
        <text:p text:style-name="P141"/>
        <text:p text:style-name="P100"><text:bookmark text:name="r14"/><text:span text:style-name="T16">FAILURE_REASON_VALIDATION_FAILED</text:span></text:p>
        <text:p text:style-name="P110"><text:span text:style-name="Code2">public static final int </text:span><text:span text:style-name="Code2"><text:span text:style-name="T19">FAILURE_REASON_VALIDATION_FAILED</text:span></text:span><text:span text:style-name="Code2"><text:span text:style-name="T28"> = 6</text:span></text:span></text:p>
        <text:p text:style-name="P119"><text:span text:style-name="T36">The service is registered in the service registry but the service properties are invalid.</text:span></text:p>
        <text:p text:style-name="P87"><text:bookmark text:name="r18"/><text:span text:style-name="T16">Class FailedFilterDTO</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26"><text:span text:style-name="Code2">  </text:span><text:span text:style-name="Code2"><draw:frame draw:style-name="fr3" draw:name="Image3" text:anchor-type="as-char" svg:width="0.397cm" svg:height="0.37cm" draw:z-index="23"><draw:image xlink:href="Pictures/100002000000000F0000000EBCC3FB4515936C88.png" xlink:type="simple" xlink:show="embed" xlink:actuate="onLoad"/></draw:frame></text:span><text:span text:style-name="Code2">org.osgi.dto.DTO</text:span></text:p>
        <text:p text:style-name="P126"><text:span text:style-name="Code2">      </text:span><text:span text:style-name="Code2"><draw:frame draw:style-name="fr3" draw:name="Image4" text:anchor-type="as-char" svg:width="0.397cm" svg:height="0.37cm" draw:z-index="24"><draw:image xlink:href="Pictures/100002000000000F0000000EBCC3FB4515936C88.png" xlink:type="simple" xlink:show="embed" xlink:actuate="onLoad"/></draw:frame></text:span><text:a xlink:type="simple" xlink:href="file:///l%22r29" text:style-name="Internet_20_link" text:visited-style-name="Visited_20_Internet_20_Link"><text:span text:style-name="T42">org.osgi.service.jaxrs.runtime.dto.FilterDTO</text:span></text:a></text:p>
        <text:p text:style-name="P107"><text:span text:style-name="Code2">          </text:span><text:span text:style-name="Code2"><draw:frame draw:style-name="fr3" draw:name="Image5" text:anchor-type="as-char" svg:width="0.397cm" svg:height="0.37cm" draw:z-index="25"><draw:image xlink:href="Pictures/100002000000000F0000000EBCC3FB4515936C88.png" xlink:type="simple" xlink:show="embed" xlink:actuate="onLoad"/></draw:frame></text:span><text:span text:style-name="Code2"><text:span text:style-name="T19">org.osgi.service.jaxrs.runtime.dto.FailedFilterDTO</text:span></text:span></text:p>
        <text:p text:style-name="P117"/>
        <text:p text:style-name="P140"><text:span text:style-name="Code2">public class </text:span><text:span text:style-name="Code2"><text:span text:style-name="T19">FailedFilterDTO</text:span></text:span></text:p>
        <text:p text:style-name="P110"><text:span text:style-name="Code2">extends </text:span><text:a xlink:type="simple" xlink:href="file:///l%22r29" text:style-name="Internet_20_link" text:visited-style-name="Visited_20_Internet_20_Link"><text:span text:style-name="T42">FilterDTO</text:span></text:a></text:p>
        <text:p text:style-name="P124"><text:span text:style-name="T36">Represents a JAX-RS Filter service which is currently not being used due to a problem.</text:span></text:p>
        <text:p text:style-name="P109"><text:span text:style-name="T36">As the service represented by this DTO is not used due to a failure, the field </text:span><text:a xlink:type="simple" xlink:href="file:///l%22r26" text:style-name="Internet_20_link" text:visited-style-name="Visited_20_Internet_20_Link"><text:span text:style-name="T42">FilterDTO.filteredByName</text:span></text:a><text:span text:style-name="T39"> always returns {null}.</text:span></text:p>
        <text:p text:style-name="P125"><text:span text:style-name="T38">NotThreadSafe</text:span></text:p>
        <text:p text:style-name="P12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9"><text:span text:style-name="Summary_20_Heading_20_Font2"><text:span text:style-name="T34">Field Summary</text:span></text:span></text:p>
            </table:table-cell>
            <table:covered-table-cell/>
            <table:table-cell table:style-name="Table19.A1" office:value-type="string">
              <text:p text:style-name="P131"><text:span text:style-name="Page_20_Reference_20_Font"><text:span text:style-name="T35">Page</text:span></text:span></text:p>
            </table:table-cell>
          </table:table-row>
          <table:table-row table:style-name="Table19.1">
            <table:table-cell table:style-name="Table19.A2" office:value-type="string">
              <text:p text:style-name="P133"><text:span text:style-name="Code_20_Small1"><text:span text:style-name="T45">int</text:span></text:span></text:p>
            </table:table-cell>
            <table:table-cell table:style-name="Table19.B2" office:value-type="string">
              <text:p text:style-name="P135"><text:a xlink:type="simple" xlink:href="file:///l%22r16" text:style-name="Internet_20_link" text:visited-style-name="Visited_20_Internet_20_Link"><text:span text:style-name="T26">failureReason</text:span></text:a></text:p>
              <text:p text:style-name="P137"><text:span text:style-name="T36">The reason why the servlet filter represented by this DTO is not used.</text:span></text:p>
            </table:table-cell>
            <table:table-cell table:style-name="Table19.C2" office:value-type="string">
              <text:p text:style-name="P131"><text:bookmark-ref text:reference-format="page" text:ref-name="r16">27</text:bookmark-ref></text:p>
            </table:table-cell>
          </table:table-row>
        </table:table>
        <text:p text:style-name="P105"/>
        <table:table table:name="Table20" table:style-name="Table20">
          <table:table-column table:style-name="Table20.A"/>
          <table:table-row table:style-name="Table20.1">
            <table:table-cell table:style-name="Table20.A1" office:value-type="string">
              <text:p text:style-name="P112"><text:span text:style-name="T38">Fields inherited from class org.osgi.service.jaxrs.runtime.dto.</text:span><text:a xlink:type="simple" xlink:href="file:///l%22r29" text:style-name="Internet_20_link" text:visited-style-name="Visited_20_Internet_20_Link"><text:span text:style-name="T24">FilterDTO</text:span></text:a></text:p>
            </table:table-cell>
          </table:table-row>
          <table:table-row table:style-name="Table20.2">
            <table:table-cell table:style-name="Table20.A2" office:value-type="string">
              <text:p text:style-name="P112"><text:a xlink:type="simple" xlink:href="file:///l%22r25" text:style-name="Internet_20_link" text:visited-style-name="Visited_20_Internet_20_Link"><text:span text:style-name="T23">baseUris</text:span></text:a><text:span text:style-name="Code2"><text:span text:style-name="T47">, </text:span></text:span><text:a xlink:type="simple" xlink:href="file:///l%22r26" text:style-name="Internet_20_link" text:visited-style-name="Visited_20_Internet_20_Link"><text:span text:style-name="T23">filteredByName</text:span></text:a><text:span text:style-name="Code2"><text:span text:style-name="T47">, </text:span></text:span><text:a xlink:type="simple" xlink:href="file:///l%22r27" text:style-name="Internet_20_link" text:visited-style-name="Visited_20_Internet_20_Link"><text:span text:style-name="T23">serviceId</text:span></text:a></text:p>
            </table:table-cell>
          </table:table-row>
        </table:table>
        <text:p text:style-name="P105"/>
        <table:table table:name="Table21" table:style-name="Table21">
          <table:table-column table:style-name="Table21.A"/>
          <table:table-column table:style-name="Table21.B"/>
          <table:table-row table:style-name="Table21.1">
            <table:table-cell table:style-name="Table21.A1" office:value-type="string">
              <text:p text:style-name="P129"><text:span text:style-name="Summary_20_Heading_20_Font2"><text:span text:style-name="T34">Constructor Summary</text:span></text:span></text:p>
            </table:table-cell>
            <table:table-cell table:style-name="Table21.A1" office:value-type="string">
              <text:p text:style-name="P131"><text:span text:style-name="Page_20_Reference_20_Font"><text:span text:style-name="T35">Page</text:span></text:span></text:p>
            </table:table-cell>
          </table:table-row>
          <table:table-row table:style-name="Table21.1">
            <table:table-cell table:style-name="Table21.A2" office:value-type="string">
              <text:p text:style-name="P129"><text:a xlink:type="simple" xlink:href="file:///l%22r17" text:style-name="Internet_20_link" text:visited-style-name="Visited_20_Internet_20_Link"><text:span text:style-name="T26">FailedFilterDTO</text:span></text:a><text:span text:style-name="Code2"><text:span text:style-name="T44">()</text:span></text:span></text:p>
            </table:table-cell>
            <table:table-cell table:style-name="Table21.B2" office:value-type="string">
              <text:p text:style-name="P131"><text:bookmark-ref text:reference-format="page" text:ref-name="r17">28</text:bookmark-ref></text:p>
            </table:table-cell>
          </table:table-row>
        </table:table>
        <text:p text:style-name="P105"/>
        <table:table table:name="Table22" table:style-name="Table22">
          <table:table-column table:style-name="Table22.A"/>
          <table:table-row table:style-name="Table22.1">
            <table:table-cell table:style-name="Table22.A1" office:value-type="string">
              <text:p text:style-name="P112"><text:span text:style-name="T38">Methods inherited from class org.osgi.dto.DTO</text:span></text:p>
            </table:table-cell>
          </table:table-row>
          <table:table-row table:style-name="Table22.2">
            <table:table-cell table:style-name="Table22.A2" office:value-type="string">
              <text:p text:style-name="P112"><text:span text:style-name="Code2">toString</text:span></text:p>
            </table:table-cell>
          </table:table-row>
        </table:table>
        <text:p text:style-name="P96"><text:span text:style-name="T16">Field Detail</text:span></text:p>
        <text:p text:style-name="P98"><text:bookmark text:name="r16"/><text:span text:style-name="T16">failureReason</text:span></text:p>
        <text:p text:style-name="P110"><text:span text:style-name="Code2">public int </text:span><text:span text:style-name="Code2"><text:span text:style-name="T19">failureReason</text:span></text:span></text:p>
        <text:p text:style-name="P119"><text:span text:style-name="T36">The reason why the servlet filter represented by this DTO is not used.</text:span></text:p>
        <text:p text:style-name="P120"><text:span text:style-name="T38">See Also:</text:span></text:p>
        <text:p text:style-name="P138"><text:a xlink:type="simple" xlink:href="file:///l%22r11" text:style-name="Internet_20_link" text:visited-style-name="Visited_20_Internet_20_Link"><text:span text:style-name="T42">DTOConstants.FAILURE_REASON_UNKNOWN</text:span></text:a><text:span text:style-name="T39">, </text:span><text:a xlink:type="simple" xlink:href="file:///l%22r13" text:style-name="Internet_20_link" text:visited-style-name="Visited_20_Internet_20_Link"><text:span text:style-name="T42">DTOConstants.FAILURE_REASON_SERVICE_NOT_GETTABLE</text:span></text:a><text:span text:style-name="T39">, </text:span><text:a xlink:type="simple" xlink:href="file:///l%22r12" text:style-name="Internet_20_link" text:visited-style-name="Visited_20_Internet_20_Link"><text:span text:style-name="T42">DTOConstants.FAILURE_REASON_SHADOWED_BY_OTHER_SERVICE</text:span></text:a></text:p>
        <text:p text:style-name="P96"><text:soft-page-break/><text:span text:style-name="T16">Constructor Detail</text:span></text:p>
        <text:p text:style-name="P98"><text:bookmark text:name="r17"/><text:span text:style-name="T16">FailedFilterDTO</text:span></text:p>
        <text:p text:style-name="P110"><text:span text:style-name="Code2">public </text:span><text:span text:style-name="Code2"><text:span text:style-name="T19">FailedFilterDTO</text:span></text:span><text:span text:style-name="Code2"><text:span text:style-name="T28">()</text:span></text:span></text:p>
        <text:p text:style-name="P88"><text:bookmark text:name="r21"/><text:span text:style-name="T16">Class FailedInterceptorDTO</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26"><text:span text:style-name="Code2">  </text:span><text:span text:style-name="Code2"><draw:frame draw:style-name="fr3" draw:name="Image6" text:anchor-type="as-char" svg:width="0.397cm" svg:height="0.37cm" draw:z-index="26"><draw:image xlink:href="Pictures/100002000000000F0000000EBCC3FB4515936C88.png" xlink:type="simple" xlink:show="embed" xlink:actuate="onLoad"/></draw:frame></text:span><text:span text:style-name="Code2">org.osgi.dto.DTO</text:span></text:p>
        <text:p text:style-name="P126"><text:span text:style-name="Code2">      </text:span><text:span text:style-name="Code2"><draw:frame draw:style-name="fr3" draw:name="Image7" text:anchor-type="as-char" svg:width="0.397cm" svg:height="0.37cm" draw:z-index="27"><draw:image xlink:href="Pictures/100002000000000F0000000EBCC3FB4515936C88.png" xlink:type="simple" xlink:show="embed" xlink:actuate="onLoad"/></draw:frame></text:span><text:a xlink:type="simple" xlink:href="file:///l%22r34" text:style-name="Internet_20_link" text:visited-style-name="Visited_20_Internet_20_Link"><text:span text:style-name="T42">org.osgi.service.jaxrs.runtime.dto.InterceptorDTO</text:span></text:a></text:p>
        <text:p text:style-name="P107"><text:span text:style-name="Code2">          </text:span><text:span text:style-name="Code2"><draw:frame draw:style-name="fr3" draw:name="Image8" text:anchor-type="as-char" svg:width="0.397cm" svg:height="0.37cm" draw:z-index="28"><draw:image xlink:href="Pictures/100002000000000F0000000EBCC3FB4515936C88.png" xlink:type="simple" xlink:show="embed" xlink:actuate="onLoad"/></draw:frame></text:span><text:span text:style-name="Code2"><text:span text:style-name="T19">org.osgi.service.jaxrs.runtime.dto.FailedInterceptorDTO</text:span></text:span></text:p>
        <text:p text:style-name="P117"/>
        <text:p text:style-name="P140"><text:span text:style-name="Code2">public class </text:span><text:span text:style-name="Code2"><text:span text:style-name="T19">FailedInterceptorDTO</text:span></text:span></text:p>
        <text:p text:style-name="P110"><text:span text:style-name="Code2">extends </text:span><text:a xlink:type="simple" xlink:href="file:///l%22r34" text:style-name="Internet_20_link" text:visited-style-name="Visited_20_Internet_20_Link"><text:span text:style-name="T42">InterceptorDTO</text:span></text:a></text:p>
        <text:p text:style-name="P124"><text:span text:style-name="T36">Represents a JAX-RS Interceptor service that is currently not being used by a servlet context due to a problem.</text:span></text:p>
        <text:p text:style-name="P109"><text:span text:style-name="T36">As the service represented by this DTO is not used due to a failure, the field </text:span><text:a xlink:type="simple" xlink:href="file:///l%22r31" text:style-name="Internet_20_link" text:visited-style-name="Visited_20_Internet_20_Link"><text:span text:style-name="T42">InterceptorDTO.interceptedByName</text:span></text:a><text:span text:style-name="T39"> always returns {null}.</text:span></text:p>
        <text:p text:style-name="P125"><text:span text:style-name="T38">NotThreadSafe</text:span></text:p>
        <text:p text:style-name="P128"/>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9"><text:span text:style-name="Summary_20_Heading_20_Font2"><text:span text:style-name="T34">Field Summary</text:span></text:span></text:p>
            </table:table-cell>
            <table:covered-table-cell/>
            <table:table-cell table:style-name="Table24.A1" office:value-type="string">
              <text:p text:style-name="P131"><text:span text:style-name="Page_20_Reference_20_Font"><text:span text:style-name="T35">Page</text:span></text:span></text:p>
            </table:table-cell>
          </table:table-row>
          <table:table-row table:style-name="Table24.1">
            <table:table-cell table:style-name="Table24.A2" office:value-type="string">
              <text:p text:style-name="P133"><text:span text:style-name="Code_20_Small1"><text:span text:style-name="T45">int</text:span></text:span></text:p>
            </table:table-cell>
            <table:table-cell table:style-name="Table24.B2" office:value-type="string">
              <text:p text:style-name="P135"><text:a xlink:type="simple" xlink:href="file:///l%22r19" text:style-name="Internet_20_link" text:visited-style-name="Visited_20_Internet_20_Link"><text:span text:style-name="T26">failureReason</text:span></text:a></text:p>
              <text:p text:style-name="P137"><text:span text:style-name="T36">The reason why the servlet represented by this DTO is not used.</text:span></text:p>
            </table:table-cell>
            <table:table-cell table:style-name="Table24.C2" office:value-type="string">
              <text:p text:style-name="P131"><text:bookmark-ref text:reference-format="page" text:ref-name="r19">29</text:bookmark-ref></text:p>
            </table:table-cell>
          </table:table-row>
        </table:table>
        <text:p text:style-name="P105"/>
        <table:table table:name="Table25" table:style-name="Table25">
          <table:table-column table:style-name="Table25.A"/>
          <table:table-row table:style-name="Table25.1">
            <table:table-cell table:style-name="Table25.A1" office:value-type="string">
              <text:p text:style-name="P112"><text:span text:style-name="T38">Fields inherited from class org.osgi.service.jaxrs.runtime.dto.</text:span><text:a xlink:type="simple" xlink:href="file:///l%22r34" text:style-name="Internet_20_link" text:visited-style-name="Visited_20_Internet_20_Link"><text:span text:style-name="T24">InterceptorDTO</text:span></text:a></text:p>
            </table:table-cell>
          </table:table-row>
          <table:table-row table:style-name="Table25.2">
            <table:table-cell table:style-name="Table25.A2" office:value-type="string">
              <text:p text:style-name="P112"><text:a xlink:type="simple" xlink:href="file:///l%22r30" text:style-name="Internet_20_link" text:visited-style-name="Visited_20_Internet_20_Link"><text:span text:style-name="T23">baseUris</text:span></text:a><text:span text:style-name="Code2"><text:span text:style-name="T47">, </text:span></text:span><text:a xlink:type="simple" xlink:href="file:///l%22r31" text:style-name="Internet_20_link" text:visited-style-name="Visited_20_Internet_20_Link"><text:span text:style-name="T23">interceptedByName</text:span></text:a><text:span text:style-name="Code2"><text:span text:style-name="T47">, </text:span></text:span><text:a xlink:type="simple" xlink:href="file:///l%22r32" text:style-name="Internet_20_link" text:visited-style-name="Visited_20_Internet_20_Link"><text:span text:style-name="T23">serviceId</text:span></text:a></text:p>
            </table:table-cell>
          </table:table-row>
        </table:table>
        <text:p text:style-name="P105"/>
        <table:table table:name="Table26" table:style-name="Table26">
          <table:table-column table:style-name="Table26.A"/>
          <table:table-column table:style-name="Table26.B"/>
          <table:table-row table:style-name="Table26.1">
            <table:table-cell table:style-name="Table26.A1" office:value-type="string">
              <text:p text:style-name="P129"><text:span text:style-name="Summary_20_Heading_20_Font2"><text:span text:style-name="T34">Constructor Summary</text:span></text:span></text:p>
            </table:table-cell>
            <table:table-cell table:style-name="Table26.A1" office:value-type="string">
              <text:p text:style-name="P131"><text:span text:style-name="Page_20_Reference_20_Font"><text:span text:style-name="T35">Page</text:span></text:span></text:p>
            </table:table-cell>
          </table:table-row>
          <table:table-row table:style-name="Table26.1">
            <table:table-cell table:style-name="Table26.A2" office:value-type="string">
              <text:p text:style-name="P129"><text:a xlink:type="simple" xlink:href="file:///l%22r20" text:style-name="Internet_20_link" text:visited-style-name="Visited_20_Internet_20_Link"><text:span text:style-name="T26">FailedInterceptorDTO</text:span></text:a><text:span text:style-name="Code2"><text:span text:style-name="T44">()</text:span></text:span></text:p>
            </table:table-cell>
            <table:table-cell table:style-name="Table26.B2" office:value-type="string">
              <text:p text:style-name="P131"><text:bookmark-ref text:reference-format="page" text:ref-name="r20">30</text:bookmark-ref></text:p>
            </table:table-cell>
          </table:table-row>
        </table:table>
        <text:p text:style-name="P105"/>
        <table:table table:name="Table27" table:style-name="Table27">
          <table:table-column table:style-name="Table27.A"/>
          <table:table-row table:style-name="Table27.1">
            <table:table-cell table:style-name="Table27.A1" office:value-type="string">
              <text:p text:style-name="P112"><text:span text:style-name="T38">Methods inherited from class org.osgi.dto.DTO</text:span></text:p>
            </table:table-cell>
          </table:table-row>
          <table:table-row table:style-name="Table27.2">
            <table:table-cell table:style-name="Table27.A2" office:value-type="string">
              <text:p text:style-name="P112"><text:span text:style-name="Code2">toString</text:span></text:p>
            </table:table-cell>
          </table:table-row>
        </table:table>
        <text:p text:style-name="P96"><text:span text:style-name="T16">Field Detail</text:span></text:p>
        <text:p text:style-name="P98"><text:bookmark text:name="r19"/><text:span text:style-name="T16">failureReason</text:span></text:p>
        <text:p text:style-name="P110"><text:span text:style-name="Code2">public int </text:span><text:span text:style-name="Code2"><text:span text:style-name="T19">failureReason</text:span></text:span></text:p>
        <text:p text:style-name="P119"><text:span text:style-name="T36">The reason why the servlet represented by this DTO is not used.</text:span></text:p>
        <text:p text:style-name="P120"><text:span text:style-name="T38">See Also:</text:span></text:p>
        <text:p text:style-name="P138"><text:a xlink:type="simple" xlink:href="file:///l%22r11" text:style-name="Internet_20_link" text:visited-style-name="Visited_20_Internet_20_Link"><text:span text:style-name="T42">DTOConstants.FAILURE_REASON_UNKNOWN</text:span></text:a><text:span text:style-name="T39">, </text:span><text:a xlink:type="simple" xlink:href="file:///l%22r13" text:style-name="Internet_20_link" text:visited-style-name="Visited_20_Internet_20_Link"><text:span text:style-name="T42">DTOConstants.FAILURE_REASON_SERVICE_NOT_GETTABLE</text:span></text:a><text:span text:style-name="T39">, </text:span><text:a xlink:type="simple" xlink:href="file:///l%22r12" text:style-name="Internet_20_link" text:visited-style-name="Visited_20_Internet_20_Link"><text:span text:style-name="T42">DTOConstants.FAILURE_REASON_SHADOWED_BY_OTHER_SERVICE</text:span></text:a></text:p>
        <text:p text:style-name="P96"><text:soft-page-break/><text:span text:style-name="T16">Constructor Detail</text:span></text:p>
        <text:p text:style-name="P98"><text:bookmark text:name="r20"/><text:span text:style-name="T16">FailedInterceptorDTO</text:span></text:p>
        <text:p text:style-name="P110"><text:span text:style-name="Code2">public </text:span><text:span text:style-name="Code2"><text:span text:style-name="T19">FailedInterceptorDTO</text:span></text:span><text:span text:style-name="Code2"><text:span text:style-name="T28">()</text:span></text:span></text:p>
        <text:p text:style-name="P89"><text:bookmark text:name="r24"/><text:span text:style-name="T16">Class FailedResourceDTO</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26"><text:span text:style-name="Code2">  </text:span><text:span text:style-name="Code2"><draw:frame draw:style-name="fr3" draw:name="Image9" text:anchor-type="as-char" svg:width="0.397cm" svg:height="0.37cm" draw:z-index="29"><draw:image xlink:href="Pictures/100002000000000F0000000EBCC3FB4515936C88.png" xlink:type="simple" xlink:show="embed" xlink:actuate="onLoad"/></draw:frame></text:span><text:span text:style-name="Code2">org.osgi.dto.DTO</text:span></text:p>
        <text:p text:style-name="P126"><text:span text:style-name="Code2">      </text:span><text:span text:style-name="Code2"><draw:frame draw:style-name="fr3" draw:name="Image10" text:anchor-type="as-char" svg:width="0.397cm" svg:height="0.37cm" draw:z-index="30"><draw:image xlink:href="Pictures/100002000000000F0000000EBCC3FB4515936C88.png" xlink:type="simple" xlink:show="embed" xlink:actuate="onLoad"/></draw:frame></text:span><text:a xlink:type="simple" xlink:href="file:///l%22r47" text:style-name="Internet_20_link" text:visited-style-name="Visited_20_Internet_20_Link"><text:span text:style-name="T42">org.osgi.service.jaxrs.runtime.dto.ResourceDTO</text:span></text:a></text:p>
        <text:p text:style-name="P107"><text:span text:style-name="Code2">          </text:span><text:span text:style-name="Code2"><draw:frame draw:style-name="fr3" draw:name="Image11" text:anchor-type="as-char" svg:width="0.397cm" svg:height="0.37cm" draw:z-index="31"><draw:image xlink:href="Pictures/100002000000000F0000000EBCC3FB4515936C88.png" xlink:type="simple" xlink:show="embed" xlink:actuate="onLoad"/></draw:frame></text:span><text:span text:style-name="Code2"><text:span text:style-name="T19">org.osgi.service.jaxrs.runtime.dto.FailedResourceDTO</text:span></text:span></text:p>
        <text:p text:style-name="P117"/>
        <text:p text:style-name="P140"><text:span text:style-name="Code2">public class </text:span><text:span text:style-name="Code2"><text:span text:style-name="T19">FailedResourceDTO</text:span></text:span></text:p>
        <text:p text:style-name="P110"><text:span text:style-name="Code2">extends </text:span><text:a xlink:type="simple" xlink:href="file:///l%22r47" text:style-name="Internet_20_link" text:visited-style-name="Visited_20_Internet_20_Link"><text:span text:style-name="T42">ResourceDTO</text:span></text:a></text:p>
        <text:p text:style-name="P124"><text:span text:style-name="T36">Represents a JAX-RS service which is currently not being used due to a problem.</text:span></text:p>
        <text:p text:style-name="P109"><text:span text:style-name="T36">As the service represented by this DTO is not used due to a failure, the field </text:span><text:a xlink:type="simple" xlink:href="file:///l%22r44" text:style-name="Internet_20_link" text:visited-style-name="Visited_20_Internet_20_Link"><text:span text:style-name="T42">ResourceDTO.resourceMethods</text:span></text:a><text:span text:style-name="T39"> always returns null.</text:span></text:p>
        <text:p text:style-name="P125"><text:span text:style-name="T38">NotThreadSafe</text:span></text:p>
        <text:p text:style-name="P128"/>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29"><text:span text:style-name="Summary_20_Heading_20_Font2"><text:span text:style-name="T34">Field Summary</text:span></text:span></text:p>
            </table:table-cell>
            <table:covered-table-cell/>
            <table:table-cell table:style-name="Table29.A1" office:value-type="string">
              <text:p text:style-name="P131"><text:span text:style-name="Page_20_Reference_20_Font"><text:span text:style-name="T35">Page</text:span></text:span></text:p>
            </table:table-cell>
          </table:table-row>
          <table:table-row table:style-name="Table29.1">
            <table:table-cell table:style-name="Table29.A2" office:value-type="string">
              <text:p text:style-name="P133"><text:span text:style-name="Code_20_Small1"><text:span text:style-name="T45">int</text:span></text:span></text:p>
            </table:table-cell>
            <table:table-cell table:style-name="Table29.B2" office:value-type="string">
              <text:p text:style-name="P135"><text:a xlink:type="simple" xlink:href="file:///l%22r22" text:style-name="Internet_20_link" text:visited-style-name="Visited_20_Internet_20_Link"><text:span text:style-name="T26">failureReason</text:span></text:a></text:p>
              <text:p text:style-name="P137"><text:span text:style-name="T36">The reason why the servlet represented by this DTO is not used.</text:span></text:p>
            </table:table-cell>
            <table:table-cell table:style-name="Table29.C2" office:value-type="string">
              <text:p text:style-name="P131"><text:bookmark-ref text:reference-format="page" text:ref-name="r22">31</text:bookmark-ref></text:p>
            </table:table-cell>
          </table:table-row>
        </table:table>
        <text:p text:style-name="P105"/>
        <table:table table:name="Table30" table:style-name="Table30">
          <table:table-column table:style-name="Table30.A"/>
          <table:table-row table:style-name="Table30.1">
            <table:table-cell table:style-name="Table30.A1" office:value-type="string">
              <text:p text:style-name="P112"><text:span text:style-name="T38">Fields inherited from class org.osgi.service.jaxrs.runtime.dto.</text:span><text:a xlink:type="simple" xlink:href="file:///l%22r47" text:style-name="Internet_20_link" text:visited-style-name="Visited_20_Internet_20_Link"><text:span text:style-name="T24">ResourceDTO</text:span></text:a></text:p>
            </table:table-cell>
          </table:table-row>
          <table:table-row table:style-name="Table30.2">
            <table:table-cell table:style-name="Table30.A2" office:value-type="string">
              <text:p text:style-name="P112"><text:a xlink:type="simple" xlink:href="file:///l%22r43" text:style-name="Internet_20_link" text:visited-style-name="Visited_20_Internet_20_Link"><text:span text:style-name="T23">base</text:span></text:a><text:span text:style-name="Code2"><text:span text:style-name="T47">, </text:span></text:span><text:a xlink:type="simple" xlink:href="file:///l%22r42" text:style-name="Internet_20_link" text:visited-style-name="Visited_20_Internet_20_Link"><text:span text:style-name="T23">name</text:span></text:a><text:span text:style-name="Code2"><text:span text:style-name="T47">, </text:span></text:span><text:a xlink:type="simple" xlink:href="file:///l%22r44" text:style-name="Internet_20_link" text:visited-style-name="Visited_20_Internet_20_Link"><text:span text:style-name="T23">resourceMethods</text:span></text:a><text:span text:style-name="Code2"><text:span text:style-name="T47">, </text:span></text:span><text:a xlink:type="simple" xlink:href="file:///l%22r45" text:style-name="Internet_20_link" text:visited-style-name="Visited_20_Internet_20_Link"><text:span text:style-name="T23">serviceId</text:span></text:a></text:p>
            </table:table-cell>
          </table:table-row>
        </table:table>
        <text:p text:style-name="P105"/>
        <table:table table:name="Table31" table:style-name="Table31">
          <table:table-column table:style-name="Table31.A"/>
          <table:table-column table:style-name="Table31.B"/>
          <table:table-row table:style-name="Table31.1">
            <table:table-cell table:style-name="Table31.A1" office:value-type="string">
              <text:p text:style-name="P129"><text:span text:style-name="Summary_20_Heading_20_Font2"><text:span text:style-name="T34">Constructor Summary</text:span></text:span></text:p>
            </table:table-cell>
            <table:table-cell table:style-name="Table31.A1" office:value-type="string">
              <text:p text:style-name="P131"><text:span text:style-name="Page_20_Reference_20_Font"><text:span text:style-name="T35">Page</text:span></text:span></text:p>
            </table:table-cell>
          </table:table-row>
          <table:table-row table:style-name="Table31.1">
            <table:table-cell table:style-name="Table31.A2" office:value-type="string">
              <text:p text:style-name="P129"><text:a xlink:type="simple" xlink:href="file:///l%22r23" text:style-name="Internet_20_link" text:visited-style-name="Visited_20_Internet_20_Link"><text:span text:style-name="T26">FailedResourceDTO</text:span></text:a><text:span text:style-name="Code2"><text:span text:style-name="T44">()</text:span></text:span></text:p>
            </table:table-cell>
            <table:table-cell table:style-name="Table31.B2" office:value-type="string">
              <text:p text:style-name="P131"><text:bookmark-ref text:reference-format="page" text:ref-name="r23">32</text:bookmark-ref></text:p>
            </table:table-cell>
          </table:table-row>
        </table:table>
        <text:p text:style-name="P105"/>
        <table:table table:name="Table32" table:style-name="Table32">
          <table:table-column table:style-name="Table32.A"/>
          <table:table-row table:style-name="Table32.1">
            <table:table-cell table:style-name="Table32.A1" office:value-type="string">
              <text:p text:style-name="P112"><text:span text:style-name="T38">Methods inherited from class org.osgi.dto.DTO</text:span></text:p>
            </table:table-cell>
          </table:table-row>
          <table:table-row table:style-name="Table32.2">
            <table:table-cell table:style-name="Table32.A2" office:value-type="string">
              <text:p text:style-name="P112"><text:span text:style-name="Code2">toString</text:span></text:p>
            </table:table-cell>
          </table:table-row>
        </table:table>
        <text:p text:style-name="P96"><text:span text:style-name="T16">Field Detail</text:span></text:p>
        <text:p text:style-name="P98"><text:bookmark text:name="r22"/><text:span text:style-name="T16">failureReason</text:span></text:p>
        <text:p text:style-name="P110"><text:span text:style-name="Code2">public int </text:span><text:span text:style-name="Code2"><text:span text:style-name="T19">failureReason</text:span></text:span></text:p>
        <text:p text:style-name="P119"><text:span text:style-name="T36">The reason why the servlet represented by this DTO is not used.</text:span></text:p>
        <text:p text:style-name="P120"><text:span text:style-name="T38">See Also:</text:span></text:p>
        <text:p text:style-name="P138"><text:a xlink:type="simple" xlink:href="file:///l%22r11" text:style-name="Internet_20_link" text:visited-style-name="Visited_20_Internet_20_Link"><text:span text:style-name="T42">DTOConstants.FAILURE_REASON_UNKNOWN</text:span></text:a><text:span text:style-name="T39">, </text:span><text:a xlink:type="simple" xlink:href="file:///l%22r13" text:style-name="Internet_20_link" text:visited-style-name="Visited_20_Internet_20_Link"><text:span text:style-name="T42">DTOConstants.FAILURE_REASON_SERVICE_NOT_GETTABLE</text:span></text:a><text:span text:style-name="T39">, </text:span><text:a xlink:type="simple" xlink:href="file:///l%22r12" text:style-name="Internet_20_link" text:visited-style-name="Visited_20_Internet_20_Link"><text:span text:style-name="T42">DTOConstants.FAILURE_REASON_SHADOWED_BY_OTHER_SERVICE</text:span></text:a></text:p>
        <text:p text:style-name="P96"><text:soft-page-break/><text:span text:style-name="T16">Constructor Detail</text:span></text:p>
        <text:p text:style-name="P98"><text:bookmark text:name="r23"/><text:span text:style-name="T16">FailedResourceDTO</text:span></text:p>
        <text:p text:style-name="P110"><text:span text:style-name="Code2">public </text:span><text:span text:style-name="Code2"><text:span text:style-name="T19">FailedResourceDTO</text:span></text:span><text:span text:style-name="Code2"><text:span text:style-name="T28">()</text:span></text:span></text:p>
        <text:p text:style-name="P90"><text:bookmark text:name="r29"/><text:span text:style-name="T16">Class FilterDTO</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26"><text:span text:style-name="Code2">  </text:span><text:span text:style-name="Code2"><draw:frame draw:style-name="fr3" draw:name="Image12" text:anchor-type="as-char" svg:width="0.397cm" svg:height="0.37cm" draw:z-index="32"><draw:image xlink:href="Pictures/100002000000000F0000000EBCC3FB4515936C88.png" xlink:type="simple" xlink:show="embed" xlink:actuate="onLoad"/></draw:frame></text:span><text:span text:style-name="Code2">org.osgi.dto.DTO</text:span></text:p>
        <text:p text:style-name="P107"><text:span text:style-name="Code2">      </text:span><text:span text:style-name="Code2"><draw:frame draw:style-name="fr3" draw:name="Image13" text:anchor-type="as-char" svg:width="0.397cm" svg:height="0.37cm" draw:z-index="33"><draw:image xlink:href="Pictures/100002000000000F0000000EBCC3FB4515936C88.png" xlink:type="simple" xlink:show="embed" xlink:actuate="onLoad"/></draw:frame></text:span><text:span text:style-name="Code2"><text:span text:style-name="T19">org.osgi.service.jaxrs.runtime.dto.FilterDTO</text:span></text:span></text:p>
        <text:p text:style-name="P102"><text:span text:style-name="T17">Direct Known Subclasses:</text:span></text:p>
        <text:p text:style-name="P122"><text:a xlink:type="simple" xlink:href="file:///l%22r18" text:style-name="Internet_20_link" text:visited-style-name="Visited_20_Internet_20_Link"><text:span text:style-name="T36">FailedFilterDTO</text:span></text:a></text:p>
        <text:p text:style-name="P117"/>
        <text:p text:style-name="P140"><text:span text:style-name="Code2">public class </text:span><text:span text:style-name="Code2"><text:span text:style-name="T19">FilterDTO</text:span></text:span></text:p>
        <text:p text:style-name="P110"><text:span text:style-name="Code2">extends org.osgi.dto.DTO</text:span></text:p>
        <text:p text:style-name="P109"><text:span text:style-name="T36">Represents a JAX-RS Filter service currently being hosted by the </text:span><text:a xlink:type="simple" xlink:href="file:///l%22r6" text:style-name="Internet_20_link" text:visited-style-name="Visited_20_Internet_20_Link"><text:span text:style-name="T42">JaxRSServiceRuntime</text:span></text:a></text:p>
        <text:p text:style-name="P125"><text:span text:style-name="T38">NotThreadSafe</text:span></text:p>
        <text:p text:style-name="P128"/>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29"><text:span text:style-name="Summary_20_Heading_20_Font2"><text:span text:style-name="T34">Field Summary</text:span></text:span></text:p>
            </table:table-cell>
            <table:covered-table-cell/>
            <table:table-cell table:style-name="Table34.A1" office:value-type="string">
              <text:p text:style-name="P131"><text:span text:style-name="Page_20_Reference_20_Font"><text:span text:style-name="T35">Page</text:span></text:span></text:p>
            </table:table-cell>
          </table:table-row>
          <table:table-row table:style-name="Table34.1">
            <table:table-cell table:style-name="Table34.A2" office:value-type="string">
              <text:p text:style-name="P133"><text:span text:style-name="Code_20_Small1"><text:span text:style-name="T45">String[]</text:span></text:span></text:p>
            </table:table-cell>
            <table:table-cell table:style-name="Table34.B2" office:value-type="string">
              <text:p text:style-name="P135"><text:a xlink:type="simple" xlink:href="file:///l%22r25" text:style-name="Internet_20_link" text:visited-style-name="Visited_20_Internet_20_Link"><text:span text:style-name="T26">baseUris</text:span></text:a></text:p>
              <text:p text:style-name="P137"><text:span text:style-name="T36">The request mappings for the filter, as declared in </text:span><text:a xlink:type="simple" xlink:href="file:///l%22r64" text:style-name="Internet_20_link" text:visited-style-name="Visited_20_Internet_20_Link"><text:span text:style-name="T27">JaxRSWhiteboardConstants.JAX_RS_FILTER_BASE</text:span></text:a></text:p>
            </table:table-cell>
            <table:table-cell table:style-name="Table34.C2" office:value-type="string">
              <text:p text:style-name="P131"><text:bookmark-ref text:reference-format="page" text:ref-name="r25">33</text:bookmark-ref></text:p>
            </table:table-cell>
          </table:table-row>
          <table:table-row table:style-name="Table34.1">
            <table:table-cell table:style-name="Table34.A3" office:value-type="string">
              <text:p text:style-name="P132"><text:a xlink:type="simple" xlink:href="file:///l%22r47" text:style-name="Internet_20_link" text:visited-style-name="Visited_20_Internet_20_Link"><text:span text:style-name="T25">ResourceDTO</text:span></text:a><text:span text:style-name="Code_20_Small1"><text:span text:style-name="T46">[]</text:span></text:span></text:p>
            </table:table-cell>
            <table:table-cell table:style-name="Table34.B3" office:value-type="string">
              <text:p text:style-name="P134"><text:a xlink:type="simple" xlink:href="file:///l%22r26" text:style-name="Internet_20_link" text:visited-style-name="Visited_20_Internet_20_Link"><text:span text:style-name="T26">filteredByName</text:span></text:a></text:p>
              <text:p text:style-name="P136"><text:span text:style-name="T36">The resourceDTOs that are mapped to this Filter using a named annotation</text:span></text:p>
            </table:table-cell>
            <table:table-cell table:style-name="Table34.C3" office:value-type="string">
              <text:p text:style-name="P130"><text:bookmark-ref text:reference-format="page" text:ref-name="r26">33</text:bookmark-ref></text:p>
            </table:table-cell>
          </table:table-row>
          <table:table-row table:style-name="Table34.1">
            <table:table-cell table:style-name="Table34.A4" office:value-type="string">
              <text:p text:style-name="P132"><text:span text:style-name="Code_20_Small1"><text:span text:style-name="T45">long</text:span></text:span></text:p>
            </table:table-cell>
            <table:table-cell table:style-name="Table34.B4" office:value-type="string">
              <text:p text:style-name="P134"><text:a xlink:type="simple" xlink:href="file:///l%22r27" text:style-name="Internet_20_link" text:visited-style-name="Visited_20_Internet_20_Link"><text:span text:style-name="T26">serviceId</text:span></text:a></text:p>
              <text:p text:style-name="P136"><text:span text:style-name="T36">Service property identifying the JAX-RS filter service.</text:span></text:p>
            </table:table-cell>
            <table:table-cell table:style-name="Table34.C4" office:value-type="string">
              <text:p text:style-name="P130"><text:bookmark-ref text:reference-format="page" text:ref-name="r27">34</text:bookmark-ref></text:p>
            </table:table-cell>
          </table:table-row>
        </table:table>
        <text:p text:style-name="P105"/>
        <table:table table:name="Table35" table:style-name="Table35">
          <table:table-column table:style-name="Table35.A"/>
          <table:table-column table:style-name="Table35.B"/>
          <table:table-row table:style-name="Table35.1">
            <table:table-cell table:style-name="Table35.A1" office:value-type="string">
              <text:p text:style-name="P129"><text:span text:style-name="Summary_20_Heading_20_Font2"><text:span text:style-name="T34">Constructor Summary</text:span></text:span></text:p>
            </table:table-cell>
            <table:table-cell table:style-name="Table35.A1" office:value-type="string">
              <text:p text:style-name="P131"><text:span text:style-name="Page_20_Reference_20_Font"><text:span text:style-name="T35">Page</text:span></text:span></text:p>
            </table:table-cell>
          </table:table-row>
          <table:table-row table:style-name="Table35.1">
            <table:table-cell table:style-name="Table35.A2" office:value-type="string">
              <text:p text:style-name="P129"><text:a xlink:type="simple" xlink:href="file:///l%22r28" text:style-name="Internet_20_link" text:visited-style-name="Visited_20_Internet_20_Link"><text:span text:style-name="T26">FilterDTO</text:span></text:a><text:span text:style-name="Code2"><text:span text:style-name="T44">()</text:span></text:span></text:p>
            </table:table-cell>
            <table:table-cell table:style-name="Table35.B2" office:value-type="string">
              <text:p text:style-name="P131"><text:bookmark-ref text:reference-format="page" text:ref-name="r28">34</text:bookmark-ref></text:p>
            </table:table-cell>
          </table:table-row>
        </table:table>
        <text:p text:style-name="P105"/>
        <table:table table:name="Table36" table:style-name="Table36">
          <table:table-column table:style-name="Table36.A"/>
          <table:table-row table:style-name="Table36.1">
            <table:table-cell table:style-name="Table36.A1" office:value-type="string">
              <text:p text:style-name="P112"><text:span text:style-name="T38">Methods inherited from class org.osgi.dto.DTO</text:span></text:p>
            </table:table-cell>
          </table:table-row>
          <table:table-row table:style-name="Table36.2">
            <table:table-cell table:style-name="Table36.A2" office:value-type="string">
              <text:p text:style-name="P112"><text:span text:style-name="Code2">toString</text:span></text:p>
            </table:table-cell>
          </table:table-row>
        </table:table>
        <text:p text:style-name="P96"><text:span text:style-name="T16">Field Detail</text:span></text:p>
        <text:p text:style-name="P98"><text:bookmark text:name="r25"/><text:span text:style-name="T16">baseUris</text:span></text:p>
        <text:p text:style-name="P110"><text:span text:style-name="Code2">public String[] </text:span><text:span text:style-name="Code2"><text:span text:style-name="T19">baseUris</text:span></text:span></text:p>
        <text:p text:style-name="P121"><text:span text:style-name="T36">The request mappings for the filter, as declared in </text:span><text:a xlink:type="simple" xlink:href="file:///l%22r64" text:style-name="Internet_20_link" text:visited-style-name="Visited_20_Internet_20_Link"><text:span text:style-name="T42">JaxRSWhiteboardConstants.JAX_RS_FILTER_BASE</text:span></text:a></text:p>
        <text:p text:style-name="P119"><text:span text:style-name="T36">The specified patterns are used to determine whether a request is mapped to the JAX-RS filter. This array might be empty.</text:span></text:p>
        <text:p text:style-name="P141"/>
        <text:p text:style-name="P100"><text:bookmark text:name="r26"/><text:span text:style-name="T16">filteredByName</text:span></text:p>
        <text:p text:style-name="P110"><text:span text:style-name="Code2">public </text:span><text:a xlink:type="simple" xlink:href="file:///l%22r47" text:style-name="Internet_20_link" text:visited-style-name="Visited_20_Internet_20_Link"><text:span text:style-name="T42">ResourceDTO</text:span></text:a><text:span text:style-name="Code2"><text:span text:style-name="T47">[] </text:span></text:span><text:span text:style-name="Code2"><text:span text:style-name="T48">filteredByName</text:span></text:span></text:p>
        <text:p text:style-name="P119"><text:span text:style-name="T36">The resourceDTOs that are mapped to this Filter using a named annotation</text:span></text:p>
        <text:p text:style-name="P141"><text:soft-page-break/></text:p>
        <text:p text:style-name="P100"><text:bookmark text:name="r27"/><text:span text:style-name="T16">serviceId</text:span></text:p>
        <text:p text:style-name="P110"><text:span text:style-name="Code2">public long </text:span><text:span text:style-name="Code2"><text:span text:style-name="T19">serviceId</text:span></text:span></text:p>
        <text:p text:style-name="P119"><text:span text:style-name="T36">Service property identifying the JAX-RS filter service.</text:span></text:p>
        <text:p text:style-name="P97"><text:span text:style-name="T16">Constructor Detail</text:span></text:p>
        <text:p text:style-name="P101"><text:bookmark text:name="r28"/><text:span text:style-name="T16">FilterDTO</text:span></text:p>
        <text:p text:style-name="P110"><text:span text:style-name="Code2">public </text:span><text:span text:style-name="Code2"><text:span text:style-name="T19">FilterDTO</text:span></text:span><text:span text:style-name="Code2"><text:span text:style-name="T28">()</text:span></text:span></text:p>
        <text:p text:style-name="P91"><text:bookmark text:name="r34"/><text:span text:style-name="T16">Class InterceptorDTO</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26"><text:span text:style-name="Code2">  </text:span><text:span text:style-name="Code2"><draw:frame draw:style-name="fr3" draw:name="Image14" text:anchor-type="as-char" svg:width="0.397cm" svg:height="0.37cm" draw:z-index="34"><draw:image xlink:href="Pictures/100002000000000F0000000EBCC3FB4515936C88.png" xlink:type="simple" xlink:show="embed" xlink:actuate="onLoad"/></draw:frame></text:span><text:span text:style-name="Code2">org.osgi.dto.DTO</text:span></text:p>
        <text:p text:style-name="P107"><text:span text:style-name="Code2">      </text:span><text:span text:style-name="Code2"><draw:frame draw:style-name="fr3" draw:name="Image15" text:anchor-type="as-char" svg:width="0.397cm" svg:height="0.37cm" draw:z-index="35"><draw:image xlink:href="Pictures/100002000000000F0000000EBCC3FB4515936C88.png" xlink:type="simple" xlink:show="embed" xlink:actuate="onLoad"/></draw:frame></text:span><text:span text:style-name="Code2"><text:span text:style-name="T19">org.osgi.service.jaxrs.runtime.dto.InterceptorDTO</text:span></text:span></text:p>
        <text:p text:style-name="P102"><text:span text:style-name="T17">Direct Known Subclasses:</text:span></text:p>
        <text:p text:style-name="P122"><text:a xlink:type="simple" xlink:href="file:///l%22r21" text:style-name="Internet_20_link" text:visited-style-name="Visited_20_Internet_20_Link"><text:span text:style-name="T36">FailedInterceptorDTO</text:span></text:a></text:p>
        <text:p text:style-name="P117"/>
        <text:p text:style-name="P140"><text:span text:style-name="Code2">public class </text:span><text:span text:style-name="Code2"><text:span text:style-name="T19">InterceptorDTO</text:span></text:span></text:p>
        <text:p text:style-name="P110"><text:span text:style-name="Code2">extends org.osgi.dto.DTO</text:span></text:p>
        <text:p text:style-name="P109"><text:span text:style-name="T36">Represents a JAX-RS Interceptor service currently being hosted by the </text:span><text:a xlink:type="simple" xlink:href="file:///l%22r6" text:style-name="Internet_20_link" text:visited-style-name="Visited_20_Internet_20_Link"><text:span text:style-name="T42">JaxRSServiceRuntime</text:span></text:a></text:p>
        <text:p text:style-name="P125"><text:span text:style-name="T38">NotThreadSafe</text:span></text:p>
        <text:p text:style-name="P128"/>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29"><text:span text:style-name="Summary_20_Heading_20_Font2"><text:span text:style-name="T34">Field Summary</text:span></text:span></text:p>
            </table:table-cell>
            <table:covered-table-cell/>
            <table:table-cell table:style-name="Table38.A1" office:value-type="string">
              <text:p text:style-name="P131"><text:span text:style-name="Page_20_Reference_20_Font"><text:span text:style-name="T35">Page</text:span></text:span></text:p>
            </table:table-cell>
          </table:table-row>
          <table:table-row table:style-name="Table38.1">
            <table:table-cell table:style-name="Table38.A2" office:value-type="string">
              <text:p text:style-name="P133"><text:span text:style-name="Code_20_Small1"><text:span text:style-name="T45">String[]</text:span></text:span></text:p>
            </table:table-cell>
            <table:table-cell table:style-name="Table38.B2" office:value-type="string">
              <text:p text:style-name="P135"><text:a xlink:type="simple" xlink:href="file:///l%22r30" text:style-name="Internet_20_link" text:visited-style-name="Visited_20_Internet_20_Link"><text:span text:style-name="T26">baseUris</text:span></text:a></text:p>
              <text:p text:style-name="P137"><text:span text:style-name="T36">The request mappings for the interceptor, as declared in </text:span><text:a xlink:type="simple" xlink:href="file:///l%22r65" text:style-name="Internet_20_link" text:visited-style-name="Visited_20_Internet_20_Link"><text:span text:style-name="T27">JaxRSWhiteboardConstants.JAX_RS_INTERCEPTOR_BASE</text:span></text:a></text:p>
            </table:table-cell>
            <table:table-cell table:style-name="Table38.C2" office:value-type="string">
              <text:p text:style-name="P131"><text:bookmark-ref text:reference-format="page" text:ref-name="r30">35</text:bookmark-ref></text:p>
            </table:table-cell>
          </table:table-row>
          <table:table-row table:style-name="Table38.1">
            <table:table-cell table:style-name="Table38.A3" office:value-type="string">
              <text:p text:style-name="P132"><text:a xlink:type="simple" xlink:href="file:///l%22r47" text:style-name="Internet_20_link" text:visited-style-name="Visited_20_Internet_20_Link"><text:span text:style-name="T25">ResourceDTO</text:span></text:a><text:span text:style-name="Code_20_Small1"><text:span text:style-name="T46">[]</text:span></text:span></text:p>
            </table:table-cell>
            <table:table-cell table:style-name="Table38.B3" office:value-type="string">
              <text:p text:style-name="P134"><text:a xlink:type="simple" xlink:href="file:///l%22r31" text:style-name="Internet_20_link" text:visited-style-name="Visited_20_Internet_20_Link"><text:span text:style-name="T26">interceptedByName</text:span></text:a></text:p>
              <text:p text:style-name="P136"><text:span text:style-name="T36">The resourceDTOs that are mapped to this interceptor using a named annotation</text:span></text:p>
            </table:table-cell>
            <table:table-cell table:style-name="Table38.C3" office:value-type="string">
              <text:p text:style-name="P130"><text:bookmark-ref text:reference-format="page" text:ref-name="r31">35</text:bookmark-ref></text:p>
            </table:table-cell>
          </table:table-row>
          <table:table-row table:style-name="Table38.1">
            <table:table-cell table:style-name="Table38.A4" office:value-type="string">
              <text:p text:style-name="P132"><text:span text:style-name="Code_20_Small1"><text:span text:style-name="T45">long</text:span></text:span></text:p>
            </table:table-cell>
            <table:table-cell table:style-name="Table38.B4" office:value-type="string">
              <text:p text:style-name="P134"><text:a xlink:type="simple" xlink:href="file:///l%22r32" text:style-name="Internet_20_link" text:visited-style-name="Visited_20_Internet_20_Link"><text:span text:style-name="T26">serviceId</text:span></text:a></text:p>
              <text:p text:style-name="P136"><text:span text:style-name="T36">Service property identifying the JAX-RS interceptor service.</text:span></text:p>
            </table:table-cell>
            <table:table-cell table:style-name="Table38.C4" office:value-type="string">
              <text:p text:style-name="P130"><text:bookmark-ref text:reference-format="page" text:ref-name="r32">36</text:bookmark-ref></text:p>
            </table:table-cell>
          </table:table-row>
        </table:table>
        <text:p text:style-name="P105"/>
        <table:table table:name="Table39" table:style-name="Table39">
          <table:table-column table:style-name="Table39.A"/>
          <table:table-column table:style-name="Table39.B"/>
          <table:table-row table:style-name="Table39.1">
            <table:table-cell table:style-name="Table39.A1" office:value-type="string">
              <text:p text:style-name="P129"><text:span text:style-name="Summary_20_Heading_20_Font2"><text:span text:style-name="T34">Constructor Summary</text:span></text:span></text:p>
            </table:table-cell>
            <table:table-cell table:style-name="Table39.A1" office:value-type="string">
              <text:p text:style-name="P131"><text:span text:style-name="Page_20_Reference_20_Font"><text:span text:style-name="T35">Page</text:span></text:span></text:p>
            </table:table-cell>
          </table:table-row>
          <table:table-row table:style-name="Table39.1">
            <table:table-cell table:style-name="Table39.A2" office:value-type="string">
              <text:p text:style-name="P129"><text:a xlink:type="simple" xlink:href="file:///l%22r33" text:style-name="Internet_20_link" text:visited-style-name="Visited_20_Internet_20_Link"><text:span text:style-name="T26">InterceptorDTO</text:span></text:a><text:span text:style-name="Code2"><text:span text:style-name="T44">()</text:span></text:span></text:p>
            </table:table-cell>
            <table:table-cell table:style-name="Table39.B2" office:value-type="string">
              <text:p text:style-name="P131"><text:bookmark-ref text:reference-format="page" text:ref-name="r33">36</text:bookmark-ref></text:p>
            </table:table-cell>
          </table:table-row>
        </table:table>
        <text:p text:style-name="P105"/>
        <table:table table:name="Table40" table:style-name="Table40">
          <table:table-column table:style-name="Table40.A"/>
          <table:table-row table:style-name="Table40.1">
            <table:table-cell table:style-name="Table40.A1" office:value-type="string">
              <text:p text:style-name="P112"><text:span text:style-name="T38">Methods inherited from class org.osgi.dto.DTO</text:span></text:p>
            </table:table-cell>
          </table:table-row>
          <table:table-row table:style-name="Table40.2">
            <table:table-cell table:style-name="Table40.A2" office:value-type="string">
              <text:p text:style-name="P112"><text:span text:style-name="Code2">toString</text:span></text:p>
            </table:table-cell>
          </table:table-row>
        </table:table>
        <text:p text:style-name="P96"><text:span text:style-name="T16">Field Detail</text:span></text:p>
        <text:p text:style-name="P98"><text:bookmark text:name="r30"/><text:span text:style-name="T16">baseUris</text:span></text:p>
        <text:p text:style-name="P110"><text:span text:style-name="Code2">public String[] </text:span><text:span text:style-name="Code2"><text:span text:style-name="T19">baseUris</text:span></text:span></text:p>
        <text:p text:style-name="P121"><text:span text:style-name="T36">The request mappings for the interceptor, as declared in </text:span><text:a xlink:type="simple" xlink:href="file:///l%22r65" text:style-name="Internet_20_link" text:visited-style-name="Visited_20_Internet_20_Link"><text:span text:style-name="T42">JaxRSWhiteboardConstants.JAX_RS_INTERCEPTOR_BASE</text:span></text:a></text:p>
        <text:p text:style-name="P119"><text:span text:style-name="T36">The specified patterns are used to determine whether a request is mapped to the interceptor. This array might be empty.</text:span></text:p>
        <text:p text:style-name="P141"/>
        <text:p text:style-name="P100"><text:bookmark text:name="r31"/><text:span text:style-name="T16">interceptedByName</text:span></text:p>
        <text:p text:style-name="P110"><text:span text:style-name="Code2">public </text:span><text:a xlink:type="simple" xlink:href="file:///l%22r47" text:style-name="Internet_20_link" text:visited-style-name="Visited_20_Internet_20_Link"><text:span text:style-name="T42">ResourceDTO</text:span></text:a><text:span text:style-name="Code2"><text:span text:style-name="T47">[] </text:span></text:span><text:span text:style-name="Code2"><text:span text:style-name="T48">interceptedByName</text:span></text:span></text:p>
        <text:p text:style-name="P119"><text:span text:style-name="T36">The resourceDTOs that are mapped to this interceptor using a named annotation</text:span></text:p>
        <text:p text:style-name="P141"><text:soft-page-break/></text:p>
        <text:p text:style-name="P100"><text:bookmark text:name="r32"/><text:span text:style-name="T16">serviceId</text:span></text:p>
        <text:p text:style-name="P110"><text:span text:style-name="Code2">public long </text:span><text:span text:style-name="Code2"><text:span text:style-name="T19">serviceId</text:span></text:span></text:p>
        <text:p text:style-name="P119"><text:span text:style-name="T36">Service property identifying the JAX-RS interceptor service.</text:span></text:p>
        <text:p text:style-name="P97"><text:span text:style-name="T16">Constructor Detail</text:span></text:p>
        <text:p text:style-name="P101"><text:bookmark text:name="r33"/><text:span text:style-name="T16">InterceptorDTO</text:span></text:p>
        <text:p text:style-name="P110"><text:span text:style-name="Code2">public </text:span><text:span text:style-name="Code2"><text:span text:style-name="T19">InterceptorDTO</text:span></text:span><text:span text:style-name="Code2"><text:span text:style-name="T28">()</text:span></text:span></text:p>
        <text:p text:style-name="P92"><text:bookmark text:name="r41"/><text:span text:style-name="T16">Class RequestInfoDTO</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26"><text:span text:style-name="Code2">  </text:span><text:span text:style-name="Code2"><draw:frame draw:style-name="fr3" draw:name="Image16" text:anchor-type="as-char" svg:width="0.397cm" svg:height="0.37cm" draw:z-index="36"><draw:image xlink:href="Pictures/100002000000000F0000000EBCC3FB4515936C88.png" xlink:type="simple" xlink:show="embed" xlink:actuate="onLoad"/></draw:frame></text:span><text:span text:style-name="Code2">org.osgi.dto.DTO</text:span></text:p>
        <text:p text:style-name="P107"><text:span text:style-name="Code2">      </text:span><text:span text:style-name="Code2"><draw:frame draw:style-name="fr3" draw:name="Image17" text:anchor-type="as-char" svg:width="0.397cm" svg:height="0.37cm" draw:z-index="37"><draw:image xlink:href="Pictures/100002000000000F0000000EBCC3FB4515936C88.png" xlink:type="simple" xlink:show="embed" xlink:actuate="onLoad"/></draw:frame></text:span><text:span text:style-name="Code2"><text:span text:style-name="T19">org.osgi.service.jaxrs.runtime.dto.RequestInfoDTO</text:span></text:span></text:p>
        <text:p text:style-name="P117"/>
        <text:p text:style-name="P140"><text:span text:style-name="Code2">public class </text:span><text:span text:style-name="Code2"><text:span text:style-name="T19">RequestInfoDTO</text:span></text:span></text:p>
        <text:p text:style-name="P110"><text:span text:style-name="Code2">extends org.osgi.dto.DTO</text:span></text:p>
        <text:p text:style-name="P109"><text:span text:style-name="T36">Represents the services used to process a specific request.</text:span></text:p>
        <text:p text:style-name="P125"><text:span text:style-name="T38">NotThreadSafe</text:span></text:p>
        <text:p text:style-name="P128"/>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29"><text:span text:style-name="Summary_20_Heading_20_Font2"><text:span text:style-name="T34">Field Summary</text:span></text:span></text:p>
            </table:table-cell>
            <table:covered-table-cell/>
            <table:table-cell table:style-name="Table42.A1" office:value-type="string">
              <text:p text:style-name="P131"><text:span text:style-name="Page_20_Reference_20_Font"><text:span text:style-name="T35">Page</text:span></text:span></text:p>
            </table:table-cell>
          </table:table-row>
          <table:table-row table:style-name="Table42.1">
            <table:table-cell table:style-name="Table42.A2" office:value-type="string">
              <text:p text:style-name="P133"><text:a xlink:type="simple" xlink:href="file:///l%22r29" text:style-name="Internet_20_link" text:visited-style-name="Visited_20_Internet_20_Link"><text:span text:style-name="T25">FilterDTO</text:span></text:a><text:span text:style-name="Code_20_Small1"><text:span text:style-name="T46">[]</text:span></text:span></text:p>
            </table:table-cell>
            <table:table-cell table:style-name="Table42.B2" office:value-type="string">
              <text:p text:style-name="P135"><text:a xlink:type="simple" xlink:href="file:///l%22r37" text:style-name="Internet_20_link" text:visited-style-name="Visited_20_Internet_20_Link"><text:span text:style-name="T26">filterDTOs</text:span></text:a></text:p>
              <text:p text:style-name="P137"><text:span text:style-name="T36">The JAX-RS filters processing this request.</text:span></text:p>
            </table:table-cell>
            <table:table-cell table:style-name="Table42.C2" office:value-type="string">
              <text:p text:style-name="P131"><text:bookmark-ref text:reference-format="page" text:ref-name="r37">38</text:bookmark-ref></text:p>
            </table:table-cell>
          </table:table-row>
          <table:table-row table:style-name="Table42.1">
            <table:table-cell table:style-name="Table42.A3" office:value-type="string">
              <text:p text:style-name="P132"><text:a xlink:type="simple" xlink:href="file:///l%22r34" text:style-name="Internet_20_link" text:visited-style-name="Visited_20_Internet_20_Link"><text:span text:style-name="T25">InterceptorDTO</text:span></text:a><text:span text:style-name="Code_20_Small1"><text:span text:style-name="T46">[]</text:span></text:span></text:p>
            </table:table-cell>
            <table:table-cell table:style-name="Table42.B3" office:value-type="string">
              <text:p text:style-name="P134"><text:a xlink:type="simple" xlink:href="file:///l%22r38" text:style-name="Internet_20_link" text:visited-style-name="Visited_20_Internet_20_Link"><text:span text:style-name="T26">interceptorDTOs</text:span></text:a></text:p>
              <text:p text:style-name="P136"><text:span text:style-name="T36">The JAX-RS interceptors processing this request.</text:span></text:p>
            </table:table-cell>
            <table:table-cell table:style-name="Table42.C3" office:value-type="string">
              <text:p text:style-name="P130"><text:bookmark-ref text:reference-format="page" text:ref-name="r38">38</text:bookmark-ref></text:p>
            </table:table-cell>
          </table:table-row>
          <table:table-row table:style-name="Table42.1">
            <table:table-cell table:style-name="Table42.A4" office:value-type="string">
              <text:p text:style-name="P132"><text:span text:style-name="Code_20_Small1"><text:span text:style-name="T45">String</text:span></text:span></text:p>
            </table:table-cell>
            <table:table-cell table:style-name="Table42.B4" office:value-type="string">
              <text:p text:style-name="P134"><text:a xlink:type="simple" xlink:href="file:///l%22r35" text:style-name="Internet_20_link" text:visited-style-name="Visited_20_Internet_20_Link"><text:span text:style-name="T26">path</text:span></text:a></text:p>
              <text:p text:style-name="P136"><text:span text:style-name="T36">The path of the request relative to the root.</text:span></text:p>
            </table:table-cell>
            <table:table-cell table:style-name="Table42.C4" office:value-type="string">
              <text:p text:style-name="P130"><text:bookmark-ref text:reference-format="page" text:ref-name="r35">37</text:bookmark-ref></text:p>
            </table:table-cell>
          </table:table-row>
          <table:table-row table:style-name="Table42.1">
            <table:table-cell table:style-name="Table42.A5" office:value-type="string">
              <text:p text:style-name="P132"><text:span text:style-name="Code_20_Small1"><text:span text:style-name="T45">long</text:span></text:span></text:p>
            </table:table-cell>
            <table:table-cell table:style-name="Table42.B5" office:value-type="string">
              <text:p text:style-name="P134"><text:a xlink:type="simple" xlink:href="file:///l%22r36" text:style-name="Internet_20_link" text:visited-style-name="Visited_20_Internet_20_Link"><text:span text:style-name="T26">servletContextId</text:span></text:a></text:p>
              <text:p text:style-name="P136"><text:span text:style-name="T36">The service id of the servlet context processing the request represented by this DTO.</text:span></text:p>
            </table:table-cell>
            <table:table-cell table:style-name="Table42.C5" office:value-type="string">
              <text:p text:style-name="P130"><text:bookmark-ref text:reference-format="page" text:ref-name="r36">37</text:bookmark-ref></text:p>
            </table:table-cell>
          </table:table-row>
          <table:table-row table:style-name="Table42.1">
            <table:table-cell table:style-name="Table42.A6" office:value-type="string">
              <text:p text:style-name="P132"><text:a xlink:type="simple" xlink:href="file:///l%22r47" text:style-name="Internet_20_link" text:visited-style-name="Visited_20_Internet_20_Link"><text:span text:style-name="T25">ResourceDTO</text:span></text:a></text:p>
            </table:table-cell>
            <table:table-cell table:style-name="Table42.B6" office:value-type="string">
              <text:p text:style-name="P134"><text:a xlink:type="simple" xlink:href="file:///l%22r39" text:style-name="Internet_20_link" text:visited-style-name="Visited_20_Internet_20_Link"><text:span text:style-name="T26">servletDTO</text:span></text:a></text:p>
              <text:p text:style-name="P136"><text:span text:style-name="T36">The resource processing this request.</text:span></text:p>
            </table:table-cell>
            <table:table-cell table:style-name="Table42.C6" office:value-type="string">
              <text:p text:style-name="P130"><text:bookmark-ref text:reference-format="page" text:ref-name="r39">38</text:bookmark-ref></text:p>
            </table:table-cell>
          </table:table-row>
        </table:table>
        <text:p text:style-name="P105"/>
        <table:table table:name="Table43" table:style-name="Table43">
          <table:table-column table:style-name="Table43.A"/>
          <table:table-column table:style-name="Table43.B"/>
          <table:table-row table:style-name="Table43.1">
            <table:table-cell table:style-name="Table43.A1" office:value-type="string">
              <text:p text:style-name="P129"><text:span text:style-name="Summary_20_Heading_20_Font2"><text:span text:style-name="T34">Constructor Summary</text:span></text:span></text:p>
            </table:table-cell>
            <table:table-cell table:style-name="Table43.A1" office:value-type="string">
              <text:p text:style-name="P131"><text:span text:style-name="Page_20_Reference_20_Font"><text:span text:style-name="T35">Page</text:span></text:span></text:p>
            </table:table-cell>
          </table:table-row>
          <table:table-row table:style-name="Table43.1">
            <table:table-cell table:style-name="Table43.A2" office:value-type="string">
              <text:p text:style-name="P129"><text:a xlink:type="simple" xlink:href="file:///l%22r40" text:style-name="Internet_20_link" text:visited-style-name="Visited_20_Internet_20_Link"><text:span text:style-name="T26">RequestInfoDTO</text:span></text:a><text:span text:style-name="Code2"><text:span text:style-name="T44">()</text:span></text:span></text:p>
            </table:table-cell>
            <table:table-cell table:style-name="Table43.B2" office:value-type="string">
              <text:p text:style-name="P131"><text:bookmark-ref text:reference-format="page" text:ref-name="r40">38</text:bookmark-ref></text:p>
            </table:table-cell>
          </table:table-row>
        </table:table>
        <text:p text:style-name="P105"/>
        <table:table table:name="Table44" table:style-name="Table44">
          <table:table-column table:style-name="Table44.A"/>
          <table:table-row table:style-name="Table44.1">
            <table:table-cell table:style-name="Table44.A1" office:value-type="string">
              <text:p text:style-name="P112"><text:span text:style-name="T38">Methods inherited from class org.osgi.dto.DTO</text:span></text:p>
            </table:table-cell>
          </table:table-row>
          <table:table-row table:style-name="Table44.2">
            <table:table-cell table:style-name="Table44.A2" office:value-type="string">
              <text:p text:style-name="P112"><text:span text:style-name="Code2">toString</text:span></text:p>
            </table:table-cell>
          </table:table-row>
        </table:table>
        <text:p text:style-name="P96"><text:span text:style-name="T16">Field Detail</text:span></text:p>
        <text:p text:style-name="P98"><text:bookmark text:name="r35"/><text:span text:style-name="T16">path</text:span></text:p>
        <text:p text:style-name="P110"><text:span text:style-name="Code2">public String </text:span><text:span text:style-name="Code2"><text:span text:style-name="T19">path</text:span></text:span></text:p>
        <text:p text:style-name="P119"><text:span text:style-name="T36">The path of the request relative to the root.</text:span></text:p>
        <text:p text:style-name="P141"/>
        <text:p text:style-name="P100"><text:bookmark text:name="r36"/><text:span text:style-name="T16">servletContextId</text:span></text:p>
        <text:p text:style-name="P110"><text:span text:style-name="Code2">public long </text:span><text:span text:style-name="Code2"><text:span text:style-name="T19">servletContextId</text:span></text:span></text:p>
        <text:p text:style-name="P119"><text:span text:style-name="T36">The service id of the servlet context processing the request represented by this DTO.</text:span></text:p>
        <text:p text:style-name="P141"/>
        <text:p text:style-name="P100"><text:bookmark text:name="r37"/><text:soft-page-break/><text:span text:style-name="T16">filterDTOs</text:span></text:p>
        <text:p text:style-name="P110"><text:span text:style-name="Code2">public </text:span><text:a xlink:type="simple" xlink:href="file:///l%22r29" text:style-name="Internet_20_link" text:visited-style-name="Visited_20_Internet_20_Link"><text:span text:style-name="T42">FilterDTO</text:span></text:a><text:span text:style-name="Code2"><text:span text:style-name="T47">[] </text:span></text:span><text:span text:style-name="Code2"><text:span text:style-name="T48">filterDTOs</text:span></text:span></text:p>
        <text:p text:style-name="P119"><text:span text:style-name="T36">The JAX-RS filters processing this request. If no filters are called for processing this request, an empty array is returned.</text:span></text:p>
        <text:p text:style-name="P141"/>
        <text:p text:style-name="P100"><text:bookmark text:name="r38"/><text:span text:style-name="T16">interceptorDTOs</text:span></text:p>
        <text:p text:style-name="P110"><text:span text:style-name="Code2">public </text:span><text:a xlink:type="simple" xlink:href="file:///l%22r34" text:style-name="Internet_20_link" text:visited-style-name="Visited_20_Internet_20_Link"><text:span text:style-name="T42">InterceptorDTO</text:span></text:a><text:span text:style-name="Code2"><text:span text:style-name="T47">[] </text:span></text:span><text:span text:style-name="Code2"><text:span text:style-name="T48">interceptorDTOs</text:span></text:span></text:p>
        <text:p text:style-name="P119"><text:span text:style-name="T36">The JAX-RS interceptors processing this request. If no interceptors are called for processing this request, an empty array is returned.</text:span></text:p>
        <text:p text:style-name="P141"/>
        <text:p text:style-name="P100"><text:bookmark text:name="r39"/><text:span text:style-name="T16">servletDTO</text:span></text:p>
        <text:p text:style-name="P110"><text:span text:style-name="Code2">public </text:span><text:a xlink:type="simple" xlink:href="file:///l%22r47" text:style-name="Internet_20_link" text:visited-style-name="Visited_20_Internet_20_Link"><text:span text:style-name="T42">ResourceDTO</text:span></text:a><text:span text:style-name="Code2"><text:span text:style-name="T47"> </text:span></text:span><text:span text:style-name="Code2"><text:span text:style-name="T48">servletDTO</text:span></text:span></text:p>
        <text:p text:style-name="P119"><text:span text:style-name="T36">The resource processing this request.</text:span></text:p>
        <text:p text:style-name="P97"><text:span text:style-name="T16">Constructor Detail</text:span></text:p>
        <text:p text:style-name="P101"><text:bookmark text:name="r40"/><text:span text:style-name="T16">RequestInfoDTO</text:span></text:p>
        <text:p text:style-name="P110"><text:span text:style-name="Code2">public </text:span><text:span text:style-name="Code2"><text:span text:style-name="T19">RequestInfoDTO</text:span></text:span><text:span text:style-name="Code2"><text:span text:style-name="T28">()</text:span></text:span></text:p>
        <text:p text:style-name="P93"><text:bookmark text:name="r47"/><text:span text:style-name="T16">Class ResourceDTO</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26"><text:span text:style-name="Code2">  </text:span><text:span text:style-name="Code2"><draw:frame draw:style-name="fr3" draw:name="Image18" text:anchor-type="as-char" svg:width="0.397cm" svg:height="0.37cm" draw:z-index="38"><draw:image xlink:href="Pictures/100002000000000F0000000EBCC3FB4515936C88.png" xlink:type="simple" xlink:show="embed" xlink:actuate="onLoad"/></draw:frame></text:span><text:span text:style-name="Code2">org.osgi.dto.DTO</text:span></text:p>
        <text:p text:style-name="P107"><text:span text:style-name="Code2">      </text:span><text:span text:style-name="Code2"><draw:frame draw:style-name="fr3" draw:name="Image19" text:anchor-type="as-char" svg:width="0.397cm" svg:height="0.37cm" draw:z-index="39"><draw:image xlink:href="Pictures/100002000000000F0000000EBCC3FB4515936C88.png" xlink:type="simple" xlink:show="embed" xlink:actuate="onLoad"/></draw:frame></text:span><text:span text:style-name="Code2"><text:span text:style-name="T19">org.osgi.service.jaxrs.runtime.dto.ResourceDTO</text:span></text:span></text:p>
        <text:p text:style-name="P102"><text:span text:style-name="T17">Direct Known Subclasses:</text:span></text:p>
        <text:p text:style-name="P122"><text:a xlink:type="simple" xlink:href="file:///l%22r24" text:style-name="Internet_20_link" text:visited-style-name="Visited_20_Internet_20_Link"><text:span text:style-name="T36">FailedResourceDTO</text:span></text:a></text:p>
        <text:p text:style-name="P117"/>
        <text:p text:style-name="P140"><text:span text:style-name="Code2">abstract public class </text:span><text:span text:style-name="Code2"><text:span text:style-name="T19">ResourceDTO</text:span></text:span></text:p>
        <text:p text:style-name="P110"><text:span text:style-name="Code2">extends org.osgi.dto.DTO</text:span></text:p>
        <text:p text:style-name="P109"><text:span text:style-name="T36">Represents common information about a JAX-RS resource service.</text:span></text:p>
        <text:p text:style-name="P125"><text:span text:style-name="T38">NotThreadSafe</text:span></text:p>
        <text:p text:style-name="P128"/>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29"><text:span text:style-name="Summary_20_Heading_20_Font2"><text:span text:style-name="T34">Field Summary</text:span></text:span></text:p>
            </table:table-cell>
            <table:covered-table-cell/>
            <table:table-cell table:style-name="Table46.A1" office:value-type="string">
              <text:p text:style-name="P131"><text:span text:style-name="Page_20_Reference_20_Font"><text:span text:style-name="T35">Page</text:span></text:span></text:p>
            </table:table-cell>
          </table:table-row>
          <table:table-row table:style-name="Table46.1">
            <table:table-cell table:style-name="Table46.A2" office:value-type="string">
              <text:p text:style-name="P133"><text:span text:style-name="Code_20_Small1"><text:span text:style-name="T45">String</text:span></text:span></text:p>
            </table:table-cell>
            <table:table-cell table:style-name="Table46.B2" office:value-type="string">
              <text:p text:style-name="P135"><text:a xlink:type="simple" xlink:href="file:///l%22r43" text:style-name="Internet_20_link" text:visited-style-name="Visited_20_Internet_20_Link"><text:span text:style-name="T26">base</text:span></text:a></text:p>
              <text:p text:style-name="P137"><text:span text:style-name="T36">The base URI of the resource defined by </text:span><text:a xlink:type="simple" xlink:href="file:///l%22r63" text:style-name="Internet_20_link" text:visited-style-name="Visited_20_Internet_20_Link"><text:span text:style-name="T27">JaxRSWhiteboardConstants.JAX_RS_RESOURCE_BASE</text:span></text:a><text:span text:style-name="T39">.</text:span></text:p>
            </table:table-cell>
            <table:table-cell table:style-name="Table46.C2" office:value-type="string">
              <text:p text:style-name="P131"><text:bookmark-ref text:reference-format="page" text:ref-name="r43">39</text:bookmark-ref></text:p>
            </table:table-cell>
          </table:table-row>
          <table:table-row table:style-name="Table46.1">
            <table:table-cell table:style-name="Table46.A3" office:value-type="string">
              <text:p text:style-name="P132"><text:span text:style-name="Code_20_Small1"><text:span text:style-name="T45">String</text:span></text:span></text:p>
            </table:table-cell>
            <table:table-cell table:style-name="Table46.B3" office:value-type="string">
              <text:p text:style-name="P134"><text:a xlink:type="simple" xlink:href="file:///l%22r42" text:style-name="Internet_20_link" text:visited-style-name="Visited_20_Internet_20_Link"><text:span text:style-name="T26">name</text:span></text:a></text:p>
              <text:p text:style-name="P136"><text:span text:style-name="T36">The name of the resource if it set one using </text:span><text:a xlink:type="simple" xlink:href="file:///l%22r62" text:style-name="Internet_20_link" text:visited-style-name="Visited_20_Internet_20_Link"><text:span text:style-name="T27">JaxRSWhiteboardConstants.JAX_RS_RESOURCE_NAME</text:span></text:a><text:span text:style-name="T39">, </text:span><text:span text:style-name="Code2"><text:span text:style-name="T43">null</text:span></text:span><text:span text:style-name="T39"> otherwise.</text:span></text:p>
            </table:table-cell>
            <table:table-cell table:style-name="Table46.C3" office:value-type="string">
              <text:p text:style-name="P130"><text:bookmark-ref text:reference-format="page" text:ref-name="r42">39</text:bookmark-ref></text:p>
            </table:table-cell>
          </table:table-row>
          <table:table-row table:style-name="Table46.1">
            <table:table-cell table:style-name="Table46.A4" office:value-type="string">
              <text:p text:style-name="P132"><text:a xlink:type="simple" xlink:href="file:///l%22r49" text:style-name="Internet_20_link" text:visited-style-name="Visited_20_Internet_20_Link"><text:span text:style-name="T25">ResourceMethodInfoDTO</text:span></text:a><text:span text:style-name="Code_20_Small1"><text:span text:style-name="T46">[]</text:span></text:span></text:p>
            </table:table-cell>
            <table:table-cell table:style-name="Table46.B4" office:value-type="string">
              <text:p text:style-name="P134"><text:a xlink:type="simple" xlink:href="file:///l%22r44" text:style-name="Internet_20_link" text:visited-style-name="Visited_20_Internet_20_Link"><text:span text:style-name="T26">resourceMethods</text:span></text:a></text:p>
              <text:p text:style-name="P136"><text:span text:style-name="T36">The RequestPaths handled by this resource</text:span></text:p>
            </table:table-cell>
            <table:table-cell table:style-name="Table46.C4" office:value-type="string">
              <text:p text:style-name="P130"><text:bookmark-ref text:reference-format="page" text:ref-name="r44">40</text:bookmark-ref></text:p>
            </table:table-cell>
          </table:table-row>
          <table:table-row table:style-name="Table46.1">
            <table:table-cell table:style-name="Table46.A5" office:value-type="string">
              <text:p text:style-name="P132"><text:span text:style-name="Code_20_Small1"><text:span text:style-name="T45">long</text:span></text:span></text:p>
            </table:table-cell>
            <table:table-cell table:style-name="Table46.B5" office:value-type="string">
              <text:p text:style-name="P134"><text:a xlink:type="simple" xlink:href="file:///l%22r45" text:style-name="Internet_20_link" text:visited-style-name="Visited_20_Internet_20_Link"><text:span text:style-name="T26">serviceId</text:span></text:a></text:p>
              <text:p text:style-name="P136"><text:span text:style-name="T36">Service property identifying the JAX-RS resource service</text:span></text:p>
            </table:table-cell>
            <table:table-cell table:style-name="Table46.C5" office:value-type="string">
              <text:p text:style-name="P130"><text:bookmark-ref text:reference-format="page" text:ref-name="r45">40</text:bookmark-ref></text:p>
            </table:table-cell>
          </table:table-row>
        </table:table>
        <text:p text:style-name="P105"/>
        <table:table table:name="Table47" table:style-name="Table47">
          <table:table-column table:style-name="Table47.A"/>
          <table:table-column table:style-name="Table47.B"/>
          <table:table-row table:style-name="Table47.1">
            <table:table-cell table:style-name="Table47.A1" office:value-type="string">
              <text:p text:style-name="P129"><text:span text:style-name="Summary_20_Heading_20_Font2"><text:span text:style-name="T34">Constructor Summary</text:span></text:span></text:p>
            </table:table-cell>
            <table:table-cell table:style-name="Table47.A1" office:value-type="string">
              <text:p text:style-name="P131"><text:span text:style-name="Page_20_Reference_20_Font"><text:span text:style-name="T35">Page</text:span></text:span></text:p>
            </table:table-cell>
          </table:table-row>
          <table:table-row table:style-name="Table47.1">
            <table:table-cell table:style-name="Table47.A2" office:value-type="string">
              <text:p text:style-name="P129"><text:a xlink:type="simple" xlink:href="file:///l%22r46" text:style-name="Internet_20_link" text:visited-style-name="Visited_20_Internet_20_Link"><text:span text:style-name="T26">ResourceDTO</text:span></text:a><text:span text:style-name="Code2"><text:span text:style-name="T44">()</text:span></text:span></text:p>
            </table:table-cell>
            <table:table-cell table:style-name="Table47.B2" office:value-type="string">
              <text:p text:style-name="P131"><text:bookmark-ref text:reference-format="page" text:ref-name="r46">40</text:bookmark-ref></text:p>
            </table:table-cell>
          </table:table-row>
        </table:table>
        <text:p text:style-name="P105"/>
        <table:table table:name="Table48" table:style-name="Table48">
          <table:table-column table:style-name="Table48.A"/>
          <table:table-row table:style-name="Table48.1">
            <table:table-cell table:style-name="Table48.A1" office:value-type="string">
              <text:p text:style-name="P112"><text:span text:style-name="T38">Methods inherited from class org.osgi.dto.DTO</text:span></text:p>
            </table:table-cell>
          </table:table-row>
          <table:table-row table:style-name="Table48.2">
            <table:table-cell table:style-name="Table48.A2" office:value-type="string">
              <text:p text:style-name="P112"><text:span text:style-name="Code2">toString</text:span></text:p>
            </table:table-cell>
          </table:table-row>
        </table:table>
        <text:p text:style-name="P96"><text:span text:style-name="T16">Field Detail</text:span></text:p>
        <text:p text:style-name="P98"><text:bookmark text:name="r42"/><text:span text:style-name="T16">name</text:span></text:p>
        <text:p text:style-name="P110"><text:span text:style-name="Code2">public String </text:span><text:span text:style-name="Code2"><text:span text:style-name="T19">name</text:span></text:span></text:p>
        <text:p text:style-name="P119"><text:span text:style-name="T36">The name of the resource if it set one using </text:span><text:a xlink:type="simple" xlink:href="file:///l%22r62" text:style-name="Internet_20_link" text:visited-style-name="Visited_20_Internet_20_Link"><text:span text:style-name="T42">JaxRSWhiteboardConstants.JAX_RS_RESOURCE_NAME</text:span></text:a><text:span text:style-name="T39">, </text:span><text:span text:style-name="Code2"><text:span text:style-name="T47">null</text:span></text:span><text:span text:style-name="T39"> otherwise.</text:span></text:p>
        <text:p text:style-name="P141"/>
        <text:p text:style-name="P100"><text:bookmark text:name="r43"/><text:span text:style-name="T16">base</text:span></text:p>
        <text:p text:style-name="P110"><text:span text:style-name="Code2">public String </text:span><text:span text:style-name="Code2"><text:span text:style-name="T19">base</text:span></text:span></text:p>
        <text:p text:style-name="P119"><text:soft-page-break/><text:span text:style-name="T36">The base URI of the resource defined by </text:span><text:a xlink:type="simple" xlink:href="file:///l%22r63" text:style-name="Internet_20_link" text:visited-style-name="Visited_20_Internet_20_Link"><text:span text:style-name="T42">JaxRSWhiteboardConstants.JAX_RS_RESOURCE_BASE</text:span></text:a><text:span text:style-name="T39">.</text:span></text:p>
        <text:p text:style-name="P141"/>
        <text:p text:style-name="P100"><text:bookmark text:name="r44"/><text:span text:style-name="T16">resourceMethods</text:span></text:p>
        <text:p text:style-name="P110"><text:span text:style-name="Code2">public </text:span><text:a xlink:type="simple" xlink:href="file:///l%22r49" text:style-name="Internet_20_link" text:visited-style-name="Visited_20_Internet_20_Link"><text:span text:style-name="T42">ResourceMethodInfoDTO</text:span></text:a><text:span text:style-name="Code2"><text:span text:style-name="T47">[] </text:span></text:span><text:span text:style-name="Code2"><text:span text:style-name="T48">resourceMethods</text:span></text:span></text:p>
        <text:p text:style-name="P119"><text:span text:style-name="T36">The RequestPaths handled by this resource</text:span></text:p>
        <text:p text:style-name="P141"/>
        <text:p text:style-name="P100"><text:bookmark text:name="r45"/><text:span text:style-name="T16">serviceId</text:span></text:p>
        <text:p text:style-name="P110"><text:span text:style-name="Code2">public long </text:span><text:span text:style-name="Code2"><text:span text:style-name="T19">serviceId</text:span></text:span></text:p>
        <text:p text:style-name="P119"><text:span text:style-name="T36">Service property identifying the JAX-RS resource service</text:span></text:p>
        <text:p text:style-name="P97"><text:span text:style-name="T16">Constructor Detail</text:span></text:p>
        <text:p text:style-name="P101"><text:bookmark text:name="r46"/><text:span text:style-name="T16">ResourceDTO</text:span></text:p>
        <text:p text:style-name="P110"><text:span text:style-name="Code2">public </text:span><text:span text:style-name="Code2"><text:span text:style-name="T19">ResourceDTO</text:span></text:span><text:span text:style-name="Code2"><text:span text:style-name="T28">()</text:span></text:span></text:p>
        <text:p text:style-name="P94"><text:bookmark text:name="r49"/><text:span text:style-name="T16">Class ResourceMethodInfoDTO</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26"><text:span text:style-name="Code2">  </text:span><text:span text:style-name="Code2"><draw:frame draw:style-name="fr3" draw:name="Image20" text:anchor-type="as-char" svg:width="0.397cm" svg:height="0.37cm" draw:z-index="40"><draw:image xlink:href="Pictures/100002000000000F0000000EBCC3FB4515936C88.png" xlink:type="simple" xlink:show="embed" xlink:actuate="onLoad"/></draw:frame></text:span><text:span text:style-name="Code2">org.osgi.dto.DTO</text:span></text:p>
        <text:p text:style-name="P107"><text:span text:style-name="Code2">      </text:span><text:span text:style-name="Code2"><draw:frame draw:style-name="fr3" draw:name="Image21" text:anchor-type="as-char" svg:width="0.397cm" svg:height="0.37cm" draw:z-index="41"><draw:image xlink:href="Pictures/100002000000000F0000000EBCC3FB4515936C88.png" xlink:type="simple" xlink:show="embed" xlink:actuate="onLoad"/></draw:frame></text:span><text:span text:style-name="Code2"><text:span text:style-name="T19">org.osgi.service.jaxrs.runtime.dto.ResourceMethodInfoDTO</text:span></text:span></text:p>
        <text:p text:style-name="P117"/>
        <text:p text:style-name="P140"><text:span text:style-name="Code2">public class </text:span><text:span text:style-name="Code2"><text:span text:style-name="T19">ResourceMethodInfoDTO</text:span></text:span></text:p>
        <text:p text:style-name="P110"><text:span text:style-name="Code2">extends org.osgi.dto.DTO</text:span></text:p>
        <text:p text:style-name="P109"><text:span text:style-name="T36">Represents information about a JAX-RS resource method.</text:span></text:p>
        <text:p text:style-name="P125"><text:span text:style-name="T38">NotThreadSafe</text:span></text:p>
        <text:p text:style-name="P128"/>
        <table:table table:name="Table50" table:style-name="Table50">
          <table:table-column table:style-name="Table50.A"/>
          <table:table-column table:style-name="Table50.B"/>
          <table:table-row table:style-name="Table50.1">
            <table:table-cell table:style-name="Table50.A1" office:value-type="string">
              <text:p text:style-name="P129"><text:span text:style-name="Summary_20_Heading_20_Font2"><text:span text:style-name="T34">Constructor Summary</text:span></text:span></text:p>
            </table:table-cell>
            <table:table-cell table:style-name="Table50.A1" office:value-type="string">
              <text:p text:style-name="P131"><text:span text:style-name="Page_20_Reference_20_Font"><text:span text:style-name="T35">Page</text:span></text:span></text:p>
            </table:table-cell>
          </table:table-row>
          <table:table-row table:style-name="Table50.1">
            <table:table-cell table:style-name="Table50.A2" office:value-type="string">
              <text:p text:style-name="P129"><text:a xlink:type="simple" xlink:href="file:///l%22r48" text:style-name="Internet_20_link" text:visited-style-name="Visited_20_Internet_20_Link"><text:span text:style-name="T26">ResourceMethodInfoDTO</text:span></text:a><text:span text:style-name="Code2"><text:span text:style-name="T44">()</text:span></text:span></text:p>
            </table:table-cell>
            <table:table-cell table:style-name="Table50.B2" office:value-type="string">
              <text:p text:style-name="P131"><text:bookmark-ref text:reference-format="page" text:ref-name="r48">41</text:bookmark-ref></text:p>
            </table:table-cell>
          </table:table-row>
        </table:table>
        <text:p text:style-name="P105"/>
        <table:table table:name="Table51" table:style-name="Table51">
          <table:table-column table:style-name="Table51.A"/>
          <table:table-row table:style-name="Table51.1">
            <table:table-cell table:style-name="Table51.A1" office:value-type="string">
              <text:p text:style-name="P112"><text:span text:style-name="T38">Methods inherited from class org.osgi.dto.DTO</text:span></text:p>
            </table:table-cell>
          </table:table-row>
          <table:table-row table:style-name="Table51.2">
            <table:table-cell table:style-name="Table51.A2" office:value-type="string">
              <text:p text:style-name="P112"><text:span text:style-name="Code2">toString</text:span></text:p>
            </table:table-cell>
          </table:table-row>
        </table:table>
        <text:p text:style-name="P96"><text:span text:style-name="T16">Constructor Detail</text:span></text:p>
        <text:p text:style-name="P98"><text:bookmark text:name="r48"/><text:span text:style-name="T16">ResourceMethodInfoDTO</text:span></text:p>
        <text:p text:style-name="P110"><text:span text:style-name="Code2">public </text:span><text:span text:style-name="Code2"><text:span text:style-name="T19">ResourceMethodInfoDTO</text:span></text:span><text:span text:style-name="Code2"><text:span text:style-name="T28">()</text:span></text:span></text:p>
        <text:p text:style-name="P95"><text:bookmark text:name="r59"/><text:span text:style-name="T16">Class RuntimeDTO</text:span></text:p>
        <text:p text:style-name="P125"><text:a xlink:type="simple" xlink:href="file:///l%22r10" text:style-name="Internet_20_link" text:visited-style-name="Visited_20_Internet_20_Link"><text:span text:style-name="T33">org.osgi.service.jaxrs.runtime.dto</text:span></text:a></text:p>
        <text:p text:style-name="P118"><text:span text:style-name="Code2">java.lang.Object</text:span></text:p>
        <text:p text:style-name="P126"><text:span text:style-name="Code2">  </text:span><text:span text:style-name="Code2"><draw:frame draw:style-name="fr3" draw:name="Image22" text:anchor-type="as-char" svg:width="0.397cm" svg:height="0.37cm" draw:z-index="42"><draw:image xlink:href="Pictures/100002000000000F0000000EBCC3FB4515936C88.png" xlink:type="simple" xlink:show="embed" xlink:actuate="onLoad"/></draw:frame></text:span><text:span text:style-name="Code2">org.osgi.dto.DTO</text:span></text:p>
        <text:p text:style-name="P107"><text:span text:style-name="Code2">      </text:span><text:span text:style-name="Code2"><draw:frame draw:style-name="fr3" draw:name="Image23" text:anchor-type="as-char" svg:width="0.397cm" svg:height="0.37cm" draw:z-index="43"><draw:image xlink:href="Pictures/100002000000000F0000000EBCC3FB4515936C88.png" xlink:type="simple" xlink:show="embed" xlink:actuate="onLoad"/></draw:frame></text:span><text:span text:style-name="Code2"><text:span text:style-name="T19">org.osgi.service.jaxrs.runtime.dto.RuntimeDTO</text:span></text:span></text:p>
        <text:p text:style-name="P117"/>
        <text:p text:style-name="P140"><text:span text:style-name="Code2">public class </text:span><text:span text:style-name="Code2"><text:span text:style-name="T19">RuntimeDTO</text:span></text:span></text:p>
        <text:p text:style-name="P110"><text:span text:style-name="Code2">extends org.osgi.dto.DTO</text:span></text:p>
        <text:p text:style-name="P109"><text:span text:style-name="T36">Represents the state of a Http Service Runtime.</text:span></text:p>
        <text:p text:style-name="P125"><text:span text:style-name="T38">NotThreadSafe</text:span></text:p>
        <text:p text:style-name="P128"/>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29"><text:span text:style-name="Summary_20_Heading_20_Font2"><text:span text:style-name="T34">Field Summary</text:span></text:span></text:p>
            </table:table-cell>
            <table:covered-table-cell/>
            <table:table-cell table:style-name="Table53.A1" office:value-type="string">
              <text:p text:style-name="P131"><text:span text:style-name="Page_20_Reference_20_Font"><text:span text:style-name="T35">Page</text:span></text:span></text:p>
            </table:table-cell>
          </table:table-row>
          <table:table-row table:style-name="Table53.1">
            <table:table-cell table:style-name="Table53.A2" office:value-type="string">
              <text:p text:style-name="P133"><text:span text:style-name="Code_20_Small1"><text:span text:style-name="T45">String</text:span></text:span></text:p>
            </table:table-cell>
            <table:table-cell table:style-name="Table53.B2" office:value-type="string">
              <text:p text:style-name="P135"><text:a xlink:type="simple" xlink:href="file:///l%22r51" text:style-name="Internet_20_link" text:visited-style-name="Visited_20_Internet_20_Link"><text:span text:style-name="T26">contextPath</text:span></text:a></text:p>
              <text:p text:style-name="P137"><text:span text:style-name="T36">The root context path.</text:span></text:p>
            </table:table-cell>
            <table:table-cell table:style-name="Table53.C2" office:value-type="string">
              <text:p text:style-name="P131"><text:bookmark-ref text:reference-format="page" text:ref-name="r51">43</text:bookmark-ref></text:p>
            </table:table-cell>
          </table:table-row>
          <table:table-row table:style-name="Table53.1">
            <table:table-cell table:style-name="Table53.A3" office:value-type="string">
              <text:p text:style-name="P132"><text:a xlink:type="simple" xlink:href="file:///l%22r21" text:style-name="Internet_20_link" text:visited-style-name="Visited_20_Internet_20_Link"><text:span text:style-name="T25">FailedInterceptorDTO</text:span></text:a><text:span text:style-name="Code_20_Small1"><text:span text:style-name="T46">[]</text:span></text:span></text:p>
            </table:table-cell>
            <table:table-cell table:style-name="Table53.B3" office:value-type="string">
              <text:p text:style-name="P134"><text:a xlink:type="simple" xlink:href="file:///l%22r57" text:style-name="Internet_20_link" text:visited-style-name="Visited_20_Internet_20_Link"><text:span text:style-name="T26">failedErrorPageDTOs</text:span></text:a></text:p>
              <text:p text:style-name="P136"><text:span text:style-name="T36">Returns the representations of the JAX-RS Interceptor services associated with this runtime but currently not used due to some problem.</text:span></text:p>
            </table:table-cell>
            <table:table-cell table:style-name="Table53.C3" office:value-type="string">
              <text:p text:style-name="P130"><text:bookmark-ref text:reference-format="page" text:ref-name="r57">43</text:bookmark-ref></text:p>
            </table:table-cell>
          </table:table-row>
          <table:table-row table:style-name="Table53.1">
            <table:table-cell table:style-name="Table53.A4" office:value-type="string">
              <text:p text:style-name="P132"><text:a xlink:type="simple" xlink:href="file:///l%22r18" text:style-name="Internet_20_link" text:visited-style-name="Visited_20_Internet_20_Link"><text:span text:style-name="T25">FailedFilterDTO</text:span></text:a><text:span text:style-name="Code_20_Small1"><text:span text:style-name="T46">[]</text:span></text:span></text:p>
            </table:table-cell>
            <table:table-cell table:style-name="Table53.B4" office:value-type="string">
              <text:p text:style-name="P134"><text:a xlink:type="simple" xlink:href="file:///l%22r56" text:style-name="Internet_20_link" text:visited-style-name="Visited_20_Internet_20_Link"><text:span text:style-name="T26">failedFilterDTOs</text:span></text:a></text:p>
              <text:p text:style-name="P136"><text:span text:style-name="T36">Returns the representations of the JAX-RS Filter services associated with this runtime but currently not used due to some problem.</text:span></text:p>
            </table:table-cell>
            <table:table-cell table:style-name="Table53.C4" office:value-type="string">
              <text:p text:style-name="P130"><text:bookmark-ref text:reference-format="page" text:ref-name="r56">43</text:bookmark-ref></text:p>
            </table:table-cell>
          </table:table-row>
          <table:table-row table:style-name="Table53.1">
            <table:table-cell table:style-name="Table53.A5" office:value-type="string">
              <text:p text:style-name="P132"><text:a xlink:type="simple" xlink:href="file:///l%22r24" text:style-name="Internet_20_link" text:visited-style-name="Visited_20_Internet_20_Link"><text:span text:style-name="T25">FailedResourceDTO</text:span></text:a><text:span text:style-name="Code_20_Small1"><text:span text:style-name="T46">[]</text:span></text:span></text:p>
            </table:table-cell>
            <table:table-cell table:style-name="Table53.B5" office:value-type="string">
              <text:p text:style-name="P134"><text:a xlink:type="simple" xlink:href="file:///l%22r55" text:style-name="Internet_20_link" text:visited-style-name="Visited_20_Internet_20_Link"><text:span text:style-name="T26">failedServletDTOs</text:span></text:a></text:p>
              <text:p text:style-name="P136"><text:span text:style-name="T36">Returns the representations of the JAX-RS resource services associated with this runtime but currently not used due to some problem.</text:span></text:p>
            </table:table-cell>
            <table:table-cell table:style-name="Table53.C5" office:value-type="string">
              <text:p text:style-name="P130"><text:bookmark-ref text:reference-format="page" text:ref-name="r55">43</text:bookmark-ref></text:p>
            </table:table-cell>
          </table:table-row>
          <table:table-row table:style-name="Table53.1">
            <table:table-cell table:style-name="Table53.A6" office:value-type="string">
              <text:p text:style-name="P132"><text:a xlink:type="simple" xlink:href="file:///l%22r29" text:style-name="Internet_20_link" text:visited-style-name="Visited_20_Internet_20_Link"><text:span text:style-name="T25">FilterDTO</text:span></text:a><text:span text:style-name="Code_20_Small1"><text:span text:style-name="T46">[]</text:span></text:span></text:p>
            </table:table-cell>
            <table:table-cell table:style-name="Table53.B6" office:value-type="string">
              <text:p text:style-name="P134"><text:a xlink:type="simple" xlink:href="file:///l%22r53" text:style-name="Internet_20_link" text:visited-style-name="Visited_20_Internet_20_Link"><text:span text:style-name="T26">filterDTOs</text:span></text:a></text:p>
              <text:p text:style-name="P136"><text:span text:style-name="T36">Returns the representations of the JAX-RS Filter services associated with this Runtime.</text:span></text:p>
            </table:table-cell>
            <table:table-cell table:style-name="Table53.C6" office:value-type="string">
              <text:p text:style-name="P130"><text:bookmark-ref text:reference-format="page" text:ref-name="r53">43</text:bookmark-ref></text:p>
            </table:table-cell>
          </table:table-row>
          <table:table-row table:style-name="Table53.1">
            <table:table-cell table:style-name="Table53.A7" office:value-type="string">
              <text:p text:style-name="P132"><text:a xlink:type="simple" xlink:href="file:///l%22r34" text:style-name="Internet_20_link" text:visited-style-name="Visited_20_Internet_20_Link"><text:span text:style-name="T25">InterceptorDTO</text:span></text:a><text:span text:style-name="Code_20_Small1"><text:span text:style-name="T46">[]</text:span></text:span></text:p>
            </table:table-cell>
            <table:table-cell table:style-name="Table53.B7" office:value-type="string">
              <text:p text:style-name="P134"><text:a xlink:type="simple" xlink:href="file:///l%22r54" text:style-name="Internet_20_link" text:visited-style-name="Visited_20_Internet_20_Link"><text:span text:style-name="T26">interceptorDTOs</text:span></text:a></text:p>
              <text:p text:style-name="P136"><text:span text:style-name="T36">Returns the representations of the JAX-RS Interceptor services associated with this Runtime.</text:span></text:p>
            </table:table-cell>
            <table:table-cell table:style-name="Table53.C7" office:value-type="string">
              <text:p text:style-name="P130"><text:bookmark-ref text:reference-format="page" text:ref-name="r54">43</text:bookmark-ref></text:p>
            </table:table-cell>
          </table:table-row>
          <table:table-row table:style-name="Table53.1">
            <table:table-cell table:style-name="Table53.A8" office:value-type="string">
              <text:p text:style-name="P132"><text:span text:style-name="Code_20_Small1"><text:span text:style-name="T45">org.osgi.resource.dto.ResourceDTO[]</text:span></text:span></text:p>
            </table:table-cell>
            <table:table-cell table:style-name="Table53.B8" office:value-type="string">
              <text:p text:style-name="P134"><text:a xlink:type="simple" xlink:href="file:///l%22r52" text:style-name="Internet_20_link" text:visited-style-name="Visited_20_Internet_20_Link"><text:span text:style-name="T26">resourceDTOs</text:span></text:a></text:p>
              <text:p text:style-name="P136"><text:span text:style-name="T36">Returns the representations of the JAX-RS resource services associated with this Runtime.</text:span></text:p>
            </table:table-cell>
            <table:table-cell table:style-name="Table53.C8" office:value-type="string">
              <text:p text:style-name="P130"><text:bookmark-ref text:reference-format="page" text:ref-name="r52">43</text:bookmark-ref></text:p>
            </table:table-cell>
          </table:table-row>
          <table:table-row table:style-name="Table53.1">
            <table:table-cell table:style-name="Table53.A9" office:value-type="string">
              <text:p text:style-name="P132"><text:span text:style-name="Code_20_Small1"><text:span text:style-name="T45">org.osgi.framework.dto.ServiceReferenceDTO</text:span></text:span></text:p>
            </table:table-cell>
            <table:table-cell table:style-name="Table53.B9" office:value-type="string">
              <text:p text:style-name="P134"><text:a xlink:type="simple" xlink:href="file:///l%22r50" text:style-name="Internet_20_link" text:visited-style-name="Visited_20_Internet_20_Link"><text:span text:style-name="T26">serviceDTO</text:span></text:a></text:p>
              <text:p text:style-name="P136"><text:span text:style-name="T36">The DTO for the corresponding </text:span><text:span text:style-name="Code2"><text:span text:style-name="T41">JaxRSServiceRuntime</text:span></text:span><text:span text:style-name="T36">.</text:span></text:p>
            </table:table-cell>
            <table:table-cell table:style-name="Table53.C9" office:value-type="string">
              <text:p text:style-name="P130"><text:bookmark-ref text:reference-format="page" text:ref-name="r50">43</text:bookmark-ref></text:p>
            </table:table-cell>
          </table:table-row>
        </table:table>
        <text:p text:style-name="P105"/>
        <table:table table:name="Table54" table:style-name="Table54">
          <table:table-column table:style-name="Table54.A"/>
          <table:table-column table:style-name="Table54.B"/>
          <table:table-row table:style-name="Table54.1">
            <table:table-cell table:style-name="Table54.A1" office:value-type="string">
              <text:p text:style-name="P129"><text:span text:style-name="Summary_20_Heading_20_Font2"><text:span text:style-name="T34">Constructor Summary</text:span></text:span></text:p>
            </table:table-cell>
            <table:table-cell table:style-name="Table54.A1" office:value-type="string">
              <text:p text:style-name="P131"><text:span text:style-name="Page_20_Reference_20_Font"><text:span text:style-name="T35">Page</text:span></text:span></text:p>
            </table:table-cell>
          </table:table-row>
          <table:table-row table:style-name="Table54.1">
            <table:table-cell table:style-name="Table54.A2" office:value-type="string">
              <text:p text:style-name="P129"><text:a xlink:type="simple" xlink:href="file:///l%22r58" text:style-name="Internet_20_link" text:visited-style-name="Visited_20_Internet_20_Link"><text:span text:style-name="T26">RuntimeDTO</text:span></text:a><text:span text:style-name="Code2"><text:span text:style-name="T44">()</text:span></text:span></text:p>
            </table:table-cell>
            <table:table-cell table:style-name="Table54.B2" office:value-type="string">
              <text:p text:style-name="P131"><text:bookmark-ref text:reference-format="page" text:ref-name="r58">44</text:bookmark-ref></text:p>
            </table:table-cell>
          </table:table-row>
        </table:table>
        <text:p text:style-name="P105"/>
        <table:table table:name="Table55" table:style-name="Table55">
          <table:table-column table:style-name="Table55.A"/>
          <table:table-row table:style-name="Table55.1">
            <table:table-cell table:style-name="Table55.A1" office:value-type="string">
              <text:p text:style-name="P112"><text:span text:style-name="T38">Methods inherited from class org.osgi.dto.DTO</text:span></text:p>
            </table:table-cell>
          </table:table-row>
          <table:table-row table:style-name="Table55.2">
            <table:table-cell table:style-name="Table55.A2" office:value-type="string">
              <text:p text:style-name="P112"><text:span text:style-name="Code2">toString</text:span></text:p>
            </table:table-cell>
          </table:table-row>
        </table:table>
        <text:p text:style-name="P96"><text:soft-page-break/><text:span text:style-name="T16">Field Detail</text:span></text:p>
        <text:p text:style-name="P98"><text:bookmark text:name="r50"/><text:span text:style-name="T16">serviceDTO</text:span></text:p>
        <text:p text:style-name="P110"><text:span text:style-name="Code2">public org.osgi.framework.dto.ServiceReferenceDTO </text:span><text:span text:style-name="Code2"><text:span text:style-name="T19">serviceDTO</text:span></text:span></text:p>
        <text:p text:style-name="P119"><text:span text:style-name="T36">The DTO for the corresponding </text:span><text:span text:style-name="Code2">JaxRSServiceRuntime</text:span><text:span text:style-name="T36">. This value is never </text:span><text:span text:style-name="Code2">null</text:span><text:span text:style-name="T36">.</text:span></text:p>
        <text:p text:style-name="P141"/>
        <text:p text:style-name="P100"><text:bookmark text:name="r51"/><text:span text:style-name="T16">contextPath</text:span></text:p>
        <text:p text:style-name="P110"><text:span text:style-name="Code2">public String </text:span><text:span text:style-name="Code2"><text:span text:style-name="T19">contextPath</text:span></text:span></text:p>
        <text:p text:style-name="P119"><text:span text:style-name="T36">The root context path. This path may be "/", or it may be a sub path if this </text:span><text:a xlink:type="simple" xlink:href="file:///l%22r6" text:style-name="Internet_20_link" text:visited-style-name="Visited_20_Internet_20_Link"><text:span text:style-name="T42">JaxRSServiceRuntime</text:span></text:a><text:span text:style-name="T39"> is running within an external Http container.</text:span></text:p>
        <text:p text:style-name="P141"/>
        <text:p text:style-name="P100"><text:bookmark text:name="r52"/><text:span text:style-name="T16">resourceDTOs</text:span></text:p>
        <text:p text:style-name="P110"><text:span text:style-name="Code2">public org.osgi.resource.dto.ResourceDTO[] </text:span><text:span text:style-name="Code2"><text:span text:style-name="T19">resourceDTOs</text:span></text:span></text:p>
        <text:p text:style-name="P119"><text:span text:style-name="T36">Returns the representations of the JAX-RS resource services associated with this Runtime. The returned array may be empty if this context is currently not associated with any JAX-RS Resource services.</text:span></text:p>
        <text:p text:style-name="P141"/>
        <text:p text:style-name="P100"><text:bookmark text:name="r53"/><text:span text:style-name="T16">filterDTOs</text:span></text:p>
        <text:p text:style-name="P110"><text:span text:style-name="Code2">public </text:span><text:a xlink:type="simple" xlink:href="file:///l%22r29" text:style-name="Internet_20_link" text:visited-style-name="Visited_20_Internet_20_Link"><text:span text:style-name="T42">FilterDTO</text:span></text:a><text:span text:style-name="Code2"><text:span text:style-name="T47">[] </text:span></text:span><text:span text:style-name="Code2"><text:span text:style-name="T48">filterDTOs</text:span></text:span></text:p>
        <text:p text:style-name="P119"><text:span text:style-name="T36">Returns the representations of the JAX-RS Filter services associated with this Runtime. The returned array may be empty if this context is currently not associated with any JAX-RS Filter services.</text:span></text:p>
        <text:p text:style-name="P141"/>
        <text:p text:style-name="P100"><text:bookmark text:name="r54"/><text:span text:style-name="T16">interceptorDTOs</text:span></text:p>
        <text:p text:style-name="P110"><text:span text:style-name="Code2">public </text:span><text:a xlink:type="simple" xlink:href="file:///l%22r34" text:style-name="Internet_20_link" text:visited-style-name="Visited_20_Internet_20_Link"><text:span text:style-name="T42">InterceptorDTO</text:span></text:a><text:span text:style-name="Code2"><text:span text:style-name="T47">[] </text:span></text:span><text:span text:style-name="Code2"><text:span text:style-name="T48">interceptorDTOs</text:span></text:span></text:p>
        <text:p text:style-name="P119"><text:span text:style-name="T36">Returns the representations of the JAX-RS Interceptor services associated with this Runtime. The returned array may be empty if this context is currently not associated with any JAX-RS Filter services.</text:span></text:p>
        <text:p text:style-name="P141"/>
        <text:p text:style-name="P100"><text:bookmark text:name="r55"/><text:span text:style-name="T16">failedServletDTOs</text:span></text:p>
        <text:p text:style-name="P110"><text:span text:style-name="Code2">public </text:span><text:a xlink:type="simple" xlink:href="file:///l%22r24" text:style-name="Internet_20_link" text:visited-style-name="Visited_20_Internet_20_Link"><text:span text:style-name="T42">FailedResourceDTO</text:span></text:a><text:span text:style-name="Code2"><text:span text:style-name="T47">[] </text:span></text:span><text:span text:style-name="Code2"><text:span text:style-name="T48">failedServletDTOs</text:span></text:span></text:p>
        <text:p text:style-name="P119"><text:span text:style-name="T36">Returns the representations of the JAX-RS resource services associated with this runtime but currently not used due to some problem. The returned array may be empty.</text:span></text:p>
        <text:p text:style-name="P141"/>
        <text:p text:style-name="P100"><text:bookmark text:name="r56"/><text:span text:style-name="T16">failedFilterDTOs</text:span></text:p>
        <text:p text:style-name="P110"><text:span text:style-name="Code2">public </text:span><text:a xlink:type="simple" xlink:href="file:///l%22r18" text:style-name="Internet_20_link" text:visited-style-name="Visited_20_Internet_20_Link"><text:span text:style-name="T42">FailedFilterDTO</text:span></text:a><text:span text:style-name="Code2"><text:span text:style-name="T47">[] </text:span></text:span><text:span text:style-name="Code2"><text:span text:style-name="T48">failedFilterDTOs</text:span></text:span></text:p>
        <text:p text:style-name="P119"><text:span text:style-name="T36">Returns the representations of the JAX-RS Filter services associated with this runtime but currently not used due to some problem. The returned array may be empty.</text:span></text:p>
        <text:p text:style-name="P141"/>
        <text:p text:style-name="P100"><text:bookmark text:name="r57"/><text:span text:style-name="T16">failedErrorPageDTOs</text:span></text:p>
        <text:p text:style-name="P110"><text:span text:style-name="Code2">public </text:span><text:a xlink:type="simple" xlink:href="file:///l%22r21" text:style-name="Internet_20_link" text:visited-style-name="Visited_20_Internet_20_Link"><text:span text:style-name="T42">FailedInterceptorDTO</text:span></text:a><text:span text:style-name="Code2"><text:span text:style-name="T47">[] </text:span></text:span><text:span text:style-name="Code2"><text:span text:style-name="T48">failedErrorPageDTOs</text:span></text:span></text:p>
        <text:p text:style-name="P119"><text:span text:style-name="T36">Returns the representations of the JAX-RS Interceptor services associated with this runtime but currently not used due to some problem. The returned array may be empty.</text:span></text:p>
        <text:p text:style-name="P97"><text:soft-page-break/><text:span text:style-name="T16">Constructor Detail</text:span></text:p>
        <text:p text:style-name="P101"><text:bookmark text:name="r58"/><text:span text:style-name="T16">RuntimeDTO</text:span></text:p>
        <text:p text:style-name="P110"><text:span text:style-name="Code2">public </text:span><text:span text:style-name="Code2"><text:span text:style-name="T19">RuntimeDTO</text:span></text:span><text:span text:style-name="Code2"><text:span text:style-name="T28">()</text:span></text:span></text:p>
        <text:p text:style-name="P82"><text:bookmark text:name="r61"/><text:span text:style-name="T16">Package org.osgi.service.jaxrs.whiteboard</text:span></text:p>
        <text:p text:style-name="P116"><text:span text:style-name="Code_20_Small">@org.osgi.annotation.versioning.Version(value="1.0")</text:span></text:p>
        <text:p text:style-name="P116"><text:span text:style-name="T36">Http Whiteboard Package Version 1.0.</text:span></text:p>
        <text:p text:style-name="P116"><text:span text:style-name="T38">See:</text:span></text:p>
        <text:p text:style-name="P119"><text:a xlink:type="simple" xlink:href="file:///l%22r60" text:style-name="Internet_20_link" text:visited-style-name="Visited_20_Internet_20_Link"><text:span text:style-name="T38">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12"><text:span text:style-name="Summary_20_Heading_20_Font1"><text:span text:style-name="T34">Class Summary</text:span></text:span></text:p>
            </table:table-cell>
            <table:covered-table-cell/>
            <table:table-cell table:style-name="Table57.A1" office:value-type="string">
              <text:p text:style-name="P114"><text:span text:style-name="Page_20_Reference_20_Font"><text:span text:style-name="T35">Page</text:span></text:span></text:p>
            </table:table-cell>
          </table:table-row>
          <table:table-row table:style-name="Table57.1">
            <table:table-cell table:style-name="Table57.A2" office:value-type="string">
              <text:p text:style-name="P112"><text:a xlink:type="simple" xlink:href="file:///l%22r67" text:style-name="Internet_20_link" text:visited-style-name="Visited_20_Internet_20_Link"><text:span text:style-name="T24">JaxRSWhiteboardConstants</text:span></text:a></text:p>
            </table:table-cell>
            <table:table-cell table:style-name="Table57.B2" office:value-type="string">
              <text:p text:style-name="P112"><text:span text:style-name="T36">Defines standard constants for the JAX-RS Whiteboard services.</text:span></text:p>
            </table:table-cell>
            <table:table-cell table:style-name="Table57.C2" office:value-type="string">
              <text:p text:style-name="P114"><text:bookmark-ref text:reference-format="page" text:ref-name="r67">46</text:bookmark-ref></text:p>
            </table:table-cell>
          </table:table-row>
        </table:table>
        <text:p text:style-name="P123"><text:bookmark text:name="r60"/><text:span text:style-name="T40">Package org.osgi.service.jaxrs.whiteboard Description</text:span></text:p>
        <text:p text:style-name="P124"><text:span text:style-name="T36">Http Whiteboard Package Version 1.0.</text:span></text:p>
        <text:p text:style-name="P124"><text:span text:style-name="T3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24"><text:span text:style-name="T36">Example import for consumers using the API in this package:</text:span></text:p>
        <text:p text:style-name="P124"><text:span text:style-name="Code1">Import-Package: org.osgi.service.http.whiteboard; version="[1.0,2.0)"</text:span></text:p>
        <text:p text:style-name="P124"><text:span text:style-name="T36">Example import for providers implementing the API in this package:</text:span></text:p>
        <text:p text:style-name="P106"><text:span text:style-name="Code1">Import-Package: org.osgi.service.http.whiteboard; version="[1.0,1.1)"</text:span></text:p>
        <text:p text:style-name="P85"><text:bookmark text:name="r67"/><text:span text:style-name="T16">Class JaxRSWhiteboardConstants</text:span></text:p>
        <text:p text:style-name="P125"><text:a xlink:type="simple" xlink:href="file:///l%22r61" text:style-name="Internet_20_link" text:visited-style-name="Visited_20_Internet_20_Link"><text:span text:style-name="T33">org.osgi.service.jaxrs.whiteboard</text:span></text:a></text:p>
        <text:p text:style-name="P118"><text:span text:style-name="Code2">java.lang.Object</text:span></text:p>
        <text:p text:style-name="P107"><text:span text:style-name="Code2">  </text:span><text:span text:style-name="Code2"><draw:frame draw:style-name="fr3" draw:name="Image24" text:anchor-type="as-char" svg:width="0.397cm" svg:height="0.37cm" draw:z-index="44"><draw:image xlink:href="Pictures/100002000000000F0000000EBCC3FB4515936C88.png" xlink:type="simple" xlink:show="embed" xlink:actuate="onLoad"/></draw:frame></text:span><text:span text:style-name="Code2"><text:span text:style-name="T19">org.osgi.service.jaxrs.whiteboard.JaxRSWhiteboardConstants</text:span></text:span></text:p>
        <text:p text:style-name="P117"/>
        <text:p text:style-name="P140"><text:span text:style-name="Code2">final public class </text:span><text:span text:style-name="Code2"><text:span text:style-name="T19">JaxRSWhiteboardConstants</text:span></text:span></text:p>
        <text:p text:style-name="P110"><text:span text:style-name="Code2">extends Object</text:span></text:p>
        <text:p text:style-name="P106"><text:span text:style-name="T36">Defines standard constants for the JAX-RS Whiteboard services.</text:span></text:p>
        <text:p text:style-name="P128"/>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29"><text:span text:style-name="Summary_20_Heading_20_Font2"><text:span text:style-name="T34">Field Summary</text:span></text:span></text:p>
            </table:table-cell>
            <table:covered-table-cell/>
            <table:table-cell table:style-name="Table59.A1" office:value-type="string">
              <text:p text:style-name="P131"><text:span text:style-name="Page_20_Reference_20_Font"><text:span text:style-name="T35">Page</text:span></text:span></text:p>
            </table:table-cell>
          </table:table-row>
          <table:table-row table:style-name="Table59.1">
            <table:table-cell table:style-name="Table59.A2" office:value-type="string">
              <text:p text:style-name="P133"><text:span text:style-name="Code_20_Small1"><text:span text:style-name="T45">static String</text:span></text:span></text:p>
            </table:table-cell>
            <table:table-cell table:style-name="Table59.B2" office:value-type="string">
              <text:p text:style-name="P135"><text:a xlink:type="simple" xlink:href="file:///l%22r64" text:style-name="Internet_20_link" text:visited-style-name="Visited_20_Internet_20_Link"><text:span text:style-name="T26">JAX_RS_FILTER_BASE</text:span></text:a></text:p>
              <text:p text:style-name="P137"><text:span text:style-name="T36">Service property specifying the request mappings for a JAX-RS filter service.</text:span></text:p>
            </table:table-cell>
            <table:table-cell table:style-name="Table59.C2" office:value-type="string">
              <text:p text:style-name="P131"><text:bookmark-ref text:reference-format="page" text:ref-name="r64">47</text:bookmark-ref></text:p>
            </table:table-cell>
          </table:table-row>
          <table:table-row table:style-name="Table59.1">
            <table:table-cell table:style-name="Table59.A3" office:value-type="string">
              <text:p text:style-name="P132"><text:span text:style-name="Code_20_Small1"><text:span text:style-name="T45">static String</text:span></text:span></text:p>
            </table:table-cell>
            <table:table-cell table:style-name="Table59.B3" office:value-type="string">
              <text:p text:style-name="P134"><text:a xlink:type="simple" xlink:href="file:///l%22r65" text:style-name="Internet_20_link" text:visited-style-name="Visited_20_Internet_20_Link"><text:span text:style-name="T26">JAX_RS_INTERCEPTOR_BASE</text:span></text:a></text:p>
              <text:p text:style-name="P136"><text:span text:style-name="T36">Service property specifying the request mappings for a JAX-RS interceptor service.</text:span></text:p>
            </table:table-cell>
            <table:table-cell table:style-name="Table59.C3" office:value-type="string">
              <text:p text:style-name="P130"><text:bookmark-ref text:reference-format="page" text:ref-name="r65">47</text:bookmark-ref></text:p>
            </table:table-cell>
          </table:table-row>
          <table:table-row table:style-name="Table59.1">
            <table:table-cell table:style-name="Table59.A4" office:value-type="string">
              <text:p text:style-name="P132"><text:span text:style-name="Code_20_Small1"><text:span text:style-name="T45">static String</text:span></text:span></text:p>
            </table:table-cell>
            <table:table-cell table:style-name="Table59.B4" office:value-type="string">
              <text:p text:style-name="P134"><text:a xlink:type="simple" xlink:href="file:///l%22r63" text:style-name="Internet_20_link" text:visited-style-name="Visited_20_Internet_20_Link"><text:span text:style-name="T26">JAX_RS_RESOURCE_BASE</text:span></text:a></text:p>
              <text:p text:style-name="P136"><text:span text:style-name="T36">Service property specifying the base URI mapping for a JAX-RS resource service.</text:span></text:p>
            </table:table-cell>
            <table:table-cell table:style-name="Table59.C4" office:value-type="string">
              <text:p text:style-name="P130"><text:bookmark-ref text:reference-format="page" text:ref-name="r63">46</text:bookmark-ref></text:p>
            </table:table-cell>
          </table:table-row>
          <table:table-row table:style-name="Table59.1">
            <table:table-cell table:style-name="Table59.A5" office:value-type="string">
              <text:p text:style-name="P132"><text:span text:style-name="Code_20_Small1"><text:span text:style-name="T45">static String</text:span></text:span></text:p>
            </table:table-cell>
            <table:table-cell table:style-name="Table59.B5" office:value-type="string">
              <text:p text:style-name="P134"><text:a xlink:type="simple" xlink:href="file:///l%22r62" text:style-name="Internet_20_link" text:visited-style-name="Visited_20_Internet_20_Link"><text:span text:style-name="T26">JAX_RS_RESOURCE_NAME</text:span></text:a></text:p>
              <text:p text:style-name="P136"><text:span text:style-name="T36">Service property specifying the name of a JAX-RS resource.</text:span></text:p>
            </table:table-cell>
            <table:table-cell table:style-name="Table59.C5" office:value-type="string">
              <text:p text:style-name="P130"><text:bookmark-ref text:reference-format="page" text:ref-name="r62">46</text:bookmark-ref></text:p>
            </table:table-cell>
          </table:table-row>
          <table:table-row table:style-name="Table59.1">
            <table:table-cell table:style-name="Table59.A6" office:value-type="string">
              <text:p text:style-name="P132"><text:span text:style-name="Code_20_Small1"><text:span text:style-name="T45">static String</text:span></text:span></text:p>
            </table:table-cell>
            <table:table-cell table:style-name="Table59.B6" office:value-type="string">
              <text:p text:style-name="P134"><text:a xlink:type="simple" xlink:href="file:///l%22r66" text:style-name="Internet_20_link" text:visited-style-name="Visited_20_Internet_20_Link"><text:span text:style-name="T26">JAX_RS_WHITEBOARD_TARGET</text:span></text:a></text:p>
              <text:p text:style-name="P136"><text:span text:style-name="T36">Service property specifying the target filter to select the JAX-RS Whiteboard implementation to process the service.</text:span></text:p>
            </table:table-cell>
            <table:table-cell table:style-name="Table59.C6" office:value-type="string">
              <text:p text:style-name="P130"><text:bookmark-ref text:reference-format="page" text:ref-name="r66">47</text:bookmark-ref></text:p>
            </table:table-cell>
          </table:table-row>
        </table:table>
        <text:p text:style-name="P96"><text:span text:style-name="T16">Field Detail</text:span></text:p>
        <text:p text:style-name="P98"><text:bookmark text:name="r62"/><text:span text:style-name="T16">JAX_RS_RESOURCE_NAME</text:span></text:p>
        <text:p text:style-name="P110"><text:span text:style-name="Code2">public static final String </text:span><text:span text:style-name="Code2"><text:span text:style-name="T19">JAX_RS_RESOURCE_NAME</text:span></text:span><text:span text:style-name="Code2"><text:span text:style-name="T28"> = "osgi.jaxrs.name"</text:span></text:span></text:p>
        <text:p text:style-name="P121"><text:span text:style-name="T36">Service property specifying the name of a JAX-RS resource.</text:span></text:p>
        <text:p text:style-name="P121"><text:span text:style-name="T36">This name is provided as a property on the registered Endpoint service so that the URI for a particular JAX-RS service can be identified. If this service property is not specified, then no Endpoint information will be registered for this resource.</text:span></text:p>
        <text:p text:style-name="P121"><text:span text:style-name="T36">Resource names should be unique among all resource service associated with a single Whiteboard implementation.</text:span></text:p>
        <text:p text:style-name="P119"><text:span text:style-name="T36">The value of this service property must be of type </text:span><text:span text:style-name="Code2">String</text:span><text:span text:style-name="T36">.</text:span></text:p>
        <text:p text:style-name="P141"/>
        <text:p text:style-name="P100"><text:bookmark text:name="r63"/><text:span text:style-name="T16">JAX_RS_RESOURCE_BASE</text:span></text:p>
        <text:p text:style-name="P110"><text:span text:style-name="Code2">public static final String </text:span><text:span text:style-name="Code2"><text:span text:style-name="T19">JAX_RS_RESOURCE_BASE</text:span></text:span><text:span text:style-name="Code2"><text:span text:style-name="T28"> = "osgi.jaxrs.resource.base"</text:span></text:span></text:p>
        <text:p text:style-name="P121"><text:span text:style-name="T36">Service property specifying the base URI mapping for a JAX-RS resource service.</text:span></text:p>
        <text:p text:style-name="P121"><text:span text:style-name="T36">The specified uri is used to determine whether a request should be mapped to the resource. Services without this service property are ignored.</text:span></text:p>
        <text:p text:style-name="P119"><text:span text:style-name="T36">The value of this service property must be of type </text:span><text:span text:style-name="Code2">String</text:span><text:span text:style-name="T36">, and will have a "/" prepended if no "/" exists.</text:span></text:p>
        <text:p text:style-name="P141"><text:soft-page-break/></text:p>
        <text:p text:style-name="P100"><text:bookmark text:name="r64"/><text:span text:style-name="T16">JAX_RS_FILTER_BASE</text:span></text:p>
        <text:p text:style-name="P110"><text:span text:style-name="Code2">public static final String </text:span><text:span text:style-name="Code2"><text:span text:style-name="T19">JAX_RS_FILTER_BASE</text:span></text:span><text:span text:style-name="Code2"><text:span text:style-name="T28"> = "osgi.jaxrs.filter.base"</text:span></text:span></text:p>
        <text:p text:style-name="P121"><text:span text:style-name="T36">Service property specifying the request mappings for a JAX-RS filter service.</text:span></text:p>
        <text:p text:style-name="P121"><text:span text:style-name="T36">The specified patterns are used to determine whether a request should be mapped to the filter. Filter services without this service property are ignored.</text:span></text:p>
        <text:p text:style-name="P119"><text:span text:style-name="T36">The value of this service property must be of type </text:span><text:span text:style-name="Code2">String</text:span><text:span text:style-name="T36">, </text:span><text:span text:style-name="Code2">String[]</text:span><text:span text:style-name="T36">, or </text:span><text:span text:style-name="Code2">Collection&lt;String&gt;</text:span><text:span text:style-name="T36">.</text:span></text:p>
        <text:p text:style-name="P141"/>
        <text:p text:style-name="P100"><text:bookmark text:name="r65"/><text:span text:style-name="T16">JAX_RS_INTERCEPTOR_BASE</text:span></text:p>
        <text:p text:style-name="P110"><text:span text:style-name="Code2">public static final String </text:span><text:span text:style-name="Code2"><text:span text:style-name="T19">JAX_RS_INTERCEPTOR_BASE</text:span></text:span><text:span text:style-name="Code2"><text:span text:style-name="T28"> = "osgi.jaxrs.interceptor.base"</text:span></text:span></text:p>
        <text:p text:style-name="P121"><text:span text:style-name="T36">Service property specifying the request mappings for a JAX-RS interceptor service.</text:span></text:p>
        <text:p text:style-name="P121"><text:span text:style-name="T36">The specified patterns are used to determine whether a request should be mapped to the interceptor. Interceptor services without this service property are ignored.</text:span></text:p>
        <text:p text:style-name="P119"><text:span text:style-name="T36">The value of this service property must be of type </text:span><text:span text:style-name="Code2">String</text:span><text:span text:style-name="T36">, </text:span><text:span text:style-name="Code2">String[]</text:span><text:span text:style-name="T36">, or </text:span><text:span text:style-name="Code2">Collection&lt;String&gt;</text:span><text:span text:style-name="T36">.</text:span></text:p>
        <text:p text:style-name="P141"/>
        <text:p text:style-name="P100"><text:bookmark text:name="r66"/><text:span text:style-name="T16">JAX_RS_WHITEBOARD_TARGET</text:span></text:p>
        <text:p text:style-name="P110"><text:span text:style-name="Code2">public static final String </text:span><text:span text:style-name="Code2"><text:span text:style-name="T19">JAX_RS_WHITEBOARD_TARGET</text:span></text:span><text:span text:style-name="Code2"><text:span text:style-name="T28"> = "osgi.jaxrs.whiteboard.target"</text:span></text:span></text:p>
        <text:p text:style-name="P121"><text:span text:style-name="T36">Service property specifying the target filter to select the JAX-RS Whiteboard implementation to process the service.</text:span></text:p>
        <text:p text:style-name="P121"><text:span text:style-name="T36">A JAX-RS Whiteboard implementation can define any number of service properties which can be referenced by the target filter. The service properties should always include the </text:span><text:a xlink:type="simple" xlink:href="file:///l%22r7" text:style-name="Internet_20_link" text:visited-style-name="Visited_20_Internet_20_Link"><text:span text:style-name="T42">osgi.http.endpoint</text:span></text:a><text:span text:style-name="T39"> service property if the endpoint information is known.</text:span></text:p>
        <text:p text:style-name="P121"><text:span text:style-name="T36">If this service property is not specified, then all JAX-RS Whiteboard implementations can process the service.</text:span></text:p>
        <text:p text:style-name="P119"><text:span text:style-name="T36">The value of this service property must be of type </text:span><text:span text:style-name="Code2">String</text:span><text:span text:style-name="T36"> and be a valid </text:span><text:span text:style-name="Code2">filter string</text:span><text:span text:style-name="T36">.</text:span></text:p>
        <text:section text:style-name="Sect1" text:name="TextSection">
          <text:p text:style-name="P142"><text:span text:style-name="T29">Java API documentation generated with </text:span><text:a xlink:type="simple" xlink:href="http://www.filigris.com/products/docflex_javadoc/#docflex-doclet" text:style-name="Internet_20_link" text:visited-style-name="Visited_20_Internet_20_Link"><text:span text:style-name="T50">DocFlex/Doclet</text:span></text:a><text:span text:style-name="T30"> v1.5.6</text:span></text:p>
          <text:p text:style-name="P106"><text:span text:style-name="T29">DocFlex/Doclet is both a multi-format Javadoc doclet and a free edition of </text:span><text:a xlink:type="simple" xlink:href="http://www.filigris.com/products/docflex_javadoc/" text:style-name="Internet_20_link" text:visited-style-name="Visited_20_Internet_20_Link"><text:span text:style-name="T50">DocFlex/Javadoc</text:span></text:a><text:span text:style-name="T3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50">www.docflex.com</text:span></text:a></text:p>
        </text:section>
      </text:section>
      <text:h text:style-name="P34" text:outline-level="1">Considered Alternatives</text:h>
      <text:p text:style-name="P7"/>
      <text:h text:style-name="P34" text:outline-level="1"><text:soft-page-break/>Security Considerations</text:h>
      <text:p text:style-name="P7">Description of all known vulnerabilities this may either introduce or address as well as scenarios of how the weaknesses could be circumvented.</text:p>
      <text:h text:style-name="P34" text:outline-level="1">Document Support</text:h>
      <text:h text:style-name="P36" text:outline-level="2">References</text:h>
      <text:list xml:id="list5155603994616236370" text:style-name="WW8Num3">
        <text:list-item>
          <text:p text:style-name="P76"><text:bookmark-start text:name="_Ref493020620"/>Bradner, S., Key words for use in RFCs to Indicate Requirement Levels, RFC2119, March 1997.<text:bookmark-end text:name="_Ref493020620"/></text:p>
        </text:list-item>
        <text:list-item>
          <text:p text:style-name="P76">Software Requirements &amp; Specifications. Michael Jackson. ISBN 0-201-87712-0</text:p>
        </text:list-item>
        <text:list-item>
          <text:p text:style-name="P77"><text:bookmark-start text:name="__RefNumPara__46660_1439841644"/><text:span text:style-name="T11">HTTP 1.1 Specification RFC 2626 - </text:span><text:a xlink:type="simple" xlink:href="http://www.w3.org/Protocols/rfc2616/rfc2616.html" text:style-name="Internet_20_link" text:visited-style-name="Visited_20_Internet_20_Link"><text:span text:style-name="T11">http://www.w3.org/Protocols/rfc2616/rfc2616.html</text:span></text:a><text:span text:style-name="T11"> </text:span><text:bookmark-end text:name="__RefNumPara__46660_1439841644"/></text:p>
        </text:list-item>
        <text:list-item>
          <text:p text:style-name="P77"><text:bookmark-start text:name="__RefNumPara__15719_1524377446"/><text:span text:style-name="T11">JAX-RS 1.0 Specification - </text:span><text:a xlink:type="simple" xlink:href="https://jcp.org/aboutJava/communityprocess/final/jsr311/index.html" text:style-name="Internet_20_link" text:visited-style-name="Visited_20_Internet_20_Link"><text:span text:style-name="T11">https://jcp.org/aboutJava/communityprocess/final/jsr311/index.html</text:span></text:a><text:bookmark-end text:name="__RefNumPara__15719_1524377446"/></text:p>
        </text:list-item>
        <text:list-item>
          <text:p text:style-name="P78"><text:bookmark-start text:name="__RefNumPara__15721_1524377446"/><text:span text:style-name="T11">JAX-RS 2.0 Specification - </text:span><text:change-start text:change-id="ct105553147409632"/><text:a xlink:type="simple" xlink:href="https://jcp.org/aboutJava/communityprocess/final/jsr339/index.html" text:style-name="Internet_20_link" text:visited-style-name="Visited_20_Internet_20_Link"><text:span text:style-name="T11">https://jcp.org/aboutJava/communityprocess/final/jsr339/index.html</text:span></text:a><text:bookmark-end text:name="__RefNumPara__15721_1524377446"/><text:change-end text:change-id="ct105553147409632"/><text:change-start text:change-id="ct106102890616416"/></text:p>
        </text:list-item>
        <text:list-item>
          <text:p text:style-name="P108"><text:bookmark-start text:name="__RefNumPara__11198_1304452862"/><text:span text:style-name="T11">Jersey 2.x Documentation</text:span><text:change-end text:change-id="ct106102890616416"/><text:change-start text:change-id="ct106652644393632"/><text:span text:style-name="T11"> - https://jersey.java.net/documentation/2.24.1/filters-and-interceptors.html#d0e10016</text:span><text:bookmark-end text:name="__RefNumPara__11198_1304452862"/><text:change-end text:change-id="ct106652644393632"/></text:p>
        </text:list-item>
        <text:list-item>
          <text:p text:style-name="P77"><text:bookmark-start text:name="__RefNumPara__75844_1890942607"/><text:span text:style-name="T11">OSGi Portable Java Contracts - </text:span><text:a xlink:type="simple" xlink:href="http://www.osgi.org/Specifications/ReferenceContract" text:style-name="Internet_20_link" text:visited-style-name="Visited_20_Internet_20_Link"><text:span text:style-name="T11">http://www.osgi.org/Specifications/ReferenceContract</text:span></text:a><text:bookmark-end text:name="__RefNumPara__75844_1890942607"/></text:p>
        </text:list-item>
        <text:list-item>
          <text:p text:style-name="P103"><text:bookmark-start text:name="__RefNumPara__76042_1890942607"/><text:span text:style-name="T11">OSGi Compendium R6 - </text:span><text:a xlink:type="simple" xlink:href="https://osgi.org/download/r6/osgi.cmpn-6.0.0.pdf" text:style-name="Internet_20_link" text:visited-style-name="Visited_20_Internet_20_Link"><text:span text:style-name="T11">https://osgi.org/download/r6/osgi.cmpn-6.0.0.pdf</text:span></text:a><text:bookmark-end text:name="__RefNumPara__76042_1890942607"/></text:p>
        </text:list-item>
      </text:list>
      <text:p text:style-name="P8"/>
      <text:h text:style-name="P36" text:outline-level="2">Author’s Address</text:h>
      <text:p text:style-name="P9"/>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Tim Ward</text:p>
          </table:table-cell>
        </table:table-row>
        <table:table-row table:style-name="Table2.1">
          <table:table-cell table:style-name="Table2.A1" office:value-type="string">
            <text:p text:style-name="P15">Company</text:p>
          </table:table-cell>
          <table:table-cell table:style-name="Table2.B1" office:value-type="string">
            <text:p text:style-name="P15">Paremus</text:p>
          </table:table-cell>
        </table:table-row>
        <table:table-row table:style-name="Table2.1">
          <table:table-cell table:style-name="Table2.A1" office:value-type="string">
            <text:p text:style-name="P15">Address</text:p>
          </table:table-cell>
          <table:table-cell table:style-name="Table2.B1" office:value-type="string">
            <text:p text:style-name="P15"/>
          </table:table-cell>
        </table:table-row>
        <table:table-row table:style-name="Table2.1">
          <table:table-cell table:style-name="Table2.A1" office:value-type="string">
            <text:p text:style-name="P15">Voice</text:p>
          </table:table-cell>
          <table:table-cell table:style-name="Table2.B1" office:value-type="string">
            <text:p text:style-name="P15"/>
          </table:table-cell>
        </table:table-row>
        <table:table-row table:style-name="Table2.1">
          <table:table-cell table:style-name="Table2.A1" office:value-type="string">
            <text:p text:style-name="P19">e-mail</text:p>
          </table:table-cell>
          <table:table-cell table:style-name="Table2.B1" office:value-type="string">
            <text:p text:style-name="P19">Tim.ward@paremus.com</text:p>
          </table:table-cell>
        </table:table-row>
      </table:table>
      <text:p text:style-name="P9"/>
      <text:h text:style-name="P36" text:outline-level="2">Acronyms and Abbreviations</text:h>
      <text:p text:style-name="P9"/>
      <text:h text:style-name="P36"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8" style:family="table">
      <style:table-properties style:width="18.008cm"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fo:keep-together="auto"/>
    </style:style>
    <style:style style:name="Table28.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fo:keep-together="auto"/>
    </style:style>
    <style:style style:name="Table37.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49" style:family="table">
      <style:table-properties style:width="18.008cm"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fo:keep-together="auto"/>
    </style:style>
    <style:style style:name="Table49.A1" style:family="table-cell">
      <style:table-cell-properties fo:padding="0cm" fo:border-left="none" fo:border-right="none" fo:border-top="0.05pt solid #000000" fo:border-bottom="none"/>
    </style:style>
    <style:style style:name="Table52" style:family="table">
      <style:table-properties style:width="18.008cm"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fo:keep-together="auto"/>
    </style:style>
    <style:style style:name="Table52.A1" style:family="table-cell">
      <style:table-cell-properties fo:padding="0cm" fo:border-left="none" fo:border-right="none" fo:border-top="0.05pt solid #000000" fo:border-bottom="none"/>
    </style:style>
    <style:style style:name="Table56" style:family="table">
      <style:table-properties style:width="18.008cm"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fo:keep-together="auto"/>
    </style:style>
    <style:style style:name="Table56.A1" style:family="table-cell">
      <style:table-cell-properties fo:padding="0cm" fo:border-left="none" fo:border-right="none" fo:border-top="0.05pt solid #000000" fo:border-bottom="none"/>
    </style:style>
    <style:style style:name="Table58" style:family="table">
      <style:table-properties style:width="18.008cm"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fo:keep-together="auto"/>
    </style:style>
    <style:style style:name="Table58.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style>
    <style:style style:name="MT1" style:family="text">
      <style:text-properties officeooo:rsid="00120d46"/>
    </style:style>
    <style:style style:name="MT2"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tracked-changes>
          <text:changed-region xml:id="ct105553126438112" text:id="ct105553126438112">
            <text:insertion>
              <office:change-info>
                <dc:creator>Tim Ward</dc:creator>
                <dc:date>2016-11-29T10:47:00</dc:date>
              </office:change-info>
            </text:insertion>
          </text:changed-region>
        </text:tracked-changes>
        <text:p text:style-name="Header"><draw:frame draw:style-name="Mfr1" draw:name="graphics1" text:anchor-type="paragraph" svg:x="0.023cm" svg:y="0.035cm" svg:width="2.413cm" svg:height="1.067cm" draw:z-index="20"><draw:image xlink:href="Pictures/1000020100000427000001D858483800E19BA5DB.png" xlink:type="simple" xlink:show="embed" xlink:actuate="onLoad"/></draw:frame><text:tab/><text:user-defined style:data-style-name="N0" text:name="RFC Title">RFC-217 JAX-RS Services</text:user-defined><text:tab/>Page <text:page-number text:select-page="current">5</text:page-number> of <text:page-count style:num-format="1">48</text:page-count></text:p>
        <text:p text:style-name="Header"/>
        <text:p text:style-name="Header"><text:tab/>Draft<text:tab/> <text:modification-date style:data-style-name="N76">November 29, 2016</text:modification-date><text:change-start text:change-id="ct105553126438112"/><text:span text:style-name="MT1">der</text:span><text:change-end text:change-id="ct105553126438112"/></text:p>
      </style:header>
      <style:footer>
        <text:p text:style-name="Footer">Copyright © OSGi Alliance <text:modification-date style:data-style-name="N11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1">2016</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0</text:page-number> of <text:page-count style:num-format="1">48</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0</text:page-number> of <text:page-count style:num-format="1">48</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0</text:page-number> of <text:page-count style:num-format="1">48</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0</text:page-number> of <text:page-count style:num-format="1">48</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0</text:page-number> of <text:page-count style:num-format="1">48</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0</text:page-number> of <text:page-count style:num-format="1">48</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0</text:page-number> of <text:page-count style:num-format="1">48</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0</text:page-number> of <text:page-count style:num-format="1">48</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0</text:page-number> of <text:page-count style:num-format="1">48</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0</text:page-number> of <text:page-count style:num-format="1">48</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0</text:page-number> of <text:page-count style:num-format="1">48</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0</text:page-number> of <text:page-count style:num-format="1">48</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0</text:page-number> of <text:page-count style:num-format="1">48</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0</text:page-number> of <text:page-count style:num-format="1">48</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0</text:page-number> of <text:page-count style:num-format="1">48</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0</text:page-number> of <text:page-count style:num-format="1">48</text:page-count></text:p>
            </table:table-cell>
          </table:table-row>
        </table:table>
      </style:footer>
    </style:master-page>
    <style:master-page style:name="Converted1" style:page-layout-name="Mpm3">
      <style:header>
        <text:p text:style-name="MP5"><text:span text:style-name="MT2">Package org.osgi.service.jaxrs.runtime</text:span></text:p>
      </style:header>
      <style:footer>
        <text:p text:style-name="Footer"/>
      </style:footer>
    </style:master-page>
    <style:master-page style:name="Converted2" style:page-layout-name="Mpm3">
      <style:header>
        <text:p text:style-name="MP5"><text:span text:style-name="MT2">Interface JaxRSServiceRuntime</text:span></text:p>
      </style:header>
      <style:footer>
        <text:p text:style-name="Footer"/>
      </style:footer>
    </style:master-page>
    <style:master-page style:name="Converted3" style:page-layout-name="Mpm3">
      <style:header>
        <text:p text:style-name="MP5"><text:span text:style-name="MT2">Class JaxRSServiceRuntimeConstants</text:span></text:p>
      </style:header>
      <style:footer>
        <text:p text:style-name="Footer"/>
      </style:footer>
    </style:master-page>
    <style:master-page style:name="Converted4" style:page-layout-name="Mpm3">
      <style:header>
        <text:p text:style-name="MP5"><text:span text:style-name="MT2">Package org.osgi.service.jaxrs.runtime.dto</text:span></text:p>
      </style:header>
      <style:footer>
        <text:p text:style-name="Footer"/>
      </style:footer>
    </style:master-page>
    <style:master-page style:name="Converted5" style:page-layout-name="Mpm3">
      <style:header>
        <text:p text:style-name="MP5"><text:span text:style-name="MT2">Class DTOConstants</text:span></text:p>
      </style:header>
      <style:footer>
        <text:p text:style-name="Footer"/>
      </style:footer>
    </style:master-page>
    <style:master-page style:name="Converted6" style:page-layout-name="Mpm3">
      <style:header>
        <text:p text:style-name="MP5"><text:span text:style-name="MT2">Class FailedFilterDTO</text:span></text:p>
      </style:header>
      <style:footer>
        <text:p text:style-name="Footer"/>
      </style:footer>
    </style:master-page>
    <style:master-page style:name="Converted7" style:page-layout-name="Mpm3">
      <style:header>
        <text:p text:style-name="MP5"><text:span text:style-name="MT2">Class FailedInterceptorDTO</text:span></text:p>
      </style:header>
      <style:footer>
        <text:p text:style-name="Footer"/>
      </style:footer>
    </style:master-page>
    <style:master-page style:name="Converted8" style:page-layout-name="Mpm3">
      <style:header>
        <text:p text:style-name="MP5"><text:span text:style-name="MT2">Class FailedResourceDTO</text:span></text:p>
      </style:header>
      <style:footer>
        <text:p text:style-name="Footer"/>
      </style:footer>
    </style:master-page>
    <style:master-page style:name="Converted9" style:page-layout-name="Mpm3">
      <style:header>
        <text:p text:style-name="MP5"><text:span text:style-name="MT2">Class FilterDTO</text:span></text:p>
      </style:header>
      <style:footer>
        <text:p text:style-name="Footer"/>
      </style:footer>
    </style:master-page>
    <style:master-page style:name="Converted10" style:page-layout-name="Mpm3">
      <style:header>
        <text:p text:style-name="MP5"><text:span text:style-name="MT2">Class InterceptorDTO</text:span></text:p>
      </style:header>
      <style:footer>
        <text:p text:style-name="Footer"/>
      </style:footer>
    </style:master-page>
    <style:master-page style:name="Converted11" style:page-layout-name="Mpm3">
      <style:header>
        <text:p text:style-name="MP5"><text:span text:style-name="MT2">Class RequestInfoDTO</text:span></text:p>
      </style:header>
      <style:footer>
        <text:p text:style-name="Footer"/>
      </style:footer>
    </style:master-page>
    <style:master-page style:name="Converted12" style:page-layout-name="Mpm3">
      <style:header>
        <text:p text:style-name="MP5"><text:span text:style-name="MT2">Class ResourceDTO</text:span></text:p>
      </style:header>
      <style:footer>
        <text:p text:style-name="Footer"/>
      </style:footer>
    </style:master-page>
    <style:master-page style:name="Converted13" style:page-layout-name="Mpm3">
      <style:header>
        <text:p text:style-name="MP5"><text:span text:style-name="MT2">Class ResourceMethodInfoDTO</text:span></text:p>
      </style:header>
      <style:footer>
        <text:p text:style-name="Footer"/>
      </style:footer>
    </style:master-page>
    <style:master-page style:name="Converted14" style:page-layout-name="Mpm3">
      <style:header>
        <text:p text:style-name="MP5"><text:span text:style-name="MT2">Class RuntimeDTO</text:span></text:p>
      </style:header>
      <style:footer>
        <text:p text:style-name="Footer"/>
      </style:footer>
    </style:master-page>
    <style:master-page style:name="Converted15" style:page-layout-name="Mpm3">
      <style:header>
        <text:p text:style-name="MP5"><text:span text:style-name="MT2">Package org.osgi.service.jaxrs.whiteboard</text:span></text:p>
      </style:header>
      <style:footer>
        <text:p text:style-name="Footer"/>
      </style:footer>
    </style:master-page>
    <style:master-page style:name="Converted16" style:page-layout-name="Mpm3">
      <style:header>
        <text:p text:style-name="MP5"><text:span text:style-name="MT2">Class JaxRSWhiteboardConstants</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5-11-13T11:23:58</meta:creation-date>
    <meta:editing-cycles>30</meta:editing-cycles>
    <meta:editing-duration>P4DT10H46M54S</meta:editing-duration>
    <meta:initial-creator>Tim Ward</meta:initial-creator>
    <dc:date>2016-11-29T15:53:53.871789000</dc:date>
    <dc:creator>Tim Ward</dc:creator>
    <meta:document-statistic meta:table-count="59" meta:image-count="26" meta:object-count="0" meta:page-count="48" meta:paragraph-count="1109" meta:word-count="10417" meta:character-count="73373" meta:non-whitespace-character-count="63747"/>
    <meta:user-defined meta:name="Info"/>
    <meta:user-defined meta:name="Info 3"/>
    <meta:user-defined meta:name="Info 4"/>
    <meta:user-defined meta:name="RFC Title">RFC-217 JAX-RS Services</meta:user-defined>
  </office:meta>
</office:document-meta>
</file>